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6cm" fo:min-width="16.301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solid" svg:stroke-width="0.026cm" svg:stroke-color="#000000" svg:stroke-opacity="100%" draw:stroke-linejoin="round" draw:fill="solid" draw:fill-color="#eaeaea" draw:textarea-horizontal-align="left" draw:textarea-vertical-align="middle" draw:auto-grow-height="false" fo:min-height="1.416cm" fo:min-width="2.163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26cm" svg:stroke-color="#000000" svg:stroke-opacity="100%" draw:stroke-linejoin="round" draw:fill="solid" draw:fill-color="#eaeaea" draw:textarea-horizontal-align="left" draw:textarea-vertical-align="middle" draw:auto-grow-height="false" fo:min-height="1.415cm" fo:min-width="2.164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168cm" svg:stroke-color="#000000" svg:stroke-opacity="100%" draw:stroke-linejoin="round" draw:fill="solid" draw:fill-color="#eaeaea" draw:textarea-horizontal-align="left" draw:textarea-vertical-align="middle" draw:auto-grow-height="false" fo:min-height="1.72cm" fo:min-width="2.291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071cm" svg:stroke-color="#000000" draw:marker-end="msArrowEnd_20_5" draw:marker-end-width="0.213cm" draw:marker-end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1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71cm" svg:stroke-color="#000000" draw:marker-start="msArrowEnd_20_5" draw:marker-start-width="0.213cm" draw:marker-start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1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1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17" style:family="graphic" style:parent-style-name="standard">
      <style:graphic-properties draw:stroke="solid" svg:stroke-width="0.026cm" svg:stroke-color="#000000" svg:stroke-opacity="100%" draw:stroke-linejoin="miter" draw:fill="none" draw:fill-color="#ffffff" draw:textarea-horizontal-align="left" draw:textarea-vertical-align="middle" draw:auto-grow-height="false" fo:min-height="0.944cm" fo:min-width="1.154cm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solid" svg:stroke-width="0.106cm" svg:stroke-color="#000000" svg:stroke-opacity="100%" draw:stroke-linejoin="miter" draw:fill="solid" draw:fill-color="#ffffff" draw:textarea-horizontal-align="left" draw:textarea-vertical-align="middle" draw:auto-grow-height="false" fo:min-height="1.001cm" fo:min-width="0.541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20" style:family="graphic" style:parent-style-name="standard">
      <style:graphic-properties draw:stroke="solid" svg:stroke-width="0.026cm" svg:stroke-color="#000000" svg:stroke-opacity="100%" draw:stroke-linejoin="miter" draw:fill="solid" draw:fill-color="#ffffff" draw:textarea-horizontal-align="left" draw:textarea-vertical-align="middle" draw:auto-grow-height="false" fo:min-height="1.032cm" fo:min-width="0.492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22" style:family="graphic" style:parent-style-name="standard">
      <style:graphic-properties draw:stroke="solid" svg:stroke-width="0.026cm" svg:stroke-color="#000000" svg:stroke-opacity="100%" draw:stroke-linejoin="miter" draw:fill="none" draw:fill-color="#ffffff" draw:textarea-horizontal-align="left" draw:textarea-vertical-align="middle" draw:auto-grow-height="false" fo:min-height="0.943cm" fo:min-width="1.154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2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25" style:family="graphic" style:parent-style-name="standard">
      <style:graphic-properties draw:stroke="solid" svg:stroke-width="0.026cm" svg:stroke-color="#000000" svg:stroke-opacity="100%" draw:stroke-linejoin="miter" draw:fill="none" draw:fill-color="#ffffff" draw:textarea-horizontal-align="left" draw:textarea-vertical-align="middle" draw:auto-grow-height="false" fo:min-height="1.067cm" fo:min-width="1.299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29" style:family="graphic" style:parent-style-name="standard">
      <style:graphic-properties draw:stroke="solid" svg:stroke-width="0.026cm" svg:stroke-color="#000000" svg:stroke-opacity="100%" draw:stroke-linejoin="miter" draw:fill="solid" draw:fill-color="#ffffff" draw:textarea-horizontal-align="left" draw:textarea-vertical-align="middle" draw:auto-grow-height="false" fo:min-height="1.032cm" fo:min-width="0.493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31" style:family="graphic" style:parent-style-name="standard">
      <style:graphic-properties draw:stroke="solid" svg:stroke-width="0.168cm" svg:stroke-color="#000000" draw:stroke-linejoin="round" draw:fill="solid" draw:fill-color="#eaeaea" draw:textarea-vertical-align="middle" draw:auto-grow-height="false" draw:fit-to-size="false" fo:min-height="1.612cm" fo:min-width="2.253cm" fo:padding-top="0.087cm" fo:padding-bottom="0.087cm" fo:padding-left="0.174cm" fo:padding-right="0.174cm" fo:wrap-option="no-wrap"/>
    </style:style>
    <style:style style:name="gr3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.398cm" fo:min-width="1.033cm" fo:padding-top="0.087cm" fo:padding-bottom="0.087cm" fo:padding-left="0.174cm" fo:padding-right="0.174cm" fo:wrap-option="no-wrap"/>
    </style:style>
    <style:style style:name="gr33" style:family="graphic" style:parent-style-name="standard">
      <style:graphic-properties draw:stroke="solid" svg:stroke-width="0.106cm" svg:stroke-color="#000000" draw:stroke-linejoin="miter" draw:fill="solid" draw:fill-color="#ffffff" draw:textarea-vertical-align="middle" draw:auto-grow-height="false" draw:fit-to-size="false" fo:min-height="1.089cm" fo:min-width="0.692cm" fo:padding-top="0.087cm" fo:padding-bottom="0.087cm" fo:padding-left="0.174cm" fo:padding-right="0.174cm" fo:wrap-option="no-wrap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.119cm" fo:min-width="0.642cm" fo:padding-top="0.087cm" fo:padding-bottom="0.087cm" fo:padding-left="0.174cm" fo:padding-right="0.174cm" fo:wrap-option="no-wrap"/>
    </style:style>
    <style:style style:name="gr35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.457cm" fo:min-width="1.146cm" fo:padding-top="0.087cm" fo:padding-bottom="0.087cm" fo:padding-left="0.174cm" fo:padding-right="0.174cm" fo:wrap-option="no-wrap"/>
    </style:style>
    <style:style style:name="gr36" style:family="graphic" style:parent-style-name="standard">
      <style:graphic-properties draw:stroke="solid" svg:stroke-width="0.035cm" svg:stroke-color="#5b9bd5" draw:stroke-linejoin="miter" draw:fill="solid" draw:fill-color="#ffffff" draw:textarea-vertical-align="middle" draw:auto-grow-height="false" draw:fit-to-size="false" fo:min-height="1.688cm" fo:min-width="4.109cm" fo:padding-top="0.125cm" fo:padding-bottom="0.125cm" fo:padding-left="0.25cm" fo:padding-right="0.25cm" fo:wrap-option="wrap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35cm" svg:stroke-color="#5b9bd5" draw:stroke-linejoin="miter" draw:fill="solid" draw:fill-color="#ffffff" draw:textarea-vertical-align="middle" draw:auto-grow-height="false" draw:fit-to-size="false" fo:min-height="1.688cm" fo:min-width="5.275cm" fo:padding-top="0.125cm" fo:padding-bottom="0.125cm" fo:padding-left="0.25cm" fo:padding-right="0.25cm" fo:wrap-option="wrap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35cm" svg:stroke-color="#5b9bd5" draw:stroke-linejoin="miter" draw:fill="solid" draw:fill-color="#ffffff" draw:textarea-vertical-align="middle" draw:auto-grow-height="false" draw:fit-to-size="false" fo:min-height="1.688cm" fo:min-width="4.099cm" fo:padding-top="0.125cm" fo:padding-bottom="0.125cm" fo:padding-left="0.25cm" fo:padding-right="0.25cm" fo:wrap-option="wrap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035cm" svg:stroke-color="#5b9bd5" draw:stroke-linejoin="miter" draw:fill="solid" draw:fill-color="#ffffff" draw:textarea-vertical-align="middle" draw:auto-grow-height="false" draw:fit-to-size="false" fo:min-height="2.903cm" fo:min-width="5.013cm" fo:padding-top="0.125cm" fo:padding-bottom="0.125cm" fo:padding-left="0.25cm" fo:padding-right="0.25cm" fo:wrap-option="wrap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4" style:family="graphic" style:parent-style-name="standard">
      <style:graphic-properties draw:stroke="solid" svg:stroke-width="0.035cm" svg:stroke-color="#5b9bd5" draw:stroke-linejoin="miter" draw:fill="solid" draw:fill-color="#ffffff" draw:textarea-vertical-align="middle" draw:auto-grow-height="false" draw:fit-to-size="false" fo:min-height="2.482cm" fo:min-width="4.18cm" fo:padding-top="0.125cm" fo:padding-bottom="0.125cm" fo:padding-left="0.25cm" fo:padding-right="0.25cm" fo:wrap-option="wrap"/>
    </style:style>
    <style:style style:name="gr45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solid" svg:stroke-width="0.018cm" svg:stroke-color="#5b9bd5" svg:stroke-opacity="100%" draw:stroke-linejoin="miter" draw:fill="gradient" draw:fill-color="#549ada" draw:fill-gradient-name="Gradient_20_2" draw:textarea-horizontal-align="left" draw:textarea-vertical-align="middle" draw:auto-grow-height="false" fo:min-height="0.15cm" fo:min-width="0.021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48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49" style:family="graphic" style:parent-style-name="standard">
      <style:graphic-properties draw:stroke="solid" svg:stroke-width="0.018cm" svg:stroke-color="#5b9bd5" svg:stroke-opacity="100%" draw:stroke-linejoin="miter" draw:fill="gradient" draw:fill-color="#549ada" draw:fill-gradient-name="Gradient_20_2" draw:textarea-horizontal-align="left" draw:textarea-vertical-align="middle" draw:auto-grow-height="false" fo:min-height="0.151cm" fo:min-width="0.021cm" fo:padding-top="0.13cm" fo:padding-bottom="0.13cm" fo:padding-left="0.25cm" fo:padding-right="0.25cm" fo:wrap-option="no-wrap" draw:shadow-color="#808080"/>
    </style:style>
    <style:style style:name="gr50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51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52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53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54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55" style:family="graphic" style:parent-style-name="standard">
      <style:graphic-properties draw:stroke="solid" svg:stroke-width="0.018cm" svg:stroke-color="#5b9bd5" svg:stroke-opacity="100%" draw:stroke-linejoin="miter" draw:fill="gradient" draw:fill-color="#549ada" draw:fill-gradient-name="Gradient_20_2" draw:textarea-horizontal-align="left" draw:textarea-vertical-align="middle" draw:auto-grow-height="false" fo:min-height="0.15cm" fo:min-width="0.02cm" fo:padding-top="0.13cm" fo:padding-bottom="0.13cm" fo:padding-left="0.25cm" fo:padding-right="0.25cm" fo:wrap-option="no-wrap" draw:shadow-color="#808080"/>
    </style:style>
    <style:style style:name="gr56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57" style:family="graphic" style:parent-style-name="standard">
      <style:graphic-properties draw:stroke="solid" svg:stroke-width="0.018cm" svg:stroke-color="#5b9bd5" svg:stroke-opacity="100%" draw:stroke-linejoin="miter" draw:fill="gradient" draw:fill-color="#549ada" draw:fill-gradient-name="Gradient_20_2" draw:textarea-horizontal-align="left" draw:textarea-vertical-align="middle" draw:auto-grow-height="false" fo:min-height="0.106cm" fo:min-width="0cm" fo:padding-top="0.13cm" fo:padding-bottom="0.13cm" fo:padding-left="0.25cm" fo:padding-right="0.25cm" fo:wrap-option="no-wrap" draw:shadow-color="#808080"/>
    </style:style>
    <style:style style:name="gr58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59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60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61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62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63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64" style:family="graphic" style:parent-style-name="standard">
      <style:graphic-properties draw:stroke="solid" svg:stroke-width="0.035cm" svg:stroke-color="#5b9bd5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5" style:family="graphic" style:parent-style-name="standard">
      <style:graphic-properties draw:stroke="solid" svg:stroke-width="0.035cm" svg:stroke-color="#5b9bd5" draw:marker-end="msArrowOpenEnd_20_5" draw:marker-end-width="0.315cm" draw:marker-end-center="false" svg:stroke-opacity="100%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66" style:family="graphic" style:parent-style-name="standard">
      <style:graphic-properties draw:stroke="solid" svg:stroke-width="0.035cm" svg:stroke-color="#5b9bd5" draw:marker-start="msArrowOpenEnd_20_5" draw:marker-start-width="0.315cm" draw:marker-start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7" style:family="graphic" style:parent-style-name="standard">
      <style:graphic-properties draw:stroke="solid" svg:stroke-width="0.035cm" svg:stroke-color="#5b9bd5" svg:stroke-opacity="100%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68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69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70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71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7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73" style:family="graphic" style:parent-style-name="standard">
      <style:graphic-properties draw:stroke="solid" svg:stroke-width="0.035cm" svg:stroke-color="#5b9bd5" svg:stroke-opacity="100%" draw:stroke-linejoin="miter" draw:fill="solid" draw:fill-color="#ffffff" draw:textarea-horizontal-align="left" draw:textarea-vertical-align="middle" draw:auto-grow-height="false" fo:min-height="0.763cm" fo:min-width="0.364cm" fo:padding-top="0.13cm" fo:padding-bottom="0.13cm" fo:padding-left="0.25cm" fo:padding-right="0.25cm" fo:wrap-option="no-wrap" draw:shadow-color="#808080"/>
    </style:style>
    <style:style style:name="gr74" style:family="graphic" style:parent-style-name="standard">
      <style:graphic-properties draw:stroke="solid" svg:stroke-width="0.035cm" svg:stroke-color="#5b9bd5" svg:stroke-opacity="100%" draw:stroke-linejoin="miter" draw:fill="solid" draw:fill-color="#ffffff" draw:textarea-horizontal-align="left" draw:textarea-vertical-align="middle" draw:auto-grow-height="false" fo:min-height="0.763cm" fo:min-width="0.457cm" fo:padding-top="0.13cm" fo:padding-bottom="0.13cm" fo:padding-left="0.25cm" fo:padding-right="0.25cm" fo:wrap-option="no-wrap" draw:shadow-color="#808080"/>
    </style:style>
    <style:style style:name="gr7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7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77" style:family="graphic" style:parent-style-name="standard">
      <style:graphic-properties draw:stroke="solid" svg:stroke-width="0.035cm" svg:stroke-color="#5b9bd5" svg:stroke-opacity="100%" draw:stroke-linejoin="miter" draw:fill="solid" draw:fill-color="#ffffff" draw:textarea-horizontal-align="left" draw:textarea-vertical-align="middle" draw:auto-grow-height="false" fo:min-height="0.702cm" fo:min-width="0.395cm" fo:padding-top="0.13cm" fo:padding-bottom="0.13cm" fo:padding-left="0.25cm" fo:padding-right="0.25cm" fo:wrap-option="no-wrap" draw:shadow-color="#808080"/>
    </style:style>
    <style:style style:name="gr78" style:family="graphic" style:parent-style-name="standard">
      <style:graphic-properties draw:stroke="solid" svg:stroke-width="0.035cm" svg:stroke-color="#5b9bd5" svg:stroke-opacity="100%" draw:stroke-linejoin="miter" draw:fill="solid" draw:fill-color="#ffffff" draw:textarea-horizontal-align="left" draw:textarea-vertical-align="middle" draw:auto-grow-height="false" fo:min-height="0.701cm" fo:min-width="0.395cm" fo:padding-top="0.13cm" fo:padding-bottom="0.13cm" fo:padding-left="0.25cm" fo:padding-right="0.25cm" fo:wrap-option="no-wrap" draw:shadow-color="#808080"/>
    </style:style>
    <style:style style:name="gr7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8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81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8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83" style:family="graphic" style:parent-style-name="standard">
      <style:graphic-properties draw:stroke="solid" svg:stroke-width="0.018cm" svg:stroke-color="#5b9bd5" draw:stroke-linejoin="miter" draw:fill="gradient" draw:fill-gradient-name="Gradient_20_2" draw:textarea-vertical-align="middle" draw:auto-grow-height="false" draw:fit-to-size="false" fo:min-height="0.041cm" fo:min-width="0cm" fo:padding-top="0.125cm" fo:padding-bottom="0.125cm" fo:padding-left="0.25cm" fo:padding-right="0.25cm" fo:wrap-option="wrap"/>
    </style:style>
    <style:style style:name="gr84" style:family="graphic" style:parent-style-name="standard">
      <style:graphic-properties draw:stroke="solid" svg:stroke-width="0.035cm" svg:stroke-color="#5b9bd5" draw:stroke-linejoin="miter" draw:fill="solid" draw:fill-color="#ffffff" draw:textarea-vertical-align="middle" draw:auto-grow-height="false" draw:fit-to-size="false" fo:min-height="0.649cm" fo:min-width="0.425cm" fo:padding-top="0.125cm" fo:padding-bottom="0.125cm" fo:padding-left="0.25cm" fo:padding-right="0.25cm" fo:wrap-option="wrap"/>
    </style:style>
    <style:style style:name="gr85" style:family="graphic" style:parent-style-name="standard">
      <style:graphic-properties draw:stroke="solid" svg:stroke-width="0.035cm" svg:stroke-color="#5b9bd5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6" style:family="graphic" style:parent-style-name="standard">
      <style:graphic-properties draw:stroke="solid" svg:stroke-width="0.035cm" svg:stroke-color="#5b9bd5" draw:stroke-linejoin="miter" draw:fill="solid" draw:fill-color="#ffffff" draw:textarea-vertical-align="middle" draw:auto-grow-height="false" draw:fit-to-size="false" fo:min-height="0.749cm" fo:min-width="0.547cm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stroke="solid" svg:stroke-width="0.035cm" svg:stroke-color="#5b9bd5" draw:stroke-linejoin="miter" draw:fill="solid" draw:fill-color="#ffffff" draw:textarea-vertical-align="middle" draw:auto-grow-height="false" draw:fit-to-size="false" fo:min-height="0.671cm" fo:min-width="0.427cm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solid" svg:stroke-width="0.018cm" svg:stroke-color="#5b9bd5" draw:stroke-linejoin="miter" draw:fill="gradient" draw:fill-gradient-name="Gradient_20_2" draw:textarea-vertical-align="middle" draw:auto-grow-height="false" draw:fit-to-size="false" fo:min-height="0.967cm" fo:min-width="0.643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solid" svg:stroke-width="0.035cm" svg:stroke-color="#5b9bd5" draw:stroke-linejoin="miter" draw:fill="solid" draw:fill-color="#ffffff" draw:textarea-vertical-align="middle" draw:auto-grow-height="false" draw:fit-to-size="false" fo:min-height="0.71cm" fo:min-width="0.529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solid" svg:stroke-width="0.018cm" svg:stroke-color="#5b9bd5" draw:stroke-linejoin="miter" draw:fill="gradient" draw:fill-gradient-name="Gradient_20_2" draw:textarea-vertical-align="middle" draw:auto-grow-height="false" draw:fit-to-size="false" fo:min-height="1.019cm" fo:min-width="0.626cm" fo:padding-top="0.125cm" fo:padding-bottom="0.125cm" fo:padding-left="0.25cm" fo:padding-right="0.25cm" fo:wrap-option="wrap"/>
    </style:style>
    <style:style style:name="gr91" style:family="graphic" style:parent-style-name="standard">
      <style:graphic-properties draw:stroke="solid" svg:stroke-width="0.035cm" svg:stroke-color="#5b9bd5" draw:stroke-linejoin="miter" draw:fill="solid" draw:fill-color="#ffffff" draw:textarea-vertical-align="middle" draw:auto-grow-height="false" draw:fit-to-size="false" fo:min-height="0.29cm" fo:min-width="0.251cm" fo:padding-top="0.125cm" fo:padding-bottom="0.125cm" fo:padding-left="0.25cm" fo:padding-right="0.25cm" fo:wrap-option="wrap"/>
    </style:style>
    <style:style style:name="gr92" style:family="graphic" style:parent-style-name="standard">
      <style:graphic-properties draw:stroke="solid" svg:stroke-width="0.035cm" svg:stroke-color="#5b9bd5" draw:stroke-linejoin="miter" draw:fill="solid" draw:fill-color="#ffffff" draw:textarea-vertical-align="middle" draw:auto-grow-height="false" draw:fit-to-size="false" fo:min-height="0.323cm" fo:min-width="0.436cm" fo:padding-top="0.125cm" fo:padding-bottom="0.125cm" fo:padding-left="0.25cm" fo:padding-right="0.25cm" fo:wrap-option="wrap"/>
    </style:style>
    <style:style style:name="pr1" style:family="presentation" style:parent-style-name="Predefinito-title">
      <style:graphic-properties draw:stroke="none" draw:fill="none" draw:fill-color="#ffffff" draw:textarea-horizontal-align="justify" draw:textarea-vertical-align="middle" fo:min-height="3.506cm" draw:shadow-color="#808080"/>
    </style:style>
    <style:style style:name="pr2" style:family="presentation" style:parent-style-name="Predefinito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3cm" fo:min-width="0cm" fo:padding-top="0.051cm" fo:padding-bottom="0cm" fo:padding-left="0cm" fo:padding-right="0cm" fo:wrap-option="wrap" draw:shadow-color="#808080"/>
    </style:style>
    <style:style style:name="pr3" style:family="presentation" style:parent-style-name="Predefinito-title">
      <style:graphic-properties draw:stroke="none" draw:fill="none" draw:fill-color="#ffffff" draw:textarea-horizontal-align="justify" draw:textarea-vertical-align="middle" draw:auto-grow-height="false" draw:auto-grow-width="false" fo:min-height="1.862cm" fo:min-width="0cm" fo:padding-top="0cm" fo:padding-bottom="0cm" fo:padding-left="0cm" fo:padding-right="0cm" fo:wrap-option="wrap" draw:shadow-color="#808080"/>
    </style:style>
    <style:style style:name="pr4" style:family="presentation" style:parent-style-name="Predefinito-title">
      <style:graphic-properties draw:stroke="none" draw:fill="none" draw:fill-color="#ffffff" draw:textarea-horizontal-align="justify" draw:textarea-vertical-align="middle" draw:auto-grow-height="false" draw:auto-grow-width="false" fo:min-height="1.963cm" fo:min-width="0cm" fo:padding-top="0cm" fo:padding-bottom="0cm" fo:padding-left="0cm" fo:padding-right="0cm" fo:wrap-option="wrap" draw:shadow-color="#808080"/>
    </style:style>
    <style:style style:name="pr5" style:family="presentation" style:parent-style-name="Predefinito-notes">
      <style:graphic-properties draw:stroke="none" draw:fill="none" draw:fill-color="#ffffff" draw:textarea-horizontal-align="justify" draw:textarea-vertical-align="middle" draw:auto-grow-height="false" draw:auto-grow-width="false" fo:min-height="13.102cm" fo:min-width="0cm" fo:padding-top="0.13cm" fo:padding-bottom="0.13cm" fo:padding-left="0.25cm" fo:padding-right="0.25cm" fo:wrap-option="no-wrap" draw:shadow-color="#808080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left="0cm" fo:margin-right="0cm" fo:margin-top="0.502cm" fo:margin-bottom="0cm" fo:line-height="94%" fo:text-indent="0cm" style:punctuation-wrap="simple" style:line-break="strict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 style:line-break="strict"/>
    </style:style>
    <style:style style:name="P5" style:family="paragraph">
      <loext:graphic-properties draw:fill="solid" draw:fill-color="#eaeaea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="solid" draw:fill-color="#ffffff"/>
      <style:paragraph-properties style:writing-mode="lr-tb" style:font-independent-line-spacing="tru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loext:graphic-properties draw:fill="solid" draw:fill-color="#eaeaea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/>
      <style:text-properties fo:font-size="18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="gradient" draw:fill-color="#549ada" draw:fill-gradient-name="Gradient_20_2"/>
      <style:paragraph-properties style:writing-mode="lr-tb" style:font-independent-line-spacing="true"/>
    </style:style>
    <style:style style:name="P18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fo:font-size="24pt" fo:language="it" fo:country="IT" style:font-size-asian="24pt" style:language-asian="it" style:country-asian="IT" style:font-size-complex="24pt" style:language-complex="it" style:country-complex="IT"/>
    </style:style>
    <style:style style:name="T2" style:family="text">
      <style:text-properties fo:color="#ccccff" fo:font-size="24pt" fo:language="it" fo:country="IT" style:font-size-asian="24pt" style:language-asian="it" style:country-asian="IT" style:font-size-complex="24pt" style:language-complex="it" style:country-complex="IT"/>
    </style:style>
    <style:style style:name="T3" style:family="text">
      <style:text-properties fo:color="#000000" fo:font-size="24pt" fo:language="it" fo:country="IT" fo:font-weight="bold" style:font-size-asian="24pt" style:language-asian="it" style:country-asian="IT" style:font-weight-asian="bold" style:font-size-complex="24pt" style:language-complex="it" style:country-complex="IT" style:font-weight-complex="bold"/>
    </style:style>
    <style:style style:name="T4" style:family="text">
      <style:text-properties fo:language="it" fo:country="IT" style:language-asian="it" style:country-asian="IT" style:language-complex="it" style:country-complex="IT"/>
    </style:style>
    <style:style style:name="T5" style:family="text">
      <style:text-properties fo:color="#000000" style:text-position="0% 100%" style:font-name="Calibri" fo:font-size="16pt" fo:language="it" fo:country="IT" fo:font-style="italic" style:font-size-asian="16pt" style:language-asian="it" style:country-asian="IT" style:font-style-asian="italic" style:font-size-complex="16pt" style:language-complex="it" style:country-complex="IT" style:font-style-complex="italic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it" fo:country="IT" fo:font-style="normal" style:text-underline-style="none" fo:font-weight="normal" style:font-size-asian="16pt" style:language-asian="it" style:country-asian="IT" style:font-style-asian="normal" style:font-weight-asian="normal" style:font-size-complex="16pt" style:language-complex="it" style:country-complex="IT" style:font-style-complex="normal" style:font-weight-complex="normal"/>
    </style:style>
    <style:style style:name="T7" style:family="text">
      <style:text-properties fo:color="#000000" style:text-position="0% 100%" style:font-name="Calibri" fo:font-size="14pt" fo:language="it" fo:country="IT" style:text-underline-style="solid" style:text-underline-width="auto" style:text-underline-color="font-color" style:font-size-asian="14pt" style:language-asian="it" style:country-asian="IT" style:font-size-complex="14pt" style:language-complex="it" style:country-complex="IT"/>
    </style:style>
    <style:style style:name="T8" style:family="text">
      <style:text-properties fo:color="#000000" style:text-position="0% 100%" style:font-name="Calibri" fo:font-size="14pt" fo:language="it" fo:country="IT" style:font-size-asian="14pt" style:language-asian="it" style:country-asian="IT" style:font-size-complex="14pt" style:language-complex="it" style:country-complex="IT"/>
    </style:style>
    <text:list-style style:name="L1">
      <text:list-level-style-bullet text:level="1" text:bullet-char="">
        <style:list-level-properties text:space-before="0.295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">
        <draw:frame presentation:style-name="pr1" draw:text-style-name="P1" draw:layer="layout" svg:width="25.197cm" svg:height="3.506cm" svg:x="1.397cm" svg:y="0.838cm" presentation:class="title" presentation:placeholder="true" presentation:user-transformed="true">
          <draw:text-box/>
        </draw:frame>
        <draw:frame presentation:style-name="pr2" draw:text-style-name="P3" draw:layer="layout" svg:width="25.197cm" svg:height="12.18cm" svg:x="1.397cm" svg:y="4.912cm" presentation:class="outline" presentation:user-transformed="true">
          <draw:text-box>
            <text:list text:style-name="L1">
              <text:list-item>
                <text:p text:style-name="P2"><text:span text:style-name="T1">Claudio Cardinale </text:span><text:span text:style-name="T2"><text:a xlink:href="mailto:claudio.cardinale@mail.polimi.it" xlink:type="simple">claudio.cardinale@mail.polimi.it</text:a></text:span><text:span text:style-name="T1"> </text:span></text:p>
              </text:list-item>
              <text:list-item>
                <text:p text:style-name="P2"><text:span text:style-name="T1">Giorgio Pea </text:span><text:span text:style-name="T2"><text:a xlink:href="mailto:giorgio.pea@mail.polimi.it" xlink:type="simple">giorgio.pea@mail.polimi.it</text:a></text:span><text:span text:style-name="T1"> </text:span></text:p>
              </text:list-item>
              <text:list-item>
                <text:p text:style-name="P2"><text:span text:style-name="T1">Delivery date: 03-05-2016</text:span></text:p>
              </text:list-item>
              <text:list-item>
                <text:p text:style-name="P2"><text:span text:style-name="T1">This document is about the design of our website. It is composed by 3 schemas: C-IDM, L-IDM AND P-IDM. We’ve used Pencil as prototyping tool for the interactive mockup.</text:span></text:p>
              </text:list-item>
              <text:list-item>
                <text:p text:style-name="P2"><text:span text:style-name="T3">TODO</text:span><text:span text:style-name="T1"> ABSTRACT</text:span></text:p>
              </text:list-item>
              <text:list-item>
                <text:p text:style-name="P2"><text:span text:style-name="T3">TODO</text:span><text:span text:style-name="T1"> say what we have added</text:span></text:p>
                <text:p text:style-name="P2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" presentation:class="page"/>
          <draw:custom-shape draw:style-name="gr2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Predefinito" presentation:presentation-page-layout-name="AL1T1">
        <draw:frame presentation:style-name="pr3" draw:text-style-name="P3" draw:layer="layout" svg:width="25.197cm" svg:height="1.861cm" svg:x="1.397cm" svg:y="0.369cm" presentation:class="title" presentation:user-transformed="true">
          <draw:text-box>
            <text:list text:style-name="L2">
              <text:list-header>
                <text:p text:style-name="P4"><text:span text:style-name="T4">C-IDM</text:span></text:p>
              </text:list-header>
            </text:list>
          </draw:text-box>
        </draw:frame>
        <draw:custom-shape draw:style-name="gr3" draw:text-style-name="P5" draw:layer="layout" svg:width="2.663cm" svg:height="1.676cm" svg:x="7.735cm" svg:y="3.554cm">
          <text:p/>
          <draw:enhanced-geometry svg:viewBox="0 0 0 0" draw:text-areas="?f10 ?f10 ?f11 ?f12" draw:type="" draw:modifiers="16667" draw:enhanced-path="M 0 ?f6 L ?f6 ?f6 ?f17 ?f18 ?f7 0 ?f6 ?f6 ?f19 ?f20 ?f16 ?f8 ?f6 ?f6 Z N">
            <draw:equation draw:name="f0" draw:formula="-$0 "/>
            <draw:equation draw:name="f1" draw:formula="-15536-$0 "/>
            <draw:equation draw:name="f2" draw:formula="if(?f1 ,$0 ,-15536)"/>
            <draw:equation draw:name="f3" draw:formula="if(?f0 ,0,?f1 )"/>
            <draw:equation draw:name="f4" draw:formula="min(2663,1677)"/>
            <draw:equation draw:name="f5" draw:formula="?f4 *?f3 "/>
            <draw:equation draw:name="f6" draw:formula="?f5 /-31072"/>
            <draw:equation draw:name="f7" draw:formula="2663-?f6 "/>
            <draw:equation draw:name="f8" draw:formula="1677-?f6 "/>
            <draw:equation draw:name="f9" draw:formula="?f6 *29289"/>
            <draw:equation draw:name="f10" draw:formula="?f9 /-31072"/>
            <draw:equation draw:name="f11" draw:formula="2663-?f10 "/>
            <draw:equation draw:name="f12" draw:formula="1677-?f10 "/>
            <draw:equation draw:name="f13" draw:formula="2663/2"/>
            <draw:equation draw:name="f14" draw:formula="1677/2"/>
            <draw:equation draw:name="f15" draw:formula="1677"/>
            <draw:equation draw:name="f16" draw:formula="2663"/>
            <draw:equation draw:name="f17" draw:formula="180"/>
            <draw:equation draw:name="f18" draw:formula="90"/>
            <draw:equation draw:name="f19" draw:formula="270"/>
            <draw:equation draw:name="f20" draw:formula="90"/>
            <draw:equation draw:name="f21" draw:formula=""/>
            <draw:equation draw:name="f22" draw:formula="90"/>
            <draw:equation draw:name="f23" draw:formula="90"/>
            <draw:equation draw:name="f24" draw:formula="90"/>
            <draw:handle draw:handle-position="?f2 top" draw:handle-range-x-minimum="0" draw:handle-range-x-maximum="50000"/>
          </draw:enhanced-geometry>
        </draw:custom-shape>
        <draw:custom-shape draw:style-name="gr4" draw:text-style-name="P7" draw:layer="layout" svg:width="3.851cm" svg:height="0.927cm" svg:x="7.192cm" svg:y="2.355cm">
          <text:list text:style-name="L2">
            <text:list-header>
              <text:p text:style-name="P6"><text:span text:style-name="T5">Who we are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849/2"/>
            <draw:equation draw:name="f1" draw:formula="928/2"/>
            <draw:equation draw:name="f2" draw:formula="928"/>
            <draw:equation draw:name="f3" draw:formula="3849"/>
          </draw:enhanced-geometry>
        </draw:custom-shape>
        <draw:custom-shape draw:style-name="gr5" draw:text-style-name="P5" draw:layer="layout" svg:width="2.664cm" svg:height="1.675cm" svg:x="16.536cm" svg:y="3.431cm">
          <text:p/>
          <draw:enhanced-geometry svg:viewBox="0 0 0 0" draw:text-areas="?f10 ?f10 ?f11 ?f12" draw:type="" draw:modifiers="16667" draw:enhanced-path="M 0 ?f6 L ?f6 ?f6 ?f17 ?f18 ?f7 0 ?f6 ?f6 ?f19 ?f20 ?f16 ?f8 ?f6 ?f6 Z N">
            <draw:equation draw:name="f0" draw:formula="-$0 "/>
            <draw:equation draw:name="f1" draw:formula="-15536-$0 "/>
            <draw:equation draw:name="f2" draw:formula="if(?f1 ,$0 ,-15536)"/>
            <draw:equation draw:name="f3" draw:formula="if(?f0 ,0,?f1 )"/>
            <draw:equation draw:name="f4" draw:formula="min(2663,1677)"/>
            <draw:equation draw:name="f5" draw:formula="?f4 *?f3 "/>
            <draw:equation draw:name="f6" draw:formula="?f5 /-31072"/>
            <draw:equation draw:name="f7" draw:formula="2663-?f6 "/>
            <draw:equation draw:name="f8" draw:formula="1677-?f6 "/>
            <draw:equation draw:name="f9" draw:formula="?f6 *29289"/>
            <draw:equation draw:name="f10" draw:formula="?f9 /-31072"/>
            <draw:equation draw:name="f11" draw:formula="2663-?f10 "/>
            <draw:equation draw:name="f12" draw:formula="1677-?f10 "/>
            <draw:equation draw:name="f13" draw:formula="2663/2"/>
            <draw:equation draw:name="f14" draw:formula="1677/2"/>
            <draw:equation draw:name="f15" draw:formula="1677"/>
            <draw:equation draw:name="f16" draw:formula="2663"/>
            <draw:equation draw:name="f17" draw:formula="180"/>
            <draw:equation draw:name="f18" draw:formula="90"/>
            <draw:equation draw:name="f19" draw:formula="270"/>
            <draw:equation draw:name="f20" draw:formula="90"/>
            <draw:equation draw:name="f21" draw:formula=""/>
            <draw:equation draw:name="f22" draw:formula="90"/>
            <draw:equation draw:name="f23" draw:formula="90"/>
            <draw:equation draw:name="f24" draw:formula="90"/>
            <draw:handle draw:handle-position="?f2 top" draw:handle-range-x-minimum="0" draw:handle-range-x-maximum="50000"/>
          </draw:enhanced-geometry>
        </draw:custom-shape>
        <draw:custom-shape draw:style-name="gr6" draw:text-style-name="P7" draw:layer="layout" svg:width="3.368cm" svg:height="0.927cm" svg:x="16.237cm" svg:y="2.231cm">
          <text:list text:style-name="L2">
            <text:list-header>
              <text:p text:style-name="P6"><text:span text:style-name="T5">The group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366/2"/>
            <draw:equation draw:name="f1" draw:formula="928/2"/>
            <draw:equation draw:name="f2" draw:formula="928"/>
            <draw:equation draw:name="f3" draw:formula="3366"/>
          </draw:enhanced-geometry>
        </draw:custom-shape>
        <draw:custom-shape draw:style-name="gr7" draw:text-style-name="P5" draw:layer="layout" svg:width="2.791cm" svg:height="1.98cm" svg:x="6.491cm" svg:y="7.752cm">
          <text:p/>
          <draw:enhanced-geometry svg:viewBox="0 0 0 0" draw:text-areas="?f10 ?f10 ?f11 ?f12" draw:type="" draw:modifiers="16667" draw:enhanced-path="M 0 ?f6 L ?f6 ?f6 ?f17 ?f18 ?f7 0 ?f6 ?f6 ?f19 ?f20 ?f16 ?f8 ?f6 ?f6 Z N">
            <draw:equation draw:name="f0" draw:formula="-$0 "/>
            <draw:equation draw:name="f1" draw:formula="-15536-$0 "/>
            <draw:equation draw:name="f2" draw:formula="if(?f1 ,$0 ,-15536)"/>
            <draw:equation draw:name="f3" draw:formula="if(?f0 ,0,?f1 )"/>
            <draw:equation draw:name="f4" draw:formula="min(2794,1979)"/>
            <draw:equation draw:name="f5" draw:formula="?f4 *?f3 "/>
            <draw:equation draw:name="f6" draw:formula="?f5 /-31072"/>
            <draw:equation draw:name="f7" draw:formula="2794-?f6 "/>
            <draw:equation draw:name="f8" draw:formula="1979-?f6 "/>
            <draw:equation draw:name="f9" draw:formula="?f6 *29289"/>
            <draw:equation draw:name="f10" draw:formula="?f9 /-31072"/>
            <draw:equation draw:name="f11" draw:formula="2794-?f10 "/>
            <draw:equation draw:name="f12" draw:formula="1979-?f10 "/>
            <draw:equation draw:name="f13" draw:formula="2794/2"/>
            <draw:equation draw:name="f14" draw:formula="1979/2"/>
            <draw:equation draw:name="f15" draw:formula="1979"/>
            <draw:equation draw:name="f16" draw:formula="2794"/>
            <draw:equation draw:name="f17" draw:formula="180"/>
            <draw:equation draw:name="f18" draw:formula="90"/>
            <draw:equation draw:name="f19" draw:formula="270"/>
            <draw:equation draw:name="f20" draw:formula="90"/>
            <draw:equation draw:name="f21" draw:formula=""/>
            <draw:equation draw:name="f22" draw:formula="90"/>
            <draw:equation draw:name="f23" draw:formula="90"/>
            <draw:equation draw:name="f24" draw:formula="90"/>
            <draw:handle draw:handle-position="?f2 top" draw:handle-range-x-minimum="0" draw:handle-range-x-maximum="50000"/>
          </draw:enhanced-geometry>
        </draw:custom-shape>
        <draw:custom-shape draw:style-name="gr8" draw:text-style-name="P7" draw:layer="layout" svg:width="5.049cm" svg:height="0.927cm" svg:x="5.918cm" svg:y="6.601cm">
          <text:list text:style-name="L2">
            <text:list-header>
              <text:p text:style-name="P6"><text:span text:style-name="T5">Device [10-100]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051/2"/>
            <draw:equation draw:name="f1" draw:formula="928/2"/>
            <draw:equation draw:name="f2" draw:formula="928"/>
            <draw:equation draw:name="f3" draw:formula="5051"/>
          </draw:enhanced-geometry>
        </draw:custom-shape>
        <draw:custom-shape draw:style-name="gr7" draw:text-style-name="P5" draw:layer="layout" svg:width="2.791cm" svg:height="1.98cm" svg:x="17.542cm" svg:y="7.752cm">
          <text:p/>
          <draw:enhanced-geometry svg:viewBox="0 0 0 0" draw:text-areas="?f10 ?f10 ?f11 ?f12" draw:type="" draw:modifiers="16667" draw:enhanced-path="M 0 ?f6 L ?f6 ?f6 ?f17 ?f18 ?f7 0 ?f6 ?f6 ?f19 ?f20 ?f16 ?f8 ?f6 ?f6 Z N">
            <draw:equation draw:name="f0" draw:formula="-$0 "/>
            <draw:equation draw:name="f1" draw:formula="-15536-$0 "/>
            <draw:equation draw:name="f2" draw:formula="if(?f1 ,$0 ,-15536)"/>
            <draw:equation draw:name="f3" draw:formula="if(?f0 ,0,?f1 )"/>
            <draw:equation draw:name="f4" draw:formula="min(2794,1979)"/>
            <draw:equation draw:name="f5" draw:formula="?f4 *?f3 "/>
            <draw:equation draw:name="f6" draw:formula="?f5 /-31072"/>
            <draw:equation draw:name="f7" draw:formula="2794-?f6 "/>
            <draw:equation draw:name="f8" draw:formula="1979-?f6 "/>
            <draw:equation draw:name="f9" draw:formula="?f6 *29289"/>
            <draw:equation draw:name="f10" draw:formula="?f9 /-31072"/>
            <draw:equation draw:name="f11" draw:formula="2794-?f10 "/>
            <draw:equation draw:name="f12" draw:formula="1979-?f10 "/>
            <draw:equation draw:name="f13" draw:formula="2794/2"/>
            <draw:equation draw:name="f14" draw:formula="1979/2"/>
            <draw:equation draw:name="f15" draw:formula="1979"/>
            <draw:equation draw:name="f16" draw:formula="2794"/>
            <draw:equation draw:name="f17" draw:formula="180"/>
            <draw:equation draw:name="f18" draw:formula="90"/>
            <draw:equation draw:name="f19" draw:formula="270"/>
            <draw:equation draw:name="f20" draw:formula="90"/>
            <draw:equation draw:name="f21" draw:formula=""/>
            <draw:equation draw:name="f22" draw:formula="90"/>
            <draw:equation draw:name="f23" draw:formula="90"/>
            <draw:equation draw:name="f24" draw:formula="90"/>
            <draw:handle draw:handle-position="?f2 top" draw:handle-range-x-minimum="0" draw:handle-range-x-maximum="50000"/>
          </draw:enhanced-geometry>
        </draw:custom-shape>
        <draw:custom-shape draw:style-name="gr9" draw:text-style-name="P7" draw:layer="layout" svg:width="5.138cm" svg:height="1.603cm" svg:x="17.167cm" svg:y="5.997cm">
          <text:list text:style-name="L2">
            <text:list-header>
              <text:p text:style-name="P6"><text:span text:style-name="T5">Smart life</text:span></text:p>
              <text:p text:style-name="P6"><text:span text:style-name="T5">Services [10-50]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136/2"/>
            <draw:equation draw:name="f1" draw:formula="1602/2"/>
            <draw:equation draw:name="f2" draw:formula="1602"/>
            <draw:equation draw:name="f3" draw:formula="5136"/>
          </draw:enhanced-geometry>
        </draw:custom-shape>
        <draw:custom-shape draw:style-name="gr7" draw:text-style-name="P5" draw:layer="layout" svg:width="2.791cm" svg:height="1.98cm" svg:x="6.469cm" svg:y="14.354cm">
          <text:p/>
          <draw:enhanced-geometry svg:viewBox="0 0 0 0" draw:text-areas="?f10 ?f10 ?f11 ?f12" draw:type="" draw:modifiers="16667" draw:enhanced-path="M 0 ?f6 L ?f6 ?f6 ?f17 ?f18 ?f7 0 ?f6 ?f6 ?f19 ?f20 ?f16 ?f8 ?f6 ?f6 Z N">
            <draw:equation draw:name="f0" draw:formula="-$0 "/>
            <draw:equation draw:name="f1" draw:formula="-15536-$0 "/>
            <draw:equation draw:name="f2" draw:formula="if(?f1 ,$0 ,-15536)"/>
            <draw:equation draw:name="f3" draw:formula="if(?f0 ,0,?f1 )"/>
            <draw:equation draw:name="f4" draw:formula="min(2794,1979)"/>
            <draw:equation draw:name="f5" draw:formula="?f4 *?f3 "/>
            <draw:equation draw:name="f6" draw:formula="?f5 /-31072"/>
            <draw:equation draw:name="f7" draw:formula="2794-?f6 "/>
            <draw:equation draw:name="f8" draw:formula="1979-?f6 "/>
            <draw:equation draw:name="f9" draw:formula="?f6 *29289"/>
            <draw:equation draw:name="f10" draw:formula="?f9 /-31072"/>
            <draw:equation draw:name="f11" draw:formula="2794-?f10 "/>
            <draw:equation draw:name="f12" draw:formula="1979-?f10 "/>
            <draw:equation draw:name="f13" draw:formula="2794/2"/>
            <draw:equation draw:name="f14" draw:formula="1979/2"/>
            <draw:equation draw:name="f15" draw:formula="1979"/>
            <draw:equation draw:name="f16" draw:formula="2794"/>
            <draw:equation draw:name="f17" draw:formula="180"/>
            <draw:equation draw:name="f18" draw:formula="90"/>
            <draw:equation draw:name="f19" draw:formula="270"/>
            <draw:equation draw:name="f20" draw:formula="90"/>
            <draw:equation draw:name="f21" draw:formula=""/>
            <draw:equation draw:name="f22" draw:formula="90"/>
            <draw:equation draw:name="f23" draw:formula="90"/>
            <draw:equation draw:name="f24" draw:formula="90"/>
            <draw:handle draw:handle-position="?f2 top" draw:handle-range-x-minimum="0" draw:handle-range-x-maximum="50000"/>
          </draw:enhanced-geometry>
        </draw:custom-shape>
        <draw:custom-shape draw:style-name="gr10" draw:text-style-name="P7" draw:layer="layout" svg:width="4.215cm" svg:height="1.603cm" svg:x="7.1cm" svg:y="16.4cm">
          <text:list text:style-name="L2">
            <text:list-header>
              <text:p text:style-name="P6"><text:span text:style-name="T5">Assistance</text:span></text:p>
              <text:p text:style-name="P6"><text:span text:style-name="T5">Services [50]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4213/2"/>
            <draw:equation draw:name="f1" draw:formula="1602/2"/>
            <draw:equation draw:name="f2" draw:formula="1602"/>
            <draw:equation draw:name="f3" draw:formula="4213"/>
          </draw:enhanced-geometry>
        </draw:custom-shape>
        <draw:connector draw:style-name="gr11" draw:text-style-name="P8" draw:layer="layout" draw:type="line" svg:x1="9.286cm" svg:y1="8.401cm" svg:x2="17.502cm" svg:y2="8.406cm" svg:d="M9286 8401l8216 5" svg:viewBox="0 0 8217 6">
          <text:p/>
        </draw:connector>
        <draw:custom-shape draw:style-name="gr12" draw:text-style-name="P7" draw:layer="layout" svg:width="6.196cm" svg:height="1.603cm" svg:x="11.099cm" svg:y="6.698cm">
          <text:list text:style-name="L2">
            <text:list-header>
              <text:p text:style-name="P6"><text:span text:style-name="T5">Available SL Service</text:span></text:p>
              <text:p text:style-name="P6"><text:span text:style-name="T5">1:5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6198/2"/>
            <draw:equation draw:name="f1" draw:formula="1602/2"/>
            <draw:equation draw:name="f2" draw:formula="1602"/>
            <draw:equation draw:name="f3" draw:formula="6198"/>
          </draw:enhanced-geometry>
        </draw:custom-shape>
        <draw:connector draw:style-name="gr13" draw:text-style-name="P8" draw:layer="layout" draw:type="line" svg:x1="9.286cm" svg:y1="8.999cm" svg:x2="17.542cm" svg:y2="9.005cm" svg:d="M9286 8999l8256 6" svg:viewBox="0 0 8257 7">
          <text:p/>
        </draw:connector>
        <draw:custom-shape draw:style-name="gr14" draw:text-style-name="P7" draw:layer="layout" svg:width="4.807cm" svg:height="1.603cm" svg:x="10.993cm" svg:y="8.899cm">
          <text:list text:style-name="L2">
            <text:list-header>
              <text:p text:style-name="P6"><text:span text:style-name="T5">For device(s)_1</text:span></text:p>
              <text:p text:style-name="P6"><text:span text:style-name="T5">1:30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4809/2"/>
            <draw:equation draw:name="f1" draw:formula="1602/2"/>
            <draw:equation draw:name="f2" draw:formula="1602"/>
            <draw:equation draw:name="f3" draw:formula="4809"/>
          </draw:enhanced-geometry>
        </draw:custom-shape>
        <draw:connector draw:style-name="gr11" draw:text-style-name="P8" draw:layer="layout" draw:type="line" svg:x1="8.599cm" svg:y1="9.727cm" svg:x2="8.604cm" svg:y2="14.349cm" svg:d="M8599 9727l5 4622" svg:viewBox="0 0 6 4623">
          <text:p/>
        </draw:connector>
        <draw:connector draw:style-name="gr11" draw:text-style-name="P8" draw:layer="layout" draw:type="line" svg:x1="7.297cm" svg:y1="14.348cm" svg:x2="7.287cm" svg:y2="9.796cm" svg:d="M7297 14348l-10-4552" svg:viewBox="0 0 11 4553">
          <text:p/>
        </draw:connector>
        <draw:custom-shape draw:style-name="gr15" draw:text-style-name="P7" draw:layer="layout" svg:width="4.452cm" svg:height="1.603cm" svg:x="8.546cm" svg:y="11.602cm">
          <text:list text:style-name="L2">
            <text:list-header>
              <text:p text:style-name="P6"><text:span text:style-name="T5">Assistance for</text:span></text:p>
              <text:p text:style-name="P6"><text:span text:style-name="T5">1:10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4454/2"/>
            <draw:equation draw:name="f1" draw:formula="1602/2"/>
            <draw:equation draw:name="f2" draw:formula="1602"/>
            <draw:equation draw:name="f3" draw:formula="4454"/>
          </draw:enhanced-geometry>
        </draw:custom-shape>
        <draw:custom-shape draw:style-name="gr16" draw:text-style-name="P7" draw:layer="layout" svg:width="3.728cm" svg:height="2.279cm" svg:x="3.501cm" svg:y="11.523cm">
          <text:list text:style-name="L2">
            <text:list-header>
              <text:p text:style-name="P6"><text:span text:style-name="T5">For</text:span></text:p>
              <text:p text:style-name="P6"><text:span text:style-name="T5">device(s)_2</text:span></text:p>
              <text:p text:style-name="P6"><text:span text:style-name="T5">1:10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726/2"/>
            <draw:equation draw:name="f1" draw:formula="2278/2"/>
            <draw:equation draw:name="f2" draw:formula="2278"/>
            <draw:equation draw:name="f3" draw:formula="3726"/>
          </draw:enhanced-geometry>
        </draw:custom-shape>
        <draw:custom-shape draw:style-name="gr17" draw:text-style-name="P3" draw:layer="layout" svg:width="1.654cm" svg:height="1.204cm" svg:x="4.745cm" svg:y="8.202cm">
          <text:p/>
          <draw:enhanced-geometry svg:viewBox="0 0 0 0" draw:text-areas="0 ?f17 ?f24 ?f19" draw:type="" draw:modifiers="47528 48036" draw:enhanced-path="M 0 ?f17 L ?f13 ?f17 ?f13 0 ?f26 ?f16 ?f13 ?f25 ?f13 ?f19 0 ?f19 Z N">
            <draw:equation draw:name="f0" draw:formula="min(1656,1203)"/>
            <draw:equation draw:name="f1" draw:formula="-31072*1656"/>
            <draw:equation draw:name="f2" draw:formula="?f1 /?f0 "/>
            <draw:equation draw:name="f3" draw:formula="-$0 "/>
            <draw:equation draw:name="f4" draw:formula="-31072-$0 "/>
            <draw:equation draw:name="f5" draw:formula="if(?f4 ,$0 ,-31072)"/>
            <draw:equation draw:name="f6" draw:formula="if(?f3 ,0,?f4 )"/>
            <draw:equation draw:name="f7" draw:formula="-$1 "/>
            <draw:equation draw:name="f8" draw:formula="?f2 -$1 "/>
            <draw:equation draw:name="f9" draw:formula="if(?f8 ,$1 ,?f2 )"/>
            <draw:equation draw:name="f10" draw:formula="if(?f7 ,0,?f8 )"/>
            <draw:equation draw:name="f11" draw:formula="?f0 *?f10 "/>
            <draw:equation draw:name="f12" draw:formula="?f11 /-31072"/>
            <draw:equation draw:name="f13" draw:formula="1656-?f12 "/>
            <draw:equation draw:name="f14" draw:formula="1203*?f6 "/>
            <draw:equation draw:name="f15" draw:formula="?f14 /3392"/>
            <draw:equation draw:name="f16" draw:formula="1203/2"/>
            <draw:equation draw:name="f17" draw:formula="?f16 -?f15 "/>
            <draw:equation draw:name="f18" draw:formula="?f16 +?f15 "/>
            <draw:equation draw:name="f19" draw:formula="?f18 "/>
            <draw:equation draw:name="f20" draw:formula="1203/2"/>
            <draw:equation draw:name="f21" draw:formula="?f17 *?f12 "/>
            <draw:equation draw:name="f22" draw:formula="?f21 /?f20 "/>
            <draw:equation draw:name="f23" draw:formula="?f13 +?f22 "/>
            <draw:equation draw:name="f24" draw:formula="?f23 "/>
            <draw:equation draw:name="f25" draw:formula="1203"/>
            <draw:equation draw:name="f26" draw:formula="1656"/>
            <draw:handle draw:handle-position="left ?f8" draw:handle-range-y-minimum="0" draw:handle-range-y-maximum="100000"/>
            <draw:handle draw:handle-position="?f5 top" draw:handle-range-x-minimum="0" draw:handle-range-x-maximum="?f1"/>
          </draw:enhanced-geometry>
        </draw:custom-shape>
        <draw:custom-shape draw:style-name="gr18" draw:text-style-name="P9" draw:layer="layout" svg:width="1.041cm" svg:height="1.261cm" svg:x="3.598cm" svg:y="8.13cm">
          <text:p/>
          <draw:enhanced-geometry svg:viewBox="0 0 0 0" draw:mirror-vertical="true" draw:text-areas="?f8 ?f9 ?f1 ?f3" draw:type="" draw:enhanced-path="M 0 ?f5 L ?f4 0 ?f7 ?f5 ?f4 ?f6 Z N">
            <draw:equation draw:name="f0" draw:formula="1041*3"/>
            <draw:equation draw:name="f1" draw:formula="?f0 /4"/>
            <draw:equation draw:name="f2" draw:formula="1264*3"/>
            <draw:equation draw:name="f3" draw:formula="?f2 /4"/>
            <draw:equation draw:name="f4" draw:formula="1041/2"/>
            <draw:equation draw:name="f5" draw:formula="1264/2"/>
            <draw:equation draw:name="f6" draw:formula="1264"/>
            <draw:equation draw:name="f7" draw:formula="1041"/>
            <draw:equation draw:name="f8" draw:formula="1041/4"/>
            <draw:equation draw:name="f9" draw:formula="1264/4"/>
          </draw:enhanced-geometry>
        </draw:custom-shape>
        <draw:custom-shape draw:style-name="gr19" draw:text-style-name="P7" draw:layer="layout" svg:width="3.588cm" svg:height="1.603cm" svg:x="3.4cm" svg:y="9.397cm">
          <text:list text:style-name="L2">
            <text:list-header>
              <text:p text:style-name="P6"><text:span text:style-name="T5">Devices by</text:span></text:p>
              <text:p text:style-name="P6"><text:span text:style-name="T5">category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590/2"/>
            <draw:equation draw:name="f1" draw:formula="1602/2"/>
            <draw:equation draw:name="f2" draw:formula="1602"/>
            <draw:equation draw:name="f3" draw:formula="3590"/>
          </draw:enhanced-geometry>
        </draw:custom-shape>
        <draw:custom-shape draw:style-name="gr17" draw:text-style-name="P3" draw:layer="layout" svg:width="1.654cm" svg:height="1.204cm" svg:x="1.799cm" svg:y="8.198cm">
          <text:p/>
          <draw:enhanced-geometry svg:viewBox="0 0 0 0" draw:text-areas="0 ?f17 ?f24 ?f19" draw:type="" draw:modifiers="47528 48036" draw:enhanced-path="M 0 ?f17 L ?f13 ?f17 ?f13 0 ?f26 ?f16 ?f13 ?f25 ?f13 ?f19 0 ?f19 Z N">
            <draw:equation draw:name="f0" draw:formula="min(1656,1203)"/>
            <draw:equation draw:name="f1" draw:formula="-31072*1656"/>
            <draw:equation draw:name="f2" draw:formula="?f1 /?f0 "/>
            <draw:equation draw:name="f3" draw:formula="-$0 "/>
            <draw:equation draw:name="f4" draw:formula="-31072-$0 "/>
            <draw:equation draw:name="f5" draw:formula="if(?f4 ,$0 ,-31072)"/>
            <draw:equation draw:name="f6" draw:formula="if(?f3 ,0,?f4 )"/>
            <draw:equation draw:name="f7" draw:formula="-$1 "/>
            <draw:equation draw:name="f8" draw:formula="?f2 -$1 "/>
            <draw:equation draw:name="f9" draw:formula="if(?f8 ,$1 ,?f2 )"/>
            <draw:equation draw:name="f10" draw:formula="if(?f7 ,0,?f8 )"/>
            <draw:equation draw:name="f11" draw:formula="?f0 *?f10 "/>
            <draw:equation draw:name="f12" draw:formula="?f11 /-31072"/>
            <draw:equation draw:name="f13" draw:formula="1656-?f12 "/>
            <draw:equation draw:name="f14" draw:formula="1203*?f6 "/>
            <draw:equation draw:name="f15" draw:formula="?f14 /3392"/>
            <draw:equation draw:name="f16" draw:formula="1203/2"/>
            <draw:equation draw:name="f17" draw:formula="?f16 -?f15 "/>
            <draw:equation draw:name="f18" draw:formula="?f16 +?f15 "/>
            <draw:equation draw:name="f19" draw:formula="?f18 "/>
            <draw:equation draw:name="f20" draw:formula="1203/2"/>
            <draw:equation draw:name="f21" draw:formula="?f17 *?f12 "/>
            <draw:equation draw:name="f22" draw:formula="?f21 /?f20 "/>
            <draw:equation draw:name="f23" draw:formula="?f13 +?f22 "/>
            <draw:equation draw:name="f24" draw:formula="?f23 "/>
            <draw:equation draw:name="f25" draw:formula="1203"/>
            <draw:equation draw:name="f26" draw:formula="1656"/>
            <draw:handle draw:handle-position="left ?f8" draw:handle-range-y-minimum="0" draw:handle-range-y-maximum="100000"/>
            <draw:handle draw:handle-position="?f5 top" draw:handle-range-x-minimum="0" draw:handle-range-x-maximum="?f1"/>
          </draw:enhanced-geometry>
        </draw:custom-shape>
        <draw:custom-shape draw:style-name="gr20" draw:text-style-name="P9" draw:layer="layout" svg:width="0.992cm" svg:height="1.292cm" svg:x="0.798cm" svg:y="8.105cm">
          <text:p/>
          <draw:enhanced-geometry svg:viewBox="0 0 0 0" draw:mirror-vertical="true" draw:text-areas="?f8 ?f9 ?f1 ?f3" draw:type="" draw:enhanced-path="M 0 ?f5 L ?f4 0 ?f7 ?f5 ?f4 ?f6 Z N">
            <draw:equation draw:name="f0" draw:formula="991*3"/>
            <draw:equation draw:name="f1" draw:formula="?f0 /4"/>
            <draw:equation draw:name="f2" draw:formula="1294*3"/>
            <draw:equation draw:name="f3" draw:formula="?f2 /4"/>
            <draw:equation draw:name="f4" draw:formula="991/2"/>
            <draw:equation draw:name="f5" draw:formula="1294/2"/>
            <draw:equation draw:name="f6" draw:formula="1294"/>
            <draw:equation draw:name="f7" draw:formula="991"/>
            <draw:equation draw:name="f8" draw:formula="991/4"/>
            <draw:equation draw:name="f9" draw:formula="1294/4"/>
          </draw:enhanced-geometry>
        </draw:custom-shape>
        <draw:custom-shape draw:style-name="gr21" draw:text-style-name="P7" draw:layer="layout" svg:width="3.52cm" svg:height="1.603cm" svg:x="-0.097cm" svg:y="9.397cm">
          <text:list text:style-name="L2">
            <text:list-header>
              <text:p text:style-name="P6"><text:span text:style-name="T5">All devices</text:span></text:p>
              <text:p text:style-name="P6"><text:span text:style-name="T5">categorie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518/2"/>
            <draw:equation draw:name="f1" draw:formula="1602/2"/>
            <draw:equation draw:name="f2" draw:formula="1602"/>
            <draw:equation draw:name="f3" draw:formula="3518"/>
          </draw:enhanced-geometry>
        </draw:custom-shape>
        <draw:custom-shape draw:style-name="gr22" draw:text-style-name="P3" draw:layer="layout" svg:width="1.654cm" svg:height="1.203cm" svg:x="4.745cm" svg:y="14.773cm">
          <text:p/>
          <draw:enhanced-geometry svg:viewBox="0 0 0 0" draw:text-areas="0 ?f17 ?f24 ?f19" draw:type="" draw:modifiers="47528 48036" draw:enhanced-path="M 0 ?f17 L ?f13 ?f17 ?f13 0 ?f26 ?f16 ?f13 ?f25 ?f13 ?f19 0 ?f19 Z N">
            <draw:equation draw:name="f0" draw:formula="min(1656,1203)"/>
            <draw:equation draw:name="f1" draw:formula="-31072*1656"/>
            <draw:equation draw:name="f2" draw:formula="?f1 /?f0 "/>
            <draw:equation draw:name="f3" draw:formula="-$0 "/>
            <draw:equation draw:name="f4" draw:formula="-31072-$0 "/>
            <draw:equation draw:name="f5" draw:formula="if(?f4 ,$0 ,-31072)"/>
            <draw:equation draw:name="f6" draw:formula="if(?f3 ,0,?f4 )"/>
            <draw:equation draw:name="f7" draw:formula="-$1 "/>
            <draw:equation draw:name="f8" draw:formula="?f2 -$1 "/>
            <draw:equation draw:name="f9" draw:formula="if(?f8 ,$1 ,?f2 )"/>
            <draw:equation draw:name="f10" draw:formula="if(?f7 ,0,?f8 )"/>
            <draw:equation draw:name="f11" draw:formula="?f0 *?f10 "/>
            <draw:equation draw:name="f12" draw:formula="?f11 /-31072"/>
            <draw:equation draw:name="f13" draw:formula="1656-?f12 "/>
            <draw:equation draw:name="f14" draw:formula="1203*?f6 "/>
            <draw:equation draw:name="f15" draw:formula="?f14 /3392"/>
            <draw:equation draw:name="f16" draw:formula="1203/2"/>
            <draw:equation draw:name="f17" draw:formula="?f16 -?f15 "/>
            <draw:equation draw:name="f18" draw:formula="?f16 +?f15 "/>
            <draw:equation draw:name="f19" draw:formula="?f18 "/>
            <draw:equation draw:name="f20" draw:formula="1203/2"/>
            <draw:equation draw:name="f21" draw:formula="?f17 *?f12 "/>
            <draw:equation draw:name="f22" draw:formula="?f21 /?f20 "/>
            <draw:equation draw:name="f23" draw:formula="?f13 +?f22 "/>
            <draw:equation draw:name="f24" draw:formula="?f23 "/>
            <draw:equation draw:name="f25" draw:formula="1203"/>
            <draw:equation draw:name="f26" draw:formula="1656"/>
            <draw:handle draw:handle-position="left ?f8" draw:handle-range-y-minimum="0" draw:handle-range-y-maximum="100000"/>
            <draw:handle draw:handle-position="?f5 top" draw:handle-range-x-minimum="0" draw:handle-range-x-maximum="?f1"/>
          </draw:enhanced-geometry>
        </draw:custom-shape>
        <draw:custom-shape draw:style-name="gr18" draw:text-style-name="P9" draw:layer="layout" svg:width="1.041cm" svg:height="1.261cm" svg:x="3.598cm" svg:y="14.705cm">
          <text:p/>
          <draw:enhanced-geometry svg:viewBox="0 0 0 0" draw:mirror-vertical="true" draw:text-areas="?f8 ?f9 ?f1 ?f3" draw:type="" draw:enhanced-path="M 0 ?f5 L ?f4 0 ?f7 ?f5 ?f4 ?f6 Z N">
            <draw:equation draw:name="f0" draw:formula="1041*3"/>
            <draw:equation draw:name="f1" draw:formula="?f0 /4"/>
            <draw:equation draw:name="f2" draw:formula="1264*3"/>
            <draw:equation draw:name="f3" draw:formula="?f2 /4"/>
            <draw:equation draw:name="f4" draw:formula="1041/2"/>
            <draw:equation draw:name="f5" draw:formula="1264/2"/>
            <draw:equation draw:name="f6" draw:formula="1264"/>
            <draw:equation draw:name="f7" draw:formula="1041"/>
            <draw:equation draw:name="f8" draw:formula="1041/4"/>
            <draw:equation draw:name="f9" draw:formula="1264/4"/>
          </draw:enhanced-geometry>
        </draw:custom-shape>
        <draw:custom-shape draw:style-name="gr23" draw:text-style-name="P7" draw:layer="layout" svg:width="3.681cm" svg:height="2.279cm" svg:x="3.656cm" svg:y="16.073cm">
          <text:list text:style-name="L2">
            <text:list-header>
              <text:p text:style-name="P6"><text:span text:style-name="T5">Assistance</text:span></text:p>
              <text:p text:style-name="P6"><text:span text:style-name="T5">services by</text:span></text:p>
              <text:p text:style-name="P6"><text:span text:style-name="T5">category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683/2"/>
            <draw:equation draw:name="f1" draw:formula="2278/2"/>
            <draw:equation draw:name="f2" draw:formula="2278"/>
            <draw:equation draw:name="f3" draw:formula="3683"/>
          </draw:enhanced-geometry>
        </draw:custom-shape>
        <draw:custom-shape draw:style-name="gr22" draw:text-style-name="P3" draw:layer="layout" svg:width="1.654cm" svg:height="1.203cm" svg:x="1.799cm" svg:y="14.773cm">
          <text:p/>
          <draw:enhanced-geometry svg:viewBox="0 0 0 0" draw:text-areas="0 ?f17 ?f24 ?f19" draw:type="" draw:modifiers="47528 48036" draw:enhanced-path="M 0 ?f17 L ?f13 ?f17 ?f13 0 ?f26 ?f16 ?f13 ?f25 ?f13 ?f19 0 ?f19 Z N">
            <draw:equation draw:name="f0" draw:formula="min(1656,1203)"/>
            <draw:equation draw:name="f1" draw:formula="-31072*1656"/>
            <draw:equation draw:name="f2" draw:formula="?f1 /?f0 "/>
            <draw:equation draw:name="f3" draw:formula="-$0 "/>
            <draw:equation draw:name="f4" draw:formula="-31072-$0 "/>
            <draw:equation draw:name="f5" draw:formula="if(?f4 ,$0 ,-31072)"/>
            <draw:equation draw:name="f6" draw:formula="if(?f3 ,0,?f4 )"/>
            <draw:equation draw:name="f7" draw:formula="-$1 "/>
            <draw:equation draw:name="f8" draw:formula="?f2 -$1 "/>
            <draw:equation draw:name="f9" draw:formula="if(?f8 ,$1 ,?f2 )"/>
            <draw:equation draw:name="f10" draw:formula="if(?f7 ,0,?f8 )"/>
            <draw:equation draw:name="f11" draw:formula="?f0 *?f10 "/>
            <draw:equation draw:name="f12" draw:formula="?f11 /-31072"/>
            <draw:equation draw:name="f13" draw:formula="1656-?f12 "/>
            <draw:equation draw:name="f14" draw:formula="1203*?f6 "/>
            <draw:equation draw:name="f15" draw:formula="?f14 /3392"/>
            <draw:equation draw:name="f16" draw:formula="1203/2"/>
            <draw:equation draw:name="f17" draw:formula="?f16 -?f15 "/>
            <draw:equation draw:name="f18" draw:formula="?f16 +?f15 "/>
            <draw:equation draw:name="f19" draw:formula="?f18 "/>
            <draw:equation draw:name="f20" draw:formula="1203/2"/>
            <draw:equation draw:name="f21" draw:formula="?f17 *?f12 "/>
            <draw:equation draw:name="f22" draw:formula="?f21 /?f20 "/>
            <draw:equation draw:name="f23" draw:formula="?f13 +?f22 "/>
            <draw:equation draw:name="f24" draw:formula="?f23 "/>
            <draw:equation draw:name="f25" draw:formula="1203"/>
            <draw:equation draw:name="f26" draw:formula="1656"/>
            <draw:handle draw:handle-position="left ?f8" draw:handle-range-y-minimum="0" draw:handle-range-y-maximum="100000"/>
            <draw:handle draw:handle-position="?f5 top" draw:handle-range-x-minimum="0" draw:handle-range-x-maximum="?f1"/>
          </draw:enhanced-geometry>
        </draw:custom-shape>
        <draw:custom-shape draw:style-name="gr20" draw:text-style-name="P9" draw:layer="layout" svg:width="0.992cm" svg:height="1.292cm" svg:x="0.798cm" svg:y="14.68cm">
          <text:p/>
          <draw:enhanced-geometry svg:viewBox="0 0 0 0" draw:mirror-vertical="true" draw:text-areas="?f8 ?f9 ?f1 ?f3" draw:type="" draw:enhanced-path="M 0 ?f5 L ?f4 0 ?f7 ?f5 ?f4 ?f6 Z N">
            <draw:equation draw:name="f0" draw:formula="991*3"/>
            <draw:equation draw:name="f1" draw:formula="?f0 /4"/>
            <draw:equation draw:name="f2" draw:formula="1294*3"/>
            <draw:equation draw:name="f3" draw:formula="?f2 /4"/>
            <draw:equation draw:name="f4" draw:formula="991/2"/>
            <draw:equation draw:name="f5" draw:formula="1294/2"/>
            <draw:equation draw:name="f6" draw:formula="1294"/>
            <draw:equation draw:name="f7" draw:formula="991"/>
            <draw:equation draw:name="f8" draw:formula="991/4"/>
            <draw:equation draw:name="f9" draw:formula="1294/4"/>
          </draw:enhanced-geometry>
        </draw:custom-shape>
        <draw:custom-shape draw:style-name="gr24" draw:text-style-name="P7" draw:layer="layout" svg:width="4.337cm" svg:height="2.279cm" svg:x="-0.106cm" svg:y="15.972cm">
          <text:list text:style-name="L2">
            <text:list-header>
              <text:p text:style-name="P6"><text:span text:style-name="T5">All assistance</text:span></text:p>
              <text:p text:style-name="P6"><text:span text:style-name="T5">services</text:span></text:p>
              <text:p text:style-name="P6"><text:span text:style-name="T5">categorie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4335/2"/>
            <draw:equation draw:name="f1" draw:formula="2278/2"/>
            <draw:equation draw:name="f2" draw:formula="2278"/>
            <draw:equation draw:name="f3" draw:formula="4335"/>
          </draw:enhanced-geometry>
        </draw:custom-shape>
        <draw:custom-shape draw:style-name="gr25" draw:text-style-name="P3" draw:layer="layout" svg:width="1.799cm" svg:height="1.327cm" draw:transform="rotate (-3.14159265358979) translate (22.233cm 9.184cm)">
          <text:p/>
          <draw:enhanced-geometry svg:viewBox="0 0 0 0" draw:text-areas="0 ?f17 ?f24 ?f19" draw:type="" draw:modifiers="47528 48036" draw:enhanced-path="M 0 ?f17 L ?f13 ?f17 ?f13 0 ?f26 ?f16 ?f13 ?f25 ?f13 ?f19 0 ?f19 Z N">
            <draw:equation draw:name="f0" draw:formula="min(1798,1328)"/>
            <draw:equation draw:name="f1" draw:formula="-31072*1798"/>
            <draw:equation draw:name="f2" draw:formula="?f1 /?f0 "/>
            <draw:equation draw:name="f3" draw:formula="-$0 "/>
            <draw:equation draw:name="f4" draw:formula="-31072-$0 "/>
            <draw:equation draw:name="f5" draw:formula="if(?f4 ,$0 ,-31072)"/>
            <draw:equation draw:name="f6" draw:formula="if(?f3 ,0,?f4 )"/>
            <draw:equation draw:name="f7" draw:formula="-$1 "/>
            <draw:equation draw:name="f8" draw:formula="?f2 -$1 "/>
            <draw:equation draw:name="f9" draw:formula="if(?f8 ,$1 ,?f2 )"/>
            <draw:equation draw:name="f10" draw:formula="if(?f7 ,0,?f8 )"/>
            <draw:equation draw:name="f11" draw:formula="?f0 *?f10 "/>
            <draw:equation draw:name="f12" draw:formula="?f11 /-31072"/>
            <draw:equation draw:name="f13" draw:formula="1798-?f12 "/>
            <draw:equation draw:name="f14" draw:formula="1328*?f6 "/>
            <draw:equation draw:name="f15" draw:formula="?f14 /3392"/>
            <draw:equation draw:name="f16" draw:formula="1328/2"/>
            <draw:equation draw:name="f17" draw:formula="?f16 -?f15 "/>
            <draw:equation draw:name="f18" draw:formula="?f16 +?f15 "/>
            <draw:equation draw:name="f19" draw:formula="?f18 "/>
            <draw:equation draw:name="f20" draw:formula="1328/2"/>
            <draw:equation draw:name="f21" draw:formula="?f17 *?f12 "/>
            <draw:equation draw:name="f22" draw:formula="?f21 /?f20 "/>
            <draw:equation draw:name="f23" draw:formula="?f13 +?f22 "/>
            <draw:equation draw:name="f24" draw:formula="?f23 "/>
            <draw:equation draw:name="f25" draw:formula="1328"/>
            <draw:equation draw:name="f26" draw:formula="1798"/>
            <draw:handle draw:handle-position="left ?f8" draw:handle-range-y-minimum="0" draw:handle-range-y-maximum="100000"/>
            <draw:handle draw:handle-position="?f5 top" draw:handle-range-x-minimum="0" draw:handle-range-x-maximum="?f1"/>
          </draw:enhanced-geometry>
        </draw:custom-shape>
        <draw:custom-shape draw:style-name="gr26" draw:text-style-name="P11" draw:layer="layout" svg:width="4.007cm" svg:height="2.279cm" svg:x="24.019cm" svg:y="9.04cm">
          <text:list text:style-name="L2">
            <text:list-header>
              <text:p text:style-name="P10"><text:span text:style-name="T5">All smart</text:span></text:p>
              <text:p text:style-name="P10"><text:span text:style-name="T5">Life services</text:span></text:p>
              <text:p text:style-name="P10"><text:span text:style-name="T5">categorie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4005/2"/>
            <draw:equation draw:name="f1" draw:formula="2278/2"/>
            <draw:equation draw:name="f2" draw:formula="2278"/>
            <draw:equation draw:name="f3" draw:formula="4005"/>
          </draw:enhanced-geometry>
        </draw:custom-shape>
        <draw:custom-shape draw:style-name="gr20" draw:text-style-name="P9" draw:layer="layout" svg:width="0.992cm" svg:height="1.292cm" svg:x="25.713cm" svg:y="7.88cm">
          <text:p/>
          <draw:enhanced-geometry svg:viewBox="0 0 0 0" draw:mirror-vertical="true" draw:text-areas="?f8 ?f9 ?f1 ?f3" draw:type="" draw:enhanced-path="M 0 ?f5 L ?f4 0 ?f7 ?f5 ?f4 ?f6 Z N">
            <draw:equation draw:name="f0" draw:formula="991*3"/>
            <draw:equation draw:name="f1" draw:formula="?f0 /4"/>
            <draw:equation draw:name="f2" draw:formula="1294*3"/>
            <draw:equation draw:name="f3" draw:formula="?f2 /4"/>
            <draw:equation draw:name="f4" draw:formula="991/2"/>
            <draw:equation draw:name="f5" draw:formula="1294/2"/>
            <draw:equation draw:name="f6" draw:formula="1294"/>
            <draw:equation draw:name="f7" draw:formula="991"/>
            <draw:equation draw:name="f8" draw:formula="991/4"/>
            <draw:equation draw:name="f9" draw:formula="1294/4"/>
          </draw:enhanced-geometry>
        </draw:custom-shape>
        <draw:custom-shape draw:style-name="gr27" draw:text-style-name="P11" draw:layer="layout" svg:width="3.859cm" svg:height="2.279cm" svg:x="20.523cm" svg:y="9.036cm">
          <text:list text:style-name="L2">
            <text:list-header>
              <text:p text:style-name="P10"><text:span text:style-name="T5">Smart life</text:span></text:p>
              <text:p text:style-name="P10"><text:span text:style-name="T5">services by </text:span></text:p>
              <text:p text:style-name="P10"><text:span text:style-name="T5">category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861/2"/>
            <draw:equation draw:name="f1" draw:formula="2278/2"/>
            <draw:equation draw:name="f2" draw:formula="2278"/>
            <draw:equation draw:name="f3" draw:formula="3861"/>
          </draw:enhanced-geometry>
        </draw:custom-shape>
        <draw:custom-shape draw:style-name="gr18" draw:text-style-name="P9" draw:layer="layout" svg:width="1.041cm" svg:height="1.261cm" svg:x="22.423cm" svg:y="7.874cm">
          <text:p/>
          <draw:enhanced-geometry svg:viewBox="0 0 0 0" draw:mirror-vertical="true" draw:text-areas="?f8 ?f9 ?f1 ?f3" draw:type="" draw:enhanced-path="M 0 ?f5 L ?f4 0 ?f7 ?f5 ?f4 ?f6 Z N">
            <draw:equation draw:name="f0" draw:formula="1041*3"/>
            <draw:equation draw:name="f1" draw:formula="?f0 /4"/>
            <draw:equation draw:name="f2" draw:formula="1264*3"/>
            <draw:equation draw:name="f3" draw:formula="?f2 /4"/>
            <draw:equation draw:name="f4" draw:formula="1041/2"/>
            <draw:equation draw:name="f5" draw:formula="1264/2"/>
            <draw:equation draw:name="f6" draw:formula="1264"/>
            <draw:equation draw:name="f7" draw:formula="1041"/>
            <draw:equation draw:name="f8" draw:formula="1041/4"/>
            <draw:equation draw:name="f9" draw:formula="1264/4"/>
          </draw:enhanced-geometry>
        </draw:custom-shape>
        <draw:custom-shape draw:style-name="gr25" draw:text-style-name="P3" draw:layer="layout" svg:width="1.799cm" svg:height="1.327cm" draw:transform="rotate (-3.14159265358979) translate (25.483cm 9.193cm)">
          <text:p/>
          <draw:enhanced-geometry svg:viewBox="0 0 0 0" draw:text-areas="0 ?f17 ?f24 ?f19" draw:type="" draw:modifiers="47528 48036" draw:enhanced-path="M 0 ?f17 L ?f13 ?f17 ?f13 0 ?f26 ?f16 ?f13 ?f25 ?f13 ?f19 0 ?f19 Z N">
            <draw:equation draw:name="f0" draw:formula="min(1798,1328)"/>
            <draw:equation draw:name="f1" draw:formula="-31072*1798"/>
            <draw:equation draw:name="f2" draw:formula="?f1 /?f0 "/>
            <draw:equation draw:name="f3" draw:formula="-$0 "/>
            <draw:equation draw:name="f4" draw:formula="-31072-$0 "/>
            <draw:equation draw:name="f5" draw:formula="if(?f4 ,$0 ,-31072)"/>
            <draw:equation draw:name="f6" draw:formula="if(?f3 ,0,?f4 )"/>
            <draw:equation draw:name="f7" draw:formula="-$1 "/>
            <draw:equation draw:name="f8" draw:formula="?f2 -$1 "/>
            <draw:equation draw:name="f9" draw:formula="if(?f8 ,$1 ,?f2 )"/>
            <draw:equation draw:name="f10" draw:formula="if(?f7 ,0,?f8 )"/>
            <draw:equation draw:name="f11" draw:formula="?f0 *?f10 "/>
            <draw:equation draw:name="f12" draw:formula="?f11 /-31072"/>
            <draw:equation draw:name="f13" draw:formula="1798-?f12 "/>
            <draw:equation draw:name="f14" draw:formula="1328*?f6 "/>
            <draw:equation draw:name="f15" draw:formula="?f14 /3392"/>
            <draw:equation draw:name="f16" draw:formula="1328/2"/>
            <draw:equation draw:name="f17" draw:formula="?f16 -?f15 "/>
            <draw:equation draw:name="f18" draw:formula="?f16 +?f15 "/>
            <draw:equation draw:name="f19" draw:formula="?f18 "/>
            <draw:equation draw:name="f20" draw:formula="1328/2"/>
            <draw:equation draw:name="f21" draw:formula="?f17 *?f12 "/>
            <draw:equation draw:name="f22" draw:formula="?f21 /?f20 "/>
            <draw:equation draw:name="f23" draw:formula="?f13 +?f22 "/>
            <draw:equation draw:name="f24" draw:formula="?f23 "/>
            <draw:equation draw:name="f25" draw:formula="1328"/>
            <draw:equation draw:name="f26" draw:formula="1798"/>
            <draw:handle draw:handle-position="left ?f8" draw:handle-range-y-minimum="0" draw:handle-range-y-maximum="100000"/>
            <draw:handle draw:handle-position="?f5 top" draw:handle-range-x-minimum="0" draw:handle-range-x-maximum="?f1"/>
          </draw:enhanced-geometry>
        </draw:custom-shape>
        <draw:custom-shape draw:style-name="gr28" draw:text-style-name="P11" draw:layer="layout" svg:width="3.33cm" svg:height="0.927cm" svg:x="20.657cm" svg:y="12.532cm">
          <text:list text:style-name="L2">
            <text:list-header>
              <text:p text:style-name="P10"><text:span text:style-name="T5">Highlight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328/2"/>
            <draw:equation draw:name="f1" draw:formula="928/2"/>
            <draw:equation draw:name="f2" draw:formula="928"/>
            <draw:equation draw:name="f3" draw:formula="3328"/>
          </draw:enhanced-geometry>
        </draw:custom-shape>
        <draw:custom-shape draw:style-name="gr29" draw:text-style-name="P9" draw:layer="layout" svg:width="0.993cm" svg:height="1.292cm" svg:x="22.013cm" svg:y="11.368cm">
          <text:p/>
          <draw:enhanced-geometry svg:viewBox="0 0 0 0" draw:mirror-vertical="true" draw:text-areas="?f8 ?f9 ?f1 ?f3" draw:type="" draw:enhanced-path="M 0 ?f5 L ?f4 0 ?f7 ?f5 ?f4 ?f6 Z N">
            <draw:equation draw:name="f0" draw:formula="991*3"/>
            <draw:equation draw:name="f1" draw:formula="?f0 /4"/>
            <draw:equation draw:name="f2" draw:formula="1294*3"/>
            <draw:equation draw:name="f3" draw:formula="?f2 /4"/>
            <draw:equation draw:name="f4" draw:formula="991/2"/>
            <draw:equation draw:name="f5" draw:formula="1294/2"/>
            <draw:equation draw:name="f6" draw:formula="1294"/>
            <draw:equation draw:name="f7" draw:formula="991"/>
            <draw:equation draw:name="f8" draw:formula="991/4"/>
            <draw:equation draw:name="f9" draw:formula="1294/4"/>
          </draw:enhanced-geometry>
        </draw:custom-shape>
        <draw:custom-shape draw:style-name="gr30" draw:text-style-name="P7" draw:layer="layout" svg:width="7.534cm" svg:height="2.279cm" svg:x="0.203cm" svg:y="4.401cm">
          <text:list text:style-name="L2">
            <text:list-header>
              <text:p text:style-name="P6"><text:span text:style-name="T5">Devices can be filtered</text:span></text:p>
              <text:p text:style-name="P6"><text:span text:style-name="T5">furthermore with options</text:span></text:p>
              <text:p text:style-name="P6"><text:span text:style-name="T5">for a given category 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7536/2"/>
            <draw:equation draw:name="f1" draw:formula="2278/2"/>
            <draw:equation draw:name="f2" draw:formula="2278"/>
            <draw:equation draw:name="f3" draw:formula="7536"/>
          </draw:enhanced-geometry>
        </draw:custom-shape>
        <draw:custom-shape draw:name="AutoShape 15" draw:style-name="gr31" draw:text-style-name="P12" draw:layer="layout" svg:width="2.793cm" svg:height="1.978cm" svg:x="6.444cm" svg:y="7.7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utoShape 15" draw:style-name="gr31" draw:text-style-name="P12" draw:layer="layout" svg:width="2.793cm" svg:height="1.978cm" svg:x="17.6cm" svg:y="7.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utoShape 15" draw:style-name="gr31" draw:text-style-name="P12" draw:layer="layout" svg:width="2.793cm" svg:height="1.978cm" svg:x="6.4cm" svg:y="14.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utoShape 38" draw:style-name="gr32" draw:text-style-name="P13" draw:layer="layout" svg:width="1.655cm" svg:height="1.202cm" svg:x="4.545cm" svg:y="8cm">
          <text:p/>
          <draw:enhanced-geometry draw:mirror-horizontal="false" draw:mirror-vertical="false" svg:viewBox="0 0 0 0" draw:text-areas="0 ?f8 ?f12 ?f9" draw:type="ooxml-rightArrow" draw:modifiers="47528 48036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17" draw:style-name="gr33" draw:text-style-name="P14" draw:layer="layout" svg:width="1.04cm" svg:height="1.263cm" svg:x="3.36cm" svg:y="7.934cm">
          <text:p/>
          <draw:enhanced-geometry draw:mirror-horizontal="false" draw:mirror-vertical="tru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AutoShape 38" draw:style-name="gr32" draw:text-style-name="P13" draw:layer="layout" svg:width="1.655cm" svg:height="1.202cm" svg:x="1.545cm" svg:y="7.998cm">
          <text:p/>
          <draw:enhanced-geometry draw:mirror-horizontal="false" draw:mirror-vertical="false" svg:viewBox="0 0 0 0" draw:text-areas="0 ?f8 ?f12 ?f9" draw:type="ooxml-rightArrow" draw:modifiers="47528 48036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38" draw:style-name="gr32" draw:text-style-name="P13" draw:layer="layout" svg:width="1.655cm" svg:height="1.202cm" svg:x="4.548cm" svg:y="14.699cm">
          <text:p/>
          <draw:enhanced-geometry draw:mirror-horizontal="false" draw:mirror-vertical="false" svg:viewBox="0 0 0 0" draw:text-areas="0 ?f8 ?f12 ?f9" draw:type="ooxml-rightArrow" draw:modifiers="47528 48036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17" draw:style-name="gr33" draw:text-style-name="P14" draw:layer="layout" svg:width="1.04cm" svg:height="1.263cm" svg:x="3.363cm" svg:y="14.633cm">
          <text:p/>
          <draw:enhanced-geometry draw:mirror-horizontal="false" draw:mirror-vertical="tru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AutoShape 38" draw:style-name="gr32" draw:text-style-name="P13" draw:layer="layout" svg:width="1.655cm" svg:height="1.202cm" svg:x="1.548cm" svg:y="14.697cm">
          <text:p/>
          <draw:enhanced-geometry draw:mirror-horizontal="false" draw:mirror-vertical="false" svg:viewBox="0 0 0 0" draw:text-areas="0 ?f8 ?f12 ?f9" draw:type="ooxml-rightArrow" draw:modifiers="47528 48036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18" draw:style-name="gr34" draw:text-style-name="P14" draw:layer="layout" svg:width="0.99cm" svg:height="1.293cm" svg:x="0.4cm" svg:y="7.904cm">
          <text:p/>
          <draw:enhanced-geometry draw:mirror-horizontal="false" draw:mirror-vertical="tru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AutoShape 18" draw:style-name="gr34" draw:text-style-name="P14" draw:layer="layout" svg:width="0.99cm" svg:height="1.293cm" svg:x="0.401cm" svg:y="14.604cm">
          <text:p/>
          <draw:enhanced-geometry draw:mirror-horizontal="false" draw:mirror-vertical="tru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AutoShape 38" draw:style-name="gr35" draw:text-style-name="P13" draw:layer="layout" svg:width="1.797cm" svg:height="1.327cm" draw:transform="rotate (-3.14159265358979) translate (22.444cm 9.197cm)">
          <text:p/>
          <draw:enhanced-geometry draw:mirror-horizontal="false" draw:mirror-vertical="false" svg:viewBox="0 0 0 0" draw:text-areas="0 ?f8 ?f12 ?f9" draw:type="ooxml-rightArrow" draw:modifiers="47528 48036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18" draw:style-name="gr34" draw:text-style-name="P14" draw:layer="layout" svg:width="0.99cm" svg:height="1.293cm" svg:x="25.92cm" svg:y="7.895cm">
          <text:p/>
          <draw:enhanced-geometry draw:mirror-horizontal="false" draw:mirror-vertical="tru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AutoShape 17" draw:style-name="gr33" draw:text-style-name="P14" draw:layer="layout" svg:width="1.04cm" svg:height="1.263cm" svg:x="22.633cm" svg:y="7.895cm">
          <text:p/>
          <draw:enhanced-geometry draw:mirror-horizontal="false" draw:mirror-vertical="tru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AutoShape 38" draw:style-name="gr35" draw:text-style-name="P13" draw:layer="layout" svg:width="1.797cm" svg:height="1.327cm" draw:transform="rotate (-3.14159265358979) translate (25.694cm 9.208cm)">
          <text:p/>
          <draw:enhanced-geometry draw:mirror-horizontal="false" draw:mirror-vertical="false" svg:viewBox="0 0 0 0" draw:text-areas="0 ?f8 ?f12 ?f9" draw:type="ooxml-rightArrow" draw:modifiers="47528 48036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18" draw:style-name="gr34" draw:text-style-name="P14" draw:layer="layout" svg:width="0.99cm" svg:height="1.293cm" svg:x="22.2cm" svg:y="11.404cm">
          <text:p/>
          <draw:enhanced-geometry draw:mirror-horizontal="false" draw:mirror-vertical="tru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presentation:notes draw:style-name="dp2">
          <draw:page-thumbnail draw:style-name="gr1" draw:layer="layout" svg:width="14.847cm" svg:height="11.134cm" svg:x="3.074cm" svg:y="2.258cm" draw:page-number="2" presentation:class="page"/>
          <draw:custom-shape draw:style-name="gr2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Predefinito" presentation:presentation-page-layout-name="AL1T1">
        <draw:g draw:name="Group 31">
          <draw:custom-shape draw:name="Rounded Rectangle 29" draw:style-name="gr36" draw:text-style-name="P14" draw:layer="layout" svg:width="4.817cm" svg:height="2.146cm" svg:x="5.536cm" svg:y="15.15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30" draw:style-name="gr37" draw:text-style-name="P15" draw:layer="layout" svg:width="4.212cm" svg:height="1.601cm" svg:x="10.09cm" svg:y="15.5cm">
            <text:list text:style-name="L3">
              <text:list-header>
                <text:p text:style-name="P6"><text:span text:style-name="T6">Assistance</text:span></text:p>
              </text:list-header>
              <text:list-item>
                <text:p text:style-name="P6"><text:span text:style-name="T6">Services [50]</text:span></text:p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1">
          <draw:custom-shape draw:name="Rounded Rectangle 29" draw:style-name="gr38" draw:text-style-name="P14" draw:layer="layout" svg:width="5.983cm" svg:height="2.146cm" svg:x="15.358cm" svg:y="9.58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30" draw:style-name="gr39" draw:text-style-name="P15" draw:layer="layout" svg:width="7.996cm" svg:height="0.925cm" svg:x="14.522cm" svg:y="8.7cm">
            <text:list text:style-name="L3">
              <text:list-header>
                <text:p text:style-name="P6"><text:span text:style-name="T6">Smart life services [10-50]</text:span></text:p>
              </text:list-header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1">
          <draw:custom-shape draw:name="Rounded Rectangle 29" draw:style-name="gr40" draw:text-style-name="P14" draw:layer="layout" svg:width="4.807cm" svg:height="2.146cm" svg:x="5.6cm" svg:y="9.45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30" draw:style-name="gr41" draw:text-style-name="P15" draw:layer="layout" svg:width="5.046cm" svg:height="0.925cm" svg:x="5.613cm" svg:y="8.574cm">
            <text:list text:style-name="L3">
              <text:list-header>
                <text:p text:style-name="P6"><text:span text:style-name="T6">Device [10-100]</text:span></text:p>
              </text:list-header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1">
          <draw:custom-shape draw:name="Rounded Rectangle 29" draw:style-name="gr42" draw:text-style-name="P14" draw:layer="layout" svg:width="5.853cm" svg:height="3.493cm" svg:x="12.747cm" svg:y="3.40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30" draw:style-name="gr43" draw:text-style-name="P15" draw:layer="layout" svg:width="3.356cm" svg:height="0.927cm" svg:x="13.147cm" svg:y="2.5cm">
            <text:list text:style-name="L3">
              <text:list-item>
                <text:p text:style-name="P6"><text:span text:style-name="T6">The group</text:span></text:p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1">
          <draw:custom-shape draw:name="Rounded Rectangle 29" draw:style-name="gr44" draw:text-style-name="P14" draw:layer="layout" svg:width="4.974cm" svg:height="3.026cm" svg:x="5.226cm" svg:y="3.37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30" draw:style-name="gr45" draw:text-style-name="P16" draw:layer="layout" svg:width="3.839cm" svg:height="0.925cm" svg:x="5.328cm" svg:y="2.415cm">
            <text:list text:style-name="L3">
              <text:list-header>
                <text:p text:style-name="P6"><text:span text:style-name="T6">Who we are</text:span></text:p>
              </text:list-header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4" draw:text-style-name="P3" draw:layer="layout" svg:width="25.193cm" svg:height="1.962cm" svg:x="1.397cm" svg:y="0.838cm" presentation:class="title" presentation:user-transformed="true">
          <draw:text-box>
            <text:list text:style-name="L2">
              <text:list-header>
                <text:p text:style-name="P4"><text:span text:style-name="T4">L-IDM</text:span></text:p>
              </text:list-header>
            </text:list>
          </draw:text-box>
        </draw:frame>
        <draw:custom-shape draw:style-name="gr46" draw:text-style-name="P17" draw:layer="layout" svg:width="0.521cm" svg:height="0.41cm" svg:x="5.666cm" svg:y="3.784cm">
          <text:p/>
          <draw:enhanced-geometry svg:viewBox="0 0 0 0" draw:text-areas="?f11 ?f15 ?f13 ?f17" draw:type="" draw:enhanced-path="M 0 ?f14 L ?f0 ?f5 ?f20 ?f21 ?f0 ?f5 ?f22 ?f23 Z N">
            <draw:equation draw:name="f0" draw:formula="521/2"/>
            <draw:equation draw:name="f1" draw:formula="1*-29549/-9984"/>
            <draw:equation draw:name="f2" draw:formula="?f1 *13024"/>
            <draw:equation draw:name="f3" draw:formula="?f2 /-13440"/>
            <draw:equation draw:name="f4" draw:formula="?f0 *cos(?f3 *(pi/180))"/>
            <draw:equation draw:name="f5" draw:formula="412/2"/>
            <draw:equation draw:name="f6" draw:formula="1*-29549/-9984"/>
            <draw:equation draw:name="f7" draw:formula="?f6 *13024"/>
            <draw:equation draw:name="f8" draw:formula="?f7 /-13440"/>
            <draw:equation draw:name="f9" draw:formula="?f5 *sin(?f8 *(pi/180))"/>
            <draw:equation draw:name="f10" draw:formula="521/2"/>
            <draw:equation draw:name="f11" draw:formula="?f10 -?f4 "/>
            <draw:equation draw:name="f12" draw:formula="?f10 +?f4 "/>
            <draw:equation draw:name="f13" draw:formula="?f12 "/>
            <draw:equation draw:name="f14" draw:formula="412/2"/>
            <draw:equation draw:name="f15" draw:formula="?f14 -?f9 "/>
            <draw:equation draw:name="f16" draw:formula="?f14 +?f9 "/>
            <draw:equation draw:name="f17" draw:formula="?f16 "/>
            <draw:equation draw:name="f18" draw:formula="412"/>
            <draw:equation draw:name="f19" draw:formula="521"/>
            <draw:equation draw:name="f20" draw:formula="180"/>
            <draw:equation draw:name="f21" draw:formula="90"/>
            <draw:equation draw:name="f22" draw:formula="270"/>
            <draw:equation draw:name="f23" draw:formula="90"/>
            <draw:equation draw:name="f24" draw:formula=""/>
            <draw:equation draw:name="f25" draw:formula="90"/>
            <draw:equation draw:name="f26" draw:formula="90"/>
            <draw:equation draw:name="f27" draw:formula="90"/>
          </draw:enhanced-geometry>
        </draw:custom-shape>
        <draw:custom-shape draw:style-name="gr47" draw:text-style-name="P7" draw:layer="layout" svg:width="5.944cm" svg:height="0.843cm" svg:x="6.059cm" svg:y="3.523cm">
          <text:list text:style-name="L2">
            <text:list-header>
              <text:p text:style-name="P6"><text:span text:style-name="T7">Innovation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944/2"/>
            <draw:equation draw:name="f1" draw:formula="845/2"/>
            <draw:equation draw:name="f2" draw:formula="845"/>
            <draw:equation draw:name="f3" draw:formula="5944"/>
          </draw:enhanced-geometry>
        </draw:custom-shape>
        <draw:custom-shape draw:style-name="gr48" draw:text-style-name="P7" draw:layer="layout" svg:width="3.784cm" svg:height="0.843cm" svg:x="6.05cm" svg:y="4.198cm">
          <text:list text:style-name="L2">
            <text:list-header>
              <text:p text:style-name="P6"><text:span text:style-name="T8">Testimonial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783/2"/>
            <draw:equation draw:name="f1" draw:formula="845/2"/>
            <draw:equation draw:name="f2" draw:formula="845"/>
            <draw:equation draw:name="f3" draw:formula="3783"/>
          </draw:enhanced-geometry>
        </draw:custom-shape>
        <draw:custom-shape draw:style-name="gr49" draw:text-style-name="P17" draw:layer="layout" svg:width="0.521cm" svg:height="0.411cm" svg:x="5.697cm" svg:y="5.009cm">
          <text:p/>
          <draw:enhanced-geometry svg:viewBox="0 0 0 0" draw:text-areas="?f11 ?f15 ?f13 ?f17" draw:type="" draw:enhanced-path="M 0 ?f14 L ?f0 ?f5 ?f20 ?f21 ?f0 ?f5 ?f22 ?f23 Z N">
            <draw:equation draw:name="f0" draw:formula="521/2"/>
            <draw:equation draw:name="f1" draw:formula="1*-29549/-9984"/>
            <draw:equation draw:name="f2" draw:formula="?f1 *13024"/>
            <draw:equation draw:name="f3" draw:formula="?f2 /-13440"/>
            <draw:equation draw:name="f4" draw:formula="?f0 *cos(?f3 *(pi/180))"/>
            <draw:equation draw:name="f5" draw:formula="412/2"/>
            <draw:equation draw:name="f6" draw:formula="1*-29549/-9984"/>
            <draw:equation draw:name="f7" draw:formula="?f6 *13024"/>
            <draw:equation draw:name="f8" draw:formula="?f7 /-13440"/>
            <draw:equation draw:name="f9" draw:formula="?f5 *sin(?f8 *(pi/180))"/>
            <draw:equation draw:name="f10" draw:formula="521/2"/>
            <draw:equation draw:name="f11" draw:formula="?f10 -?f4 "/>
            <draw:equation draw:name="f12" draw:formula="?f10 +?f4 "/>
            <draw:equation draw:name="f13" draw:formula="?f12 "/>
            <draw:equation draw:name="f14" draw:formula="412/2"/>
            <draw:equation draw:name="f15" draw:formula="?f14 -?f9 "/>
            <draw:equation draw:name="f16" draw:formula="?f14 +?f9 "/>
            <draw:equation draw:name="f17" draw:formula="?f16 "/>
            <draw:equation draw:name="f18" draw:formula="412"/>
            <draw:equation draw:name="f19" draw:formula="521"/>
            <draw:equation draw:name="f20" draw:formula="180"/>
            <draw:equation draw:name="f21" draw:formula="90"/>
            <draw:equation draw:name="f22" draw:formula="270"/>
            <draw:equation draw:name="f23" draw:formula="90"/>
            <draw:equation draw:name="f24" draw:formula=""/>
            <draw:equation draw:name="f25" draw:formula="90"/>
            <draw:equation draw:name="f26" draw:formula="90"/>
            <draw:equation draw:name="f27" draw:formula="90"/>
          </draw:enhanced-geometry>
        </draw:custom-shape>
        <draw:custom-shape draw:style-name="gr50" draw:text-style-name="P7" draw:layer="layout" svg:width="3.784cm" svg:height="0.843cm" svg:x="6.05cm" svg:y="4.811cm">
          <text:list text:style-name="L2">
            <text:list-header>
              <text:p text:style-name="P6"><text:span text:style-name="T8">Project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783/2"/>
            <draw:equation draw:name="f1" draw:formula="845/2"/>
            <draw:equation draw:name="f2" draw:formula="845"/>
            <draw:equation draw:name="f3" draw:formula="3783"/>
          </draw:enhanced-geometry>
        </draw:custom-shape>
        <draw:custom-shape draw:style-name="gr46" draw:text-style-name="P17" draw:layer="layout" svg:width="0.521cm" svg:height="0.41cm" svg:x="5.666cm" svg:y="4.383cm">
          <text:p/>
          <draw:enhanced-geometry svg:viewBox="0 0 0 0" draw:text-areas="?f11 ?f15 ?f13 ?f17" draw:type="" draw:enhanced-path="M 0 ?f14 L ?f0 ?f5 ?f20 ?f21 ?f0 ?f5 ?f22 ?f23 Z N">
            <draw:equation draw:name="f0" draw:formula="521/2"/>
            <draw:equation draw:name="f1" draw:formula="1*-29549/-9984"/>
            <draw:equation draw:name="f2" draw:formula="?f1 *13024"/>
            <draw:equation draw:name="f3" draw:formula="?f2 /-13440"/>
            <draw:equation draw:name="f4" draw:formula="?f0 *cos(?f3 *(pi/180))"/>
            <draw:equation draw:name="f5" draw:formula="412/2"/>
            <draw:equation draw:name="f6" draw:formula="1*-29549/-9984"/>
            <draw:equation draw:name="f7" draw:formula="?f6 *13024"/>
            <draw:equation draw:name="f8" draw:formula="?f7 /-13440"/>
            <draw:equation draw:name="f9" draw:formula="?f5 *sin(?f8 *(pi/180))"/>
            <draw:equation draw:name="f10" draw:formula="521/2"/>
            <draw:equation draw:name="f11" draw:formula="?f10 -?f4 "/>
            <draw:equation draw:name="f12" draw:formula="?f10 +?f4 "/>
            <draw:equation draw:name="f13" draw:formula="?f12 "/>
            <draw:equation draw:name="f14" draw:formula="412/2"/>
            <draw:equation draw:name="f15" draw:formula="?f14 -?f9 "/>
            <draw:equation draw:name="f16" draw:formula="?f14 +?f9 "/>
            <draw:equation draw:name="f17" draw:formula="?f16 "/>
            <draw:equation draw:name="f18" draw:formula="412"/>
            <draw:equation draw:name="f19" draw:formula="521"/>
            <draw:equation draw:name="f20" draw:formula="180"/>
            <draw:equation draw:name="f21" draw:formula="90"/>
            <draw:equation draw:name="f22" draw:formula="270"/>
            <draw:equation draw:name="f23" draw:formula="90"/>
            <draw:equation draw:name="f24" draw:formula=""/>
            <draw:equation draw:name="f25" draw:formula="90"/>
            <draw:equation draw:name="f26" draw:formula="90"/>
            <draw:equation draw:name="f27" draw:formula="90"/>
          </draw:enhanced-geometry>
        </draw:custom-shape>
        <draw:custom-shape draw:style-name="gr46" draw:text-style-name="P17" draw:layer="layout" svg:width="0.521cm" svg:height="0.41cm" svg:x="13.198cm" svg:y="3.585cm">
          <text:p/>
          <draw:enhanced-geometry svg:viewBox="0 0 0 0" draw:text-areas="?f11 ?f15 ?f13 ?f17" draw:type="" draw:enhanced-path="M 0 ?f14 L ?f0 ?f5 ?f20 ?f21 ?f0 ?f5 ?f22 ?f23 Z N">
            <draw:equation draw:name="f0" draw:formula="521/2"/>
            <draw:equation draw:name="f1" draw:formula="1*-29549/-9984"/>
            <draw:equation draw:name="f2" draw:formula="?f1 *13024"/>
            <draw:equation draw:name="f3" draw:formula="?f2 /-13440"/>
            <draw:equation draw:name="f4" draw:formula="?f0 *cos(?f3 *(pi/180))"/>
            <draw:equation draw:name="f5" draw:formula="412/2"/>
            <draw:equation draw:name="f6" draw:formula="1*-29549/-9984"/>
            <draw:equation draw:name="f7" draw:formula="?f6 *13024"/>
            <draw:equation draw:name="f8" draw:formula="?f7 /-13440"/>
            <draw:equation draw:name="f9" draw:formula="?f5 *sin(?f8 *(pi/180))"/>
            <draw:equation draw:name="f10" draw:formula="521/2"/>
            <draw:equation draw:name="f11" draw:formula="?f10 -?f4 "/>
            <draw:equation draw:name="f12" draw:formula="?f10 +?f4 "/>
            <draw:equation draw:name="f13" draw:formula="?f12 "/>
            <draw:equation draw:name="f14" draw:formula="412/2"/>
            <draw:equation draw:name="f15" draw:formula="?f14 -?f9 "/>
            <draw:equation draw:name="f16" draw:formula="?f14 +?f9 "/>
            <draw:equation draw:name="f17" draw:formula="?f16 "/>
            <draw:equation draw:name="f18" draw:formula="412"/>
            <draw:equation draw:name="f19" draw:formula="521"/>
            <draw:equation draw:name="f20" draw:formula="180"/>
            <draw:equation draw:name="f21" draw:formula="90"/>
            <draw:equation draw:name="f22" draw:formula="270"/>
            <draw:equation draw:name="f23" draw:formula="90"/>
            <draw:equation draw:name="f24" draw:formula=""/>
            <draw:equation draw:name="f25" draw:formula="90"/>
            <draw:equation draw:name="f26" draw:formula="90"/>
            <draw:equation draw:name="f27" draw:formula="90"/>
          </draw:enhanced-geometry>
        </draw:custom-shape>
        <draw:custom-shape draw:style-name="gr51" draw:text-style-name="P7" draw:layer="layout" svg:width="3.783cm" svg:height="0.843cm" svg:x="13.582cm" svg:y="3.995cm">
          <text:list text:style-name="L2">
            <text:list-header>
              <text:p text:style-name="P6"><text:span text:style-name="T8">New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783/2"/>
            <draw:equation draw:name="f1" draw:formula="845/2"/>
            <draw:equation draw:name="f2" draw:formula="845"/>
            <draw:equation draw:name="f3" draw:formula="3783"/>
          </draw:enhanced-geometry>
        </draw:custom-shape>
        <draw:custom-shape draw:style-name="gr46" draw:text-style-name="P17" draw:layer="layout" svg:width="0.521cm" svg:height="0.41cm" svg:x="13.229cm" svg:y="4.811cm">
          <text:p/>
          <draw:enhanced-geometry svg:viewBox="0 0 0 0" draw:text-areas="?f11 ?f15 ?f13 ?f17" draw:type="" draw:enhanced-path="M 0 ?f14 L ?f0 ?f5 ?f20 ?f21 ?f0 ?f5 ?f22 ?f23 Z N">
            <draw:equation draw:name="f0" draw:formula="521/2"/>
            <draw:equation draw:name="f1" draw:formula="1*-29549/-9984"/>
            <draw:equation draw:name="f2" draw:formula="?f1 *13024"/>
            <draw:equation draw:name="f3" draw:formula="?f2 /-13440"/>
            <draw:equation draw:name="f4" draw:formula="?f0 *cos(?f3 *(pi/180))"/>
            <draw:equation draw:name="f5" draw:formula="412/2"/>
            <draw:equation draw:name="f6" draw:formula="1*-29549/-9984"/>
            <draw:equation draw:name="f7" draw:formula="?f6 *13024"/>
            <draw:equation draw:name="f8" draw:formula="?f7 /-13440"/>
            <draw:equation draw:name="f9" draw:formula="?f5 *sin(?f8 *(pi/180))"/>
            <draw:equation draw:name="f10" draw:formula="521/2"/>
            <draw:equation draw:name="f11" draw:formula="?f10 -?f4 "/>
            <draw:equation draw:name="f12" draw:formula="?f10 +?f4 "/>
            <draw:equation draw:name="f13" draw:formula="?f12 "/>
            <draw:equation draw:name="f14" draw:formula="412/2"/>
            <draw:equation draw:name="f15" draw:formula="?f14 -?f9 "/>
            <draw:equation draw:name="f16" draw:formula="?f14 +?f9 "/>
            <draw:equation draw:name="f17" draw:formula="?f16 "/>
            <draw:equation draw:name="f18" draw:formula="412"/>
            <draw:equation draw:name="f19" draw:formula="521"/>
            <draw:equation draw:name="f20" draw:formula="180"/>
            <draw:equation draw:name="f21" draw:formula="90"/>
            <draw:equation draw:name="f22" draw:formula="270"/>
            <draw:equation draw:name="f23" draw:formula="90"/>
            <draw:equation draw:name="f24" draw:formula=""/>
            <draw:equation draw:name="f25" draw:formula="90"/>
            <draw:equation draw:name="f26" draw:formula="90"/>
            <draw:equation draw:name="f27" draw:formula="90"/>
          </draw:enhanced-geometry>
        </draw:custom-shape>
        <draw:custom-shape draw:style-name="gr52" draw:text-style-name="P7" draw:layer="layout" svg:width="3.783cm" svg:height="0.843cm" svg:x="13.582cm" svg:y="4.613cm">
          <text:list text:style-name="L2">
            <text:list-header>
              <text:p text:style-name="P6"><text:span text:style-name="T8">Governance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783/2"/>
            <draw:equation draw:name="f1" draw:formula="845/2"/>
            <draw:equation draw:name="f2" draw:formula="845"/>
            <draw:equation draw:name="f3" draw:formula="3783"/>
          </draw:enhanced-geometry>
        </draw:custom-shape>
        <draw:custom-shape draw:style-name="gr46" draw:text-style-name="P17" draw:layer="layout" svg:width="0.521cm" svg:height="0.41cm" svg:x="13.229cm" svg:y="5.393cm">
          <text:p/>
          <draw:enhanced-geometry svg:viewBox="0 0 0 0" draw:text-areas="?f11 ?f15 ?f13 ?f17" draw:type="" draw:enhanced-path="M 0 ?f14 L ?f0 ?f5 ?f20 ?f21 ?f0 ?f5 ?f22 ?f23 Z N">
            <draw:equation draw:name="f0" draw:formula="521/2"/>
            <draw:equation draw:name="f1" draw:formula="1*-29549/-9984"/>
            <draw:equation draw:name="f2" draw:formula="?f1 *13024"/>
            <draw:equation draw:name="f3" draw:formula="?f2 /-13440"/>
            <draw:equation draw:name="f4" draw:formula="?f0 *cos(?f3 *(pi/180))"/>
            <draw:equation draw:name="f5" draw:formula="412/2"/>
            <draw:equation draw:name="f6" draw:formula="1*-29549/-9984"/>
            <draw:equation draw:name="f7" draw:formula="?f6 *13024"/>
            <draw:equation draw:name="f8" draw:formula="?f7 /-13440"/>
            <draw:equation draw:name="f9" draw:formula="?f5 *sin(?f8 *(pi/180))"/>
            <draw:equation draw:name="f10" draw:formula="521/2"/>
            <draw:equation draw:name="f11" draw:formula="?f10 -?f4 "/>
            <draw:equation draw:name="f12" draw:formula="?f10 +?f4 "/>
            <draw:equation draw:name="f13" draw:formula="?f12 "/>
            <draw:equation draw:name="f14" draw:formula="412/2"/>
            <draw:equation draw:name="f15" draw:formula="?f14 -?f9 "/>
            <draw:equation draw:name="f16" draw:formula="?f14 +?f9 "/>
            <draw:equation draw:name="f17" draw:formula="?f16 "/>
            <draw:equation draw:name="f18" draw:formula="412"/>
            <draw:equation draw:name="f19" draw:formula="521"/>
            <draw:equation draw:name="f20" draw:formula="180"/>
            <draw:equation draw:name="f21" draw:formula="90"/>
            <draw:equation draw:name="f22" draw:formula="270"/>
            <draw:equation draw:name="f23" draw:formula="90"/>
            <draw:equation draw:name="f24" draw:formula=""/>
            <draw:equation draw:name="f25" draw:formula="90"/>
            <draw:equation draw:name="f26" draw:formula="90"/>
            <draw:equation draw:name="f27" draw:formula="90"/>
          </draw:enhanced-geometry>
        </draw:custom-shape>
        <draw:custom-shape draw:style-name="gr53" draw:text-style-name="P7" draw:layer="layout" svg:width="5.314cm" svg:height="0.843cm" svg:x="13.582cm" svg:y="5.195cm">
          <text:list text:style-name="L2">
            <text:list-header>
              <text:p text:style-name="P6"><text:span text:style-name="T8">Business &amp; Market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314/2"/>
            <draw:equation draw:name="f1" draw:formula="845/2"/>
            <draw:equation draw:name="f2" draw:formula="845"/>
            <draw:equation draw:name="f3" draw:formula="5314"/>
          </draw:enhanced-geometry>
        </draw:custom-shape>
        <draw:custom-shape draw:style-name="gr49" draw:text-style-name="P17" draw:layer="layout" svg:width="0.521cm" svg:height="0.411cm" svg:x="13.198cm" svg:y="4.18cm">
          <text:p/>
          <draw:enhanced-geometry svg:viewBox="0 0 0 0" draw:text-areas="?f11 ?f15 ?f13 ?f17" draw:type="" draw:enhanced-path="M 0 ?f14 L ?f0 ?f5 ?f20 ?f21 ?f0 ?f5 ?f22 ?f23 Z N">
            <draw:equation draw:name="f0" draw:formula="521/2"/>
            <draw:equation draw:name="f1" draw:formula="1*-29549/-9984"/>
            <draw:equation draw:name="f2" draw:formula="?f1 *13024"/>
            <draw:equation draw:name="f3" draw:formula="?f2 /-13440"/>
            <draw:equation draw:name="f4" draw:formula="?f0 *cos(?f3 *(pi/180))"/>
            <draw:equation draw:name="f5" draw:formula="412/2"/>
            <draw:equation draw:name="f6" draw:formula="1*-29549/-9984"/>
            <draw:equation draw:name="f7" draw:formula="?f6 *13024"/>
            <draw:equation draw:name="f8" draw:formula="?f7 /-13440"/>
            <draw:equation draw:name="f9" draw:formula="?f5 *sin(?f8 *(pi/180))"/>
            <draw:equation draw:name="f10" draw:formula="521/2"/>
            <draw:equation draw:name="f11" draw:formula="?f10 -?f4 "/>
            <draw:equation draw:name="f12" draw:formula="?f10 +?f4 "/>
            <draw:equation draw:name="f13" draw:formula="?f12 "/>
            <draw:equation draw:name="f14" draw:formula="412/2"/>
            <draw:equation draw:name="f15" draw:formula="?f14 -?f9 "/>
            <draw:equation draw:name="f16" draw:formula="?f14 +?f9 "/>
            <draw:equation draw:name="f17" draw:formula="?f16 "/>
            <draw:equation draw:name="f18" draw:formula="412"/>
            <draw:equation draw:name="f19" draw:formula="521"/>
            <draw:equation draw:name="f20" draw:formula="180"/>
            <draw:equation draw:name="f21" draw:formula="90"/>
            <draw:equation draw:name="f22" draw:formula="270"/>
            <draw:equation draw:name="f23" draw:formula="90"/>
            <draw:equation draw:name="f24" draw:formula=""/>
            <draw:equation draw:name="f25" draw:formula="90"/>
            <draw:equation draw:name="f26" draw:formula="90"/>
            <draw:equation draw:name="f27" draw:formula="90"/>
          </draw:enhanced-geometry>
        </draw:custom-shape>
        <draw:custom-shape draw:style-name="gr54" draw:text-style-name="P7" draw:layer="layout" svg:width="5.944cm" svg:height="0.843cm" svg:x="13.657cm" svg:y="3.422cm">
          <text:list text:style-name="L2">
            <text:list-header>
              <text:p text:style-name="P6"><text:span text:style-name="T7">Group description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944/2"/>
            <draw:equation draw:name="f1" draw:formula="845/2"/>
            <draw:equation draw:name="f2" draw:formula="845"/>
            <draw:equation draw:name="f3" draw:formula="5944"/>
          </draw:enhanced-geometry>
        </draw:custom-shape>
        <draw:custom-shape draw:style-name="gr55" draw:text-style-name="P17" draw:layer="layout" svg:width="0.52cm" svg:height="0.41cm" svg:x="13.225cm" svg:y="5.993cm">
          <text:p/>
          <draw:enhanced-geometry svg:viewBox="0 0 0 0" draw:text-areas="?f11 ?f15 ?f13 ?f17" draw:type="" draw:enhanced-path="M 0 ?f14 L ?f0 ?f5 ?f20 ?f21 ?f0 ?f5 ?f22 ?f23 Z N">
            <draw:equation draw:name="f0" draw:formula="521/2"/>
            <draw:equation draw:name="f1" draw:formula="1*-29549/-9984"/>
            <draw:equation draw:name="f2" draw:formula="?f1 *13024"/>
            <draw:equation draw:name="f3" draw:formula="?f2 /-13440"/>
            <draw:equation draw:name="f4" draw:formula="?f0 *cos(?f3 *(pi/180))"/>
            <draw:equation draw:name="f5" draw:formula="412/2"/>
            <draw:equation draw:name="f6" draw:formula="1*-29549/-9984"/>
            <draw:equation draw:name="f7" draw:formula="?f6 *13024"/>
            <draw:equation draw:name="f8" draw:formula="?f7 /-13440"/>
            <draw:equation draw:name="f9" draw:formula="?f5 *sin(?f8 *(pi/180))"/>
            <draw:equation draw:name="f10" draw:formula="521/2"/>
            <draw:equation draw:name="f11" draw:formula="?f10 -?f4 "/>
            <draw:equation draw:name="f12" draw:formula="?f10 +?f4 "/>
            <draw:equation draw:name="f13" draw:formula="?f12 "/>
            <draw:equation draw:name="f14" draw:formula="412/2"/>
            <draw:equation draw:name="f15" draw:formula="?f14 -?f9 "/>
            <draw:equation draw:name="f16" draw:formula="?f14 +?f9 "/>
            <draw:equation draw:name="f17" draw:formula="?f16 "/>
            <draw:equation draw:name="f18" draw:formula="412"/>
            <draw:equation draw:name="f19" draw:formula="521"/>
            <draw:equation draw:name="f20" draw:formula="180"/>
            <draw:equation draw:name="f21" draw:formula="90"/>
            <draw:equation draw:name="f22" draw:formula="270"/>
            <draw:equation draw:name="f23" draw:formula="90"/>
            <draw:equation draw:name="f24" draw:formula=""/>
            <draw:equation draw:name="f25" draw:formula="90"/>
            <draw:equation draw:name="f26" draw:formula="90"/>
            <draw:equation draw:name="f27" draw:formula="90"/>
          </draw:enhanced-geometry>
        </draw:custom-shape>
        <draw:custom-shape draw:style-name="gr56" draw:text-style-name="P7" draw:layer="layout" svg:width="5.314cm" svg:height="0.843cm" svg:x="13.573cm" svg:y="5.794cm">
          <text:list text:style-name="L2">
            <text:list-header>
              <text:p text:style-name="P6"><text:span text:style-name="T8">For investor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314/2"/>
            <draw:equation draw:name="f1" draw:formula="845/2"/>
            <draw:equation draw:name="f2" draw:formula="845"/>
            <draw:equation draw:name="f3" draw:formula="5314"/>
          </draw:enhanced-geometry>
        </draw:custom-shape>
        <draw:custom-shape draw:style-name="gr57" draw:text-style-name="P17" draw:layer="layout" svg:width="0.463cm" svg:height="0.366cm" svg:x="5.724cm" svg:y="10.522cm">
          <text:p/>
          <draw:enhanced-geometry svg:viewBox="0 0 0 0" draw:text-areas="?f11 ?f15 ?f13 ?f17" draw:type="" draw:enhanced-path="M 0 ?f14 L ?f0 ?f5 ?f20 ?f21 ?f0 ?f5 ?f22 ?f23 Z N">
            <draw:equation draw:name="f0" draw:formula="465/2"/>
            <draw:equation draw:name="f1" draw:formula="1*-29549/-9984"/>
            <draw:equation draw:name="f2" draw:formula="?f1 *13024"/>
            <draw:equation draw:name="f3" draw:formula="?f2 /-13440"/>
            <draw:equation draw:name="f4" draw:formula="?f0 *cos(?f3 *(pi/180))"/>
            <draw:equation draw:name="f5" draw:formula="368/2"/>
            <draw:equation draw:name="f6" draw:formula="1*-29549/-9984"/>
            <draw:equation draw:name="f7" draw:formula="?f6 *13024"/>
            <draw:equation draw:name="f8" draw:formula="?f7 /-13440"/>
            <draw:equation draw:name="f9" draw:formula="?f5 *sin(?f8 *(pi/180))"/>
            <draw:equation draw:name="f10" draw:formula="465/2"/>
            <draw:equation draw:name="f11" draw:formula="?f10 -?f4 "/>
            <draw:equation draw:name="f12" draw:formula="?f10 +?f4 "/>
            <draw:equation draw:name="f13" draw:formula="?f12 "/>
            <draw:equation draw:name="f14" draw:formula="368/2"/>
            <draw:equation draw:name="f15" draw:formula="?f14 -?f9 "/>
            <draw:equation draw:name="f16" draw:formula="?f14 +?f9 "/>
            <draw:equation draw:name="f17" draw:formula="?f16 "/>
            <draw:equation draw:name="f18" draw:formula="368"/>
            <draw:equation draw:name="f19" draw:formula="465"/>
            <draw:equation draw:name="f20" draw:formula="180"/>
            <draw:equation draw:name="f21" draw:formula="90"/>
            <draw:equation draw:name="f22" draw:formula="270"/>
            <draw:equation draw:name="f23" draw:formula="90"/>
            <draw:equation draw:name="f24" draw:formula=""/>
            <draw:equation draw:name="f25" draw:formula="90"/>
            <draw:equation draw:name="f26" draw:formula="90"/>
            <draw:equation draw:name="f27" draw:formula="90"/>
          </draw:enhanced-geometry>
        </draw:custom-shape>
        <draw:custom-shape draw:style-name="gr58" draw:text-style-name="P7" draw:layer="layout" svg:width="4.18cm" svg:height="1.435cm" svg:x="6.121cm" svg:y="9.998cm">
          <text:list text:style-name="L2">
            <text:list-header>
              <text:p text:style-name="P6"><text:span text:style-name="T8">Technical characteristic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4182/2"/>
            <draw:equation draw:name="f1" draw:formula="1437/2"/>
            <draw:equation draw:name="f2" draw:formula="1437"/>
            <draw:equation draw:name="f3" draw:formula="4182"/>
          </draw:enhanced-geometry>
        </draw:custom-shape>
        <draw:custom-shape draw:style-name="gr57" draw:text-style-name="P17" draw:layer="layout" svg:width="0.463cm" svg:height="0.366cm" svg:x="5.741cm" svg:y="9.891cm">
          <text:p/>
          <draw:enhanced-geometry svg:viewBox="0 0 0 0" draw:text-areas="?f11 ?f15 ?f13 ?f17" draw:type="" draw:enhanced-path="M 0 ?f14 L ?f0 ?f5 ?f20 ?f21 ?f0 ?f5 ?f22 ?f23 Z N">
            <draw:equation draw:name="f0" draw:formula="465/2"/>
            <draw:equation draw:name="f1" draw:formula="1*-29549/-9984"/>
            <draw:equation draw:name="f2" draw:formula="?f1 *13024"/>
            <draw:equation draw:name="f3" draw:formula="?f2 /-13440"/>
            <draw:equation draw:name="f4" draw:formula="?f0 *cos(?f3 *(pi/180))"/>
            <draw:equation draw:name="f5" draw:formula="368/2"/>
            <draw:equation draw:name="f6" draw:formula="1*-29549/-9984"/>
            <draw:equation draw:name="f7" draw:formula="?f6 *13024"/>
            <draw:equation draw:name="f8" draw:formula="?f7 /-13440"/>
            <draw:equation draw:name="f9" draw:formula="?f5 *sin(?f8 *(pi/180))"/>
            <draw:equation draw:name="f10" draw:formula="465/2"/>
            <draw:equation draw:name="f11" draw:formula="?f10 -?f4 "/>
            <draw:equation draw:name="f12" draw:formula="?f10 +?f4 "/>
            <draw:equation draw:name="f13" draw:formula="?f12 "/>
            <draw:equation draw:name="f14" draw:formula="368/2"/>
            <draw:equation draw:name="f15" draw:formula="?f14 -?f9 "/>
            <draw:equation draw:name="f16" draw:formula="?f14 +?f9 "/>
            <draw:equation draw:name="f17" draw:formula="?f16 "/>
            <draw:equation draw:name="f18" draw:formula="368"/>
            <draw:equation draw:name="f19" draw:formula="465"/>
            <draw:equation draw:name="f20" draw:formula="180"/>
            <draw:equation draw:name="f21" draw:formula="90"/>
            <draw:equation draw:name="f22" draw:formula="270"/>
            <draw:equation draw:name="f23" draw:formula="90"/>
            <draw:equation draw:name="f24" draw:formula=""/>
            <draw:equation draw:name="f25" draw:formula="90"/>
            <draw:equation draw:name="f26" draw:formula="90"/>
            <draw:equation draw:name="f27" draw:formula="90"/>
          </draw:enhanced-geometry>
        </draw:custom-shape>
        <draw:custom-shape draw:style-name="gr59" draw:text-style-name="P7" draw:layer="layout" svg:width="5.309cm" svg:height="0.843cm" svg:x="6.09cm" svg:y="9.615cm">
          <text:list text:style-name="L2">
            <text:list-header>
              <text:p text:style-name="P6"><text:span text:style-name="T7">Presentation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309/2"/>
            <draw:equation draw:name="f1" draw:formula="841/2"/>
            <draw:equation draw:name="f2" draw:formula="841"/>
            <draw:equation draw:name="f3" draw:formula="5309"/>
          </draw:enhanced-geometry>
        </draw:custom-shape>
        <draw:custom-shape draw:style-name="gr57" draw:text-style-name="P17" draw:layer="layout" svg:width="0.463cm" svg:height="0.366cm" svg:x="5.741cm" svg:y="15.972cm">
          <text:p/>
          <draw:enhanced-geometry svg:viewBox="0 0 0 0" draw:text-areas="?f11 ?f15 ?f13 ?f17" draw:type="" draw:enhanced-path="M 0 ?f14 L ?f0 ?f5 ?f20 ?f21 ?f0 ?f5 ?f22 ?f23 Z N">
            <draw:equation draw:name="f0" draw:formula="465/2"/>
            <draw:equation draw:name="f1" draw:formula="1*-29549/-9984"/>
            <draw:equation draw:name="f2" draw:formula="?f1 *13024"/>
            <draw:equation draw:name="f3" draw:formula="?f2 /-13440"/>
            <draw:equation draw:name="f4" draw:formula="?f0 *cos(?f3 *(pi/180))"/>
            <draw:equation draw:name="f5" draw:formula="368/2"/>
            <draw:equation draw:name="f6" draw:formula="1*-29549/-9984"/>
            <draw:equation draw:name="f7" draw:formula="?f6 *13024"/>
            <draw:equation draw:name="f8" draw:formula="?f7 /-13440"/>
            <draw:equation draw:name="f9" draw:formula="?f5 *sin(?f8 *(pi/180))"/>
            <draw:equation draw:name="f10" draw:formula="465/2"/>
            <draw:equation draw:name="f11" draw:formula="?f10 -?f4 "/>
            <draw:equation draw:name="f12" draw:formula="?f10 +?f4 "/>
            <draw:equation draw:name="f13" draw:formula="?f12 "/>
            <draw:equation draw:name="f14" draw:formula="368/2"/>
            <draw:equation draw:name="f15" draw:formula="?f14 -?f9 "/>
            <draw:equation draw:name="f16" draw:formula="?f14 +?f9 "/>
            <draw:equation draw:name="f17" draw:formula="?f16 "/>
            <draw:equation draw:name="f18" draw:formula="368"/>
            <draw:equation draw:name="f19" draw:formula="465"/>
            <draw:equation draw:name="f20" draw:formula="180"/>
            <draw:equation draw:name="f21" draw:formula="90"/>
            <draw:equation draw:name="f22" draw:formula="270"/>
            <draw:equation draw:name="f23" draw:formula="90"/>
            <draw:equation draw:name="f24" draw:formula=""/>
            <draw:equation draw:name="f25" draw:formula="90"/>
            <draw:equation draw:name="f26" draw:formula="90"/>
            <draw:equation draw:name="f27" draw:formula="90"/>
          </draw:enhanced-geometry>
        </draw:custom-shape>
        <draw:custom-shape draw:style-name="gr60" draw:text-style-name="P7" draw:layer="layout" svg:width="4.039cm" svg:height="0.843cm" svg:x="6.09cm" svg:y="15.685cm">
          <text:list text:style-name="L2">
            <text:list-header>
              <text:p text:style-name="P6"><text:span text:style-name="T7">Description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4039/2"/>
            <draw:equation draw:name="f1" draw:formula="845/2"/>
            <draw:equation draw:name="f2" draw:formula="845"/>
            <draw:equation draw:name="f3" draw:formula="4039"/>
          </draw:enhanced-geometry>
        </draw:custom-shape>
        <draw:custom-shape draw:style-name="gr57" draw:text-style-name="P17" draw:layer="layout" svg:width="0.463cm" svg:height="0.366cm" svg:x="15.619cm" svg:y="10.522cm">
          <text:p/>
          <draw:enhanced-geometry svg:viewBox="0 0 0 0" draw:text-areas="?f11 ?f15 ?f13 ?f17" draw:type="" draw:enhanced-path="M 0 ?f14 L ?f0 ?f5 ?f20 ?f21 ?f0 ?f5 ?f22 ?f23 Z N">
            <draw:equation draw:name="f0" draw:formula="465/2"/>
            <draw:equation draw:name="f1" draw:formula="1*-29549/-9984"/>
            <draw:equation draw:name="f2" draw:formula="?f1 *13024"/>
            <draw:equation draw:name="f3" draw:formula="?f2 /-13440"/>
            <draw:equation draw:name="f4" draw:formula="?f0 *cos(?f3 *(pi/180))"/>
            <draw:equation draw:name="f5" draw:formula="368/2"/>
            <draw:equation draw:name="f6" draw:formula="1*-29549/-9984"/>
            <draw:equation draw:name="f7" draw:formula="?f6 *13024"/>
            <draw:equation draw:name="f8" draw:formula="?f7 /-13440"/>
            <draw:equation draw:name="f9" draw:formula="?f5 *sin(?f8 *(pi/180))"/>
            <draw:equation draw:name="f10" draw:formula="465/2"/>
            <draw:equation draw:name="f11" draw:formula="?f10 -?f4 "/>
            <draw:equation draw:name="f12" draw:formula="?f10 +?f4 "/>
            <draw:equation draw:name="f13" draw:formula="?f12 "/>
            <draw:equation draw:name="f14" draw:formula="368/2"/>
            <draw:equation draw:name="f15" draw:formula="?f14 -?f9 "/>
            <draw:equation draw:name="f16" draw:formula="?f14 +?f9 "/>
            <draw:equation draw:name="f17" draw:formula="?f16 "/>
            <draw:equation draw:name="f18" draw:formula="368"/>
            <draw:equation draw:name="f19" draw:formula="465"/>
            <draw:equation draw:name="f20" draw:formula="180"/>
            <draw:equation draw:name="f21" draw:formula="90"/>
            <draw:equation draw:name="f22" draw:formula="270"/>
            <draw:equation draw:name="f23" draw:formula="90"/>
            <draw:equation draw:name="f24" draw:formula=""/>
            <draw:equation draw:name="f25" draw:formula="90"/>
            <draw:equation draw:name="f26" draw:formula="90"/>
            <draw:equation draw:name="f27" draw:formula="90"/>
          </draw:enhanced-geometry>
        </draw:custom-shape>
        <draw:custom-shape draw:style-name="gr61" draw:text-style-name="P7" draw:layer="layout" svg:width="5.609cm" svg:height="0.843cm" svg:x="16.016cm" svg:y="10.297cm">
          <text:list text:style-name="L2">
            <text:list-header>
              <text:p text:style-name="P6"><text:span text:style-name="T8">Activation and rule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612/2"/>
            <draw:equation draw:name="f1" draw:formula="845/2"/>
            <draw:equation draw:name="f2" draw:formula="845"/>
            <draw:equation draw:name="f3" draw:formula="5612"/>
          </draw:enhanced-geometry>
        </draw:custom-shape>
        <draw:custom-shape draw:style-name="gr57" draw:text-style-name="P17" draw:layer="layout" svg:width="0.463cm" svg:height="0.366cm" svg:x="15.637cm" svg:y="9.891cm">
          <text:p/>
          <draw:enhanced-geometry svg:viewBox="0 0 0 0" draw:text-areas="?f11 ?f15 ?f13 ?f17" draw:type="" draw:enhanced-path="M 0 ?f14 L ?f0 ?f5 ?f20 ?f21 ?f0 ?f5 ?f22 ?f23 Z N">
            <draw:equation draw:name="f0" draw:formula="465/2"/>
            <draw:equation draw:name="f1" draw:formula="1*-29549/-9984"/>
            <draw:equation draw:name="f2" draw:formula="?f1 *13024"/>
            <draw:equation draw:name="f3" draw:formula="?f2 /-13440"/>
            <draw:equation draw:name="f4" draw:formula="?f0 *cos(?f3 *(pi/180))"/>
            <draw:equation draw:name="f5" draw:formula="368/2"/>
            <draw:equation draw:name="f6" draw:formula="1*-29549/-9984"/>
            <draw:equation draw:name="f7" draw:formula="?f6 *13024"/>
            <draw:equation draw:name="f8" draw:formula="?f7 /-13440"/>
            <draw:equation draw:name="f9" draw:formula="?f5 *sin(?f8 *(pi/180))"/>
            <draw:equation draw:name="f10" draw:formula="465/2"/>
            <draw:equation draw:name="f11" draw:formula="?f10 -?f4 "/>
            <draw:equation draw:name="f12" draw:formula="?f10 +?f4 "/>
            <draw:equation draw:name="f13" draw:formula="?f12 "/>
            <draw:equation draw:name="f14" draw:formula="368/2"/>
            <draw:equation draw:name="f15" draw:formula="?f14 -?f9 "/>
            <draw:equation draw:name="f16" draw:formula="?f14 +?f9 "/>
            <draw:equation draw:name="f17" draw:formula="?f16 "/>
            <draw:equation draw:name="f18" draw:formula="368"/>
            <draw:equation draw:name="f19" draw:formula="465"/>
            <draw:equation draw:name="f20" draw:formula="180"/>
            <draw:equation draw:name="f21" draw:formula="90"/>
            <draw:equation draw:name="f22" draw:formula="270"/>
            <draw:equation draw:name="f23" draw:formula="90"/>
            <draw:equation draw:name="f24" draw:formula=""/>
            <draw:equation draw:name="f25" draw:formula="90"/>
            <draw:equation draw:name="f26" draw:formula="90"/>
            <draw:equation draw:name="f27" draw:formula="90"/>
          </draw:enhanced-geometry>
        </draw:custom-shape>
        <draw:custom-shape draw:style-name="gr62" draw:text-style-name="P7" draw:layer="layout" svg:width="5.31cm" svg:height="0.843cm" svg:x="15.985cm" svg:y="9.615cm">
          <text:list text:style-name="L2">
            <text:list-header>
              <text:p text:style-name="P6"><text:span text:style-name="T7">Description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309/2"/>
            <draw:equation draw:name="f1" draw:formula="841/2"/>
            <draw:equation draw:name="f2" draw:formula="841"/>
            <draw:equation draw:name="f3" draw:formula="5309"/>
          </draw:enhanced-geometry>
        </draw:custom-shape>
        <draw:custom-shape draw:style-name="gr57" draw:text-style-name="P17" draw:layer="layout" svg:width="0.463cm" svg:height="0.366cm" svg:x="15.628cm" svg:y="11.205cm">
          <text:p/>
          <draw:enhanced-geometry svg:viewBox="0 0 0 0" draw:text-areas="?f11 ?f15 ?f13 ?f17" draw:type="" draw:enhanced-path="M 0 ?f14 L ?f0 ?f5 ?f20 ?f21 ?f0 ?f5 ?f22 ?f23 Z N">
            <draw:equation draw:name="f0" draw:formula="465/2"/>
            <draw:equation draw:name="f1" draw:formula="1*-29549/-9984"/>
            <draw:equation draw:name="f2" draw:formula="?f1 *13024"/>
            <draw:equation draw:name="f3" draw:formula="?f2 /-13440"/>
            <draw:equation draw:name="f4" draw:formula="?f0 *cos(?f3 *(pi/180))"/>
            <draw:equation draw:name="f5" draw:formula="368/2"/>
            <draw:equation draw:name="f6" draw:formula="1*-29549/-9984"/>
            <draw:equation draw:name="f7" draw:formula="?f6 *13024"/>
            <draw:equation draw:name="f8" draw:formula="?f7 /-13440"/>
            <draw:equation draw:name="f9" draw:formula="?f5 *sin(?f8 *(pi/180))"/>
            <draw:equation draw:name="f10" draw:formula="465/2"/>
            <draw:equation draw:name="f11" draw:formula="?f10 -?f4 "/>
            <draw:equation draw:name="f12" draw:formula="?f10 +?f4 "/>
            <draw:equation draw:name="f13" draw:formula="?f12 "/>
            <draw:equation draw:name="f14" draw:formula="368/2"/>
            <draw:equation draw:name="f15" draw:formula="?f14 -?f9 "/>
            <draw:equation draw:name="f16" draw:formula="?f14 +?f9 "/>
            <draw:equation draw:name="f17" draw:formula="?f16 "/>
            <draw:equation draw:name="f18" draw:formula="368"/>
            <draw:equation draw:name="f19" draw:formula="465"/>
            <draw:equation draw:name="f20" draw:formula="180"/>
            <draw:equation draw:name="f21" draw:formula="90"/>
            <draw:equation draw:name="f22" draw:formula="270"/>
            <draw:equation draw:name="f23" draw:formula="90"/>
            <draw:equation draw:name="f24" draw:formula=""/>
            <draw:equation draw:name="f25" draw:formula="90"/>
            <draw:equation draw:name="f26" draw:formula="90"/>
            <draw:equation draw:name="f27" draw:formula="90"/>
          </draw:enhanced-geometry>
        </draw:custom-shape>
        <draw:custom-shape draw:style-name="gr63" draw:text-style-name="P7" draw:layer="layout" svg:width="3.378cm" svg:height="0.843cm" svg:x="16.025cm" svg:y="10.974cm">
          <text:list text:style-name="L2">
            <text:list-header>
              <text:p text:style-name="P6"><text:span text:style-name="T8">FAQ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379/2"/>
            <draw:equation draw:name="f1" draw:formula="841/2"/>
            <draw:equation draw:name="f2" draw:formula="841"/>
            <draw:equation draw:name="f3" draw:formula="3379"/>
          </draw:enhanced-geometry>
        </draw:custom-shape>
        <draw:line draw:style-name="gr64" draw:text-style-name="P8" draw:layer="layout" svg:x1="15.243cm" svg:y1="9.922cm" svg:x2="13.008cm" svg:y2="9.926cm">
          <text:p/>
        </draw:line>
        <draw:connector draw:style-name="gr65" draw:text-style-name="P8" draw:layer="layout" draw:type="line" svg:x1="11.893cm" svg:y1="9.947cm" svg:x2="10.3cm" svg:y2="9.953cm" svg:d="M11893 9947l-1593 6" svg:viewBox="0 0 1594 7">
          <text:p/>
        </draw:connector>
        <draw:line draw:style-name="gr66" draw:text-style-name="P8" draw:layer="layout" svg:x1="15.306cm" svg:y1="11.205cm" svg:x2="13.026cm" svg:y2="11.21cm">
          <text:p/>
        </draw:line>
        <draw:connector draw:style-name="gr67" draw:text-style-name="P8" draw:layer="layout" draw:type="line" svg:x1="11.905cm" svg:y1="11.235cm" svg:x2="10.295cm" svg:y2="11.221cm" svg:d="M11905 11235l-1610-14" svg:viewBox="0 0 1611 15">
          <text:p/>
        </draw:connector>
        <draw:custom-shape draw:style-name="gr68" draw:text-style-name="P7" draw:layer="layout" svg:width="7.413cm" svg:height="1.603cm" svg:x="11.386cm" svg:y="7.797cm">
          <text:list text:style-name="L2">
            <text:list-header>
              <text:p text:style-name="P6"><text:span text:style-name="T5">Available SL Service</text:span></text:p>
              <text:p text:style-name="P6"><text:span text:style-name="T5">1:5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7414/2"/>
            <draw:equation draw:name="f1" draw:formula="1605/2"/>
            <draw:equation draw:name="f2" draw:formula="1605"/>
            <draw:equation draw:name="f3" draw:formula="7414"/>
          </draw:enhanced-geometry>
        </draw:custom-shape>
        <draw:custom-shape draw:style-name="gr69" draw:text-style-name="P7" draw:layer="layout" svg:width="5.247cm" svg:height="1.603cm" svg:x="9.75cm" svg:y="11.453cm">
          <text:list text:style-name="L2">
            <text:list-header>
              <text:p text:style-name="P6"><text:span text:style-name="T5">For device(s)_1</text:span></text:p>
              <text:p text:style-name="P6"><text:span text:style-name="T5">1:30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249/2"/>
            <draw:equation draw:name="f1" draw:formula="1605/2"/>
            <draw:equation draw:name="f2" draw:formula="1605"/>
            <draw:equation draw:name="f3" draw:formula="5249"/>
          </draw:enhanced-geometry>
        </draw:custom-shape>
        <draw:line draw:style-name="gr66" draw:text-style-name="P8" draw:layer="layout" svg:x1="8.489cm" svg:y1="15.231cm" svg:x2="8.498cm" svg:y2="13.167cm">
          <text:p/>
        </draw:line>
        <draw:connector draw:style-name="gr67" draw:text-style-name="P8" draw:layer="layout" draw:type="line" svg:x1="8.493cm" svg:y1="12.236cm" svg:x2="8.488cm" svg:y2="11.596cm" svg:d="M8493 12236l-5-640" svg:viewBox="0 0 6 641">
          <text:p/>
        </draw:connector>
        <draw:custom-shape draw:style-name="gr70" draw:text-style-name="P7" draw:layer="layout" svg:width="4.189cm" svg:height="2.279cm" svg:x="8.608cm" svg:y="12.985cm">
          <text:list text:style-name="L2">
            <text:list-header>
              <text:p text:style-name="P6"><text:span text:style-name="T5">Assistance for</text:span></text:p>
              <text:p text:style-name="P6"><text:span text:style-name="T5">1:10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4192/2"/>
            <draw:equation draw:name="f1" draw:formula="2277/2"/>
            <draw:equation draw:name="f2" draw:formula="2277"/>
            <draw:equation draw:name="f3" draw:formula="4192"/>
          </draw:enhanced-geometry>
        </draw:custom-shape>
        <draw:line draw:style-name="gr64" draw:text-style-name="P8" draw:layer="layout" svg:x1="6.019cm" svg:y1="15.205cm" svg:x2="6.028cm" svg:y2="13.141cm">
          <text:p/>
        </draw:line>
        <draw:connector draw:style-name="gr65" draw:text-style-name="P8" draw:layer="layout" draw:type="line" svg:x1="6.023cm" svg:y1="12.214cm" svg:x2="6.017cm" svg:y2="11.574cm" svg:d="M6023 12214l-6-640" svg:viewBox="0 0 7 641">
          <text:p/>
        </draw:connector>
        <draw:custom-shape draw:style-name="gr71" draw:text-style-name="P7" draw:layer="layout" svg:width="3.881cm" svg:height="2.279cm" svg:x="1.521cm" svg:y="12.912cm">
          <text:list text:style-name="L2">
            <text:list-header>
              <text:p text:style-name="P6"><text:span text:style-name="T5">For</text:span></text:p>
              <text:p text:style-name="P6"><text:span text:style-name="T5">device(s)_2</text:span></text:p>
              <text:p text:style-name="P6"><text:span text:style-name="T5">1:10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881/2"/>
            <draw:equation draw:name="f1" draw:formula="2281/2"/>
            <draw:equation draw:name="f2" draw:formula="2281"/>
            <draw:equation draw:name="f3" draw:formula="3881"/>
          </draw:enhanced-geometry>
        </draw:custom-shape>
        <draw:custom-shape draw:style-name="gr72" draw:text-style-name="P11" draw:layer="layout" svg:width="4.44cm" svg:height="2.279cm" svg:x="20.66cm" svg:y="11.205cm">
          <text:list text:style-name="L2">
            <text:list-header>
              <text:p text:style-name="P10"><text:span text:style-name="T5">Smart life</text:span></text:p>
              <text:p text:style-name="P10"><text:span text:style-name="T5">Services by </text:span></text:p>
              <text:p text:style-name="P10"><text:span text:style-name="T5">category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4441/2"/>
            <draw:equation draw:name="f1" draw:formula="2281/2"/>
            <draw:equation draw:name="f2" draw:formula="2281"/>
            <draw:equation draw:name="f3" draw:formula="4441"/>
          </draw:enhanced-geometry>
        </draw:custom-shape>
        <draw:custom-shape draw:style-name="gr73" draw:text-style-name="P9" draw:layer="layout" svg:width="0.864cm" svg:height="1.023cm" svg:x="21.687cm" svg:y="10.389cm">
          <text:p/>
          <draw:enhanced-geometry svg:viewBox="0 0 0 0" draw:text-areas="?f23 ?f17 ?f24 ?f19" draw:type="" draw:modifiers="50000 50000" draw:enhanced-path="M 0 ?f16 L ?f13 0 ?f13 ?f17 ?f24 ?f17 ?f24 ?f19 ?f13 ?f19 ?f13 ?f25 Z N">
            <draw:equation draw:name="f0" draw:formula="min(867,1023)"/>
            <draw:equation draw:name="f1" draw:formula="-31072*867"/>
            <draw:equation draw:name="f2" draw:formula="?f1 /?f0 "/>
            <draw:equation draw:name="f3" draw:formula="-$0 "/>
            <draw:equation draw:name="f4" draw:formula="-31072-$0 "/>
            <draw:equation draw:name="f5" draw:formula="if(?f4 ,$0 ,-31072)"/>
            <draw:equation draw:name="f6" draw:formula="if(?f3 ,0,?f4 )"/>
            <draw:equation draw:name="f7" draw:formula="-$1 "/>
            <draw:equation draw:name="f8" draw:formula="?f2 -$1 "/>
            <draw:equation draw:name="f9" draw:formula="if(?f8 ,$1 ,?f2 )"/>
            <draw:equation draw:name="f10" draw:formula="if(?f7 ,0,?f8 )"/>
            <draw:equation draw:name="f11" draw:formula="?f0 *?f10 "/>
            <draw:equation draw:name="f12" draw:formula="?f11 /-31072"/>
            <draw:equation draw:name="f13" draw:formula="?f12 "/>
            <draw:equation draw:name="f14" draw:formula="1023*?f6 "/>
            <draw:equation draw:name="f15" draw:formula="?f14 /3392"/>
            <draw:equation draw:name="f16" draw:formula="1023/2"/>
            <draw:equation draw:name="f17" draw:formula="?f16 -?f15 "/>
            <draw:equation draw:name="f18" draw:formula="?f16 +?f15 "/>
            <draw:equation draw:name="f19" draw:formula="?f18 "/>
            <draw:equation draw:name="f20" draw:formula="1023/2"/>
            <draw:equation draw:name="f21" draw:formula="?f17 *?f12 "/>
            <draw:equation draw:name="f22" draw:formula="?f21 /?f20 "/>
            <draw:equation draw:name="f23" draw:formula="?f13 -?f22 "/>
            <draw:equation draw:name="f24" draw:formula="867"/>
            <draw:equation draw:name="f25" draw:formula="1023"/>
            <draw:handle draw:handle-position="?f13 ?f8" draw:handle-range-y-minimum="0" draw:handle-range-y-maximum="100000"/>
            <draw:handle draw:handle-position="?f5 top" draw:handle-range-x-minimum="0" draw:handle-range-x-maximum="?f1"/>
          </draw:enhanced-geometry>
        </draw:custom-shape>
        <draw:custom-shape draw:style-name="gr74" draw:text-style-name="P9" draw:layer="layout" svg:width="0.957cm" svg:height="1.023cm" svg:x="24.245cm" svg:y="10.389cm">
          <text:p/>
          <draw:enhanced-geometry svg:viewBox="0 0 0 0" draw:text-areas="?f23 ?f17 ?f24 ?f19" draw:type="" draw:modifiers="50000 50000" draw:enhanced-path="M 0 ?f16 L ?f13 0 ?f13 ?f17 ?f24 ?f17 ?f24 ?f19 ?f13 ?f19 ?f13 ?f25 Z N">
            <draw:equation draw:name="f0" draw:formula="min(957,1023)"/>
            <draw:equation draw:name="f1" draw:formula="-31072*957"/>
            <draw:equation draw:name="f2" draw:formula="?f1 /?f0 "/>
            <draw:equation draw:name="f3" draw:formula="-$0 "/>
            <draw:equation draw:name="f4" draw:formula="-31072-$0 "/>
            <draw:equation draw:name="f5" draw:formula="if(?f4 ,$0 ,-31072)"/>
            <draw:equation draw:name="f6" draw:formula="if(?f3 ,0,?f4 )"/>
            <draw:equation draw:name="f7" draw:formula="-$1 "/>
            <draw:equation draw:name="f8" draw:formula="?f2 -$1 "/>
            <draw:equation draw:name="f9" draw:formula="if(?f8 ,$1 ,?f2 )"/>
            <draw:equation draw:name="f10" draw:formula="if(?f7 ,0,?f8 )"/>
            <draw:equation draw:name="f11" draw:formula="?f0 *?f10 "/>
            <draw:equation draw:name="f12" draw:formula="?f11 /-31072"/>
            <draw:equation draw:name="f13" draw:formula="?f12 "/>
            <draw:equation draw:name="f14" draw:formula="1023*?f6 "/>
            <draw:equation draw:name="f15" draw:formula="?f14 /3392"/>
            <draw:equation draw:name="f16" draw:formula="1023/2"/>
            <draw:equation draw:name="f17" draw:formula="?f16 -?f15 "/>
            <draw:equation draw:name="f18" draw:formula="?f16 +?f15 "/>
            <draw:equation draw:name="f19" draw:formula="?f18 "/>
            <draw:equation draw:name="f20" draw:formula="1023/2"/>
            <draw:equation draw:name="f21" draw:formula="?f17 *?f12 "/>
            <draw:equation draw:name="f22" draw:formula="?f21 /?f20 "/>
            <draw:equation draw:name="f23" draw:formula="?f13 -?f22 "/>
            <draw:equation draw:name="f24" draw:formula="957"/>
            <draw:equation draw:name="f25" draw:formula="1023"/>
            <draw:handle draw:handle-position="?f13 ?f8" draw:handle-range-y-minimum="0" draw:handle-range-y-maximum="100000"/>
            <draw:handle draw:handle-position="?f5 top" draw:handle-range-x-minimum="0" draw:handle-range-x-maximum="?f1"/>
          </draw:enhanced-geometry>
        </draw:custom-shape>
        <draw:custom-shape draw:style-name="gr75" draw:text-style-name="P11" draw:layer="layout" svg:width="7.223cm" svg:height="2.279cm" svg:x="22.6cm" svg:y="7.761cm">
          <text:list text:style-name="L2">
            <text:list-header>
              <text:p text:style-name="P10"><text:span text:style-name="T5">All smart</text:span></text:p>
              <text:p text:style-name="P10"><text:span text:style-name="T5">Life services</text:span></text:p>
              <text:p text:style-name="P10"><text:span text:style-name="T5">categorie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7225/2"/>
            <draw:equation draw:name="f1" draw:formula="2281/2"/>
            <draw:equation draw:name="f2" draw:formula="2281"/>
            <draw:equation draw:name="f3" draw:formula="7225"/>
          </draw:enhanced-geometry>
        </draw:custom-shape>
        <draw:custom-shape draw:style-name="gr76" draw:text-style-name="P11" draw:layer="layout" svg:width="7.223cm" svg:height="0.927cm" svg:x="19.632cm" svg:y="14.654cm">
          <text:list text:style-name="L2">
            <text:list-header>
              <text:p text:style-name="P10"><text:span text:style-name="T5">Highlight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7225/2"/>
            <draw:equation draw:name="f1" draw:formula="925/2"/>
            <draw:equation draw:name="f2" draw:formula="925"/>
            <draw:equation draw:name="f3" draw:formula="7225"/>
          </draw:enhanced-geometry>
        </draw:custom-shape>
        <draw:custom-shape draw:style-name="gr77" draw:text-style-name="P9" draw:layer="layout" svg:width="0.895cm" svg:height="0.962cm" draw:transform="rotate (-3.14159265358979) translate (5.449cm 10.985cm)">
          <text:p/>
          <draw:enhanced-geometry svg:viewBox="0 0 0 0" draw:text-areas="?f23 ?f17 ?f24 ?f19" draw:type="" draw:modifiers="50000 50000" draw:enhanced-path="M 0 ?f16 L ?f13 0 ?f13 ?f17 ?f24 ?f17 ?f24 ?f19 ?f13 ?f19 ?f13 ?f25 Z N">
            <draw:equation draw:name="f0" draw:formula="min(895,964)"/>
            <draw:equation draw:name="f1" draw:formula="-31072*895"/>
            <draw:equation draw:name="f2" draw:formula="?f1 /?f0 "/>
            <draw:equation draw:name="f3" draw:formula="-$0 "/>
            <draw:equation draw:name="f4" draw:formula="-31072-$0 "/>
            <draw:equation draw:name="f5" draw:formula="if(?f4 ,$0 ,-31072)"/>
            <draw:equation draw:name="f6" draw:formula="if(?f3 ,0,?f4 )"/>
            <draw:equation draw:name="f7" draw:formula="-$1 "/>
            <draw:equation draw:name="f8" draw:formula="?f2 -$1 "/>
            <draw:equation draw:name="f9" draw:formula="if(?f8 ,$1 ,?f2 )"/>
            <draw:equation draw:name="f10" draw:formula="if(?f7 ,0,?f8 )"/>
            <draw:equation draw:name="f11" draw:formula="?f0 *?f10 "/>
            <draw:equation draw:name="f12" draw:formula="?f11 /-31072"/>
            <draw:equation draw:name="f13" draw:formula="?f12 "/>
            <draw:equation draw:name="f14" draw:formula="964*?f6 "/>
            <draw:equation draw:name="f15" draw:formula="?f14 /3392"/>
            <draw:equation draw:name="f16" draw:formula="964/2"/>
            <draw:equation draw:name="f17" draw:formula="?f16 -?f15 "/>
            <draw:equation draw:name="f18" draw:formula="?f16 +?f15 "/>
            <draw:equation draw:name="f19" draw:formula="?f18 "/>
            <draw:equation draw:name="f20" draw:formula="964/2"/>
            <draw:equation draw:name="f21" draw:formula="?f17 *?f12 "/>
            <draw:equation draw:name="f22" draw:formula="?f21 /?f20 "/>
            <draw:equation draw:name="f23" draw:formula="?f13 -?f22 "/>
            <draw:equation draw:name="f24" draw:formula="895"/>
            <draw:equation draw:name="f25" draw:formula="964"/>
            <draw:handle draw:handle-position="?f13 ?f8" draw:handle-range-y-minimum="0" draw:handle-range-y-maximum="100000"/>
            <draw:handle draw:handle-position="?f5 top" draw:handle-range-x-minimum="0" draw:handle-range-x-maximum="?f1"/>
          </draw:enhanced-geometry>
        </draw:custom-shape>
        <draw:custom-shape draw:style-name="gr78" draw:text-style-name="P9" draw:layer="layout" svg:width="0.895cm" svg:height="0.961cm" draw:transform="rotate (-3.14159265358979) translate (2.693cm 10.966cm)">
          <text:p/>
          <draw:enhanced-geometry svg:viewBox="0 0 0 0" draw:text-areas="?f23 ?f17 ?f24 ?f19" draw:type="" draw:modifiers="50000 50000" draw:enhanced-path="M 0 ?f16 L ?f13 0 ?f13 ?f17 ?f24 ?f17 ?f24 ?f19 ?f13 ?f19 ?f13 ?f25 Z N">
            <draw:equation draw:name="f0" draw:formula="min(895,964)"/>
            <draw:equation draw:name="f1" draw:formula="-31072*895"/>
            <draw:equation draw:name="f2" draw:formula="?f1 /?f0 "/>
            <draw:equation draw:name="f3" draw:formula="-$0 "/>
            <draw:equation draw:name="f4" draw:formula="-31072-$0 "/>
            <draw:equation draw:name="f5" draw:formula="if(?f4 ,$0 ,-31072)"/>
            <draw:equation draw:name="f6" draw:formula="if(?f3 ,0,?f4 )"/>
            <draw:equation draw:name="f7" draw:formula="-$1 "/>
            <draw:equation draw:name="f8" draw:formula="?f2 -$1 "/>
            <draw:equation draw:name="f9" draw:formula="if(?f8 ,$1 ,?f2 )"/>
            <draw:equation draw:name="f10" draw:formula="if(?f7 ,0,?f8 )"/>
            <draw:equation draw:name="f11" draw:formula="?f0 *?f10 "/>
            <draw:equation draw:name="f12" draw:formula="?f11 /-31072"/>
            <draw:equation draw:name="f13" draw:formula="?f12 "/>
            <draw:equation draw:name="f14" draw:formula="964*?f6 "/>
            <draw:equation draw:name="f15" draw:formula="?f14 /3392"/>
            <draw:equation draw:name="f16" draw:formula="964/2"/>
            <draw:equation draw:name="f17" draw:formula="?f16 -?f15 "/>
            <draw:equation draw:name="f18" draw:formula="?f16 +?f15 "/>
            <draw:equation draw:name="f19" draw:formula="?f18 "/>
            <draw:equation draw:name="f20" draw:formula="964/2"/>
            <draw:equation draw:name="f21" draw:formula="?f17 *?f12 "/>
            <draw:equation draw:name="f22" draw:formula="?f21 /?f20 "/>
            <draw:equation draw:name="f23" draw:formula="?f13 -?f22 "/>
            <draw:equation draw:name="f24" draw:formula="895"/>
            <draw:equation draw:name="f25" draw:formula="964"/>
            <draw:handle draw:handle-position="?f13 ?f8" draw:handle-range-y-minimum="0" draw:handle-range-y-maximum="100000"/>
            <draw:handle draw:handle-position="?f5 top" draw:handle-range-x-minimum="0" draw:handle-range-x-maximum="?f1"/>
          </draw:enhanced-geometry>
        </draw:custom-shape>
        <draw:custom-shape draw:style-name="gr79" draw:text-style-name="P7" draw:layer="layout" svg:width="3.588cm" svg:height="1.603cm" svg:x="2.103cm" svg:y="7.898cm">
          <text:list text:style-name="L2">
            <text:list-header>
              <text:p text:style-name="P6"><text:span text:style-name="T5">Devices by</text:span></text:p>
              <text:p text:style-name="P6"><text:span text:style-name="T5">category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586/2"/>
            <draw:equation draw:name="f1" draw:formula="1604/2"/>
            <draw:equation draw:name="f2" draw:formula="1604"/>
            <draw:equation draw:name="f3" draw:formula="3586"/>
          </draw:enhanced-geometry>
        </draw:custom-shape>
        <draw:custom-shape draw:style-name="gr80" draw:text-style-name="P7" draw:layer="layout" svg:width="3.52cm" svg:height="1.603cm" svg:x="-0.185cm" svg:y="10.799cm">
          <text:list text:style-name="L2">
            <text:list-header>
              <text:p text:style-name="P6"><text:span text:style-name="T5">All devices</text:span></text:p>
              <text:p text:style-name="P6"><text:span text:style-name="T5">categorie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518/2"/>
            <draw:equation draw:name="f1" draw:formula="1602/2"/>
            <draw:equation draw:name="f2" draw:formula="1602"/>
            <draw:equation draw:name="f3" draw:formula="3518"/>
          </draw:enhanced-geometry>
        </draw:custom-shape>
        <draw:custom-shape draw:style-name="gr77" draw:text-style-name="P9" draw:layer="layout" svg:width="0.895cm" svg:height="0.962cm" draw:transform="rotate (-3.14159265358979) translate (5.449cm 17.088cm)">
          <text:p/>
          <draw:enhanced-geometry svg:viewBox="0 0 0 0" draw:text-areas="?f23 ?f17 ?f24 ?f19" draw:type="" draw:modifiers="50000 50000" draw:enhanced-path="M 0 ?f16 L ?f13 0 ?f13 ?f17 ?f24 ?f17 ?f24 ?f19 ?f13 ?f19 ?f13 ?f25 Z N">
            <draw:equation draw:name="f0" draw:formula="min(895,964)"/>
            <draw:equation draw:name="f1" draw:formula="-31072*895"/>
            <draw:equation draw:name="f2" draw:formula="?f1 /?f0 "/>
            <draw:equation draw:name="f3" draw:formula="-$0 "/>
            <draw:equation draw:name="f4" draw:formula="-31072-$0 "/>
            <draw:equation draw:name="f5" draw:formula="if(?f4 ,$0 ,-31072)"/>
            <draw:equation draw:name="f6" draw:formula="if(?f3 ,0,?f4 )"/>
            <draw:equation draw:name="f7" draw:formula="-$1 "/>
            <draw:equation draw:name="f8" draw:formula="?f2 -$1 "/>
            <draw:equation draw:name="f9" draw:formula="if(?f8 ,$1 ,?f2 )"/>
            <draw:equation draw:name="f10" draw:formula="if(?f7 ,0,?f8 )"/>
            <draw:equation draw:name="f11" draw:formula="?f0 *?f10 "/>
            <draw:equation draw:name="f12" draw:formula="?f11 /-31072"/>
            <draw:equation draw:name="f13" draw:formula="?f12 "/>
            <draw:equation draw:name="f14" draw:formula="964*?f6 "/>
            <draw:equation draw:name="f15" draw:formula="?f14 /3392"/>
            <draw:equation draw:name="f16" draw:formula="964/2"/>
            <draw:equation draw:name="f17" draw:formula="?f16 -?f15 "/>
            <draw:equation draw:name="f18" draw:formula="?f16 +?f15 "/>
            <draw:equation draw:name="f19" draw:formula="?f18 "/>
            <draw:equation draw:name="f20" draw:formula="964/2"/>
            <draw:equation draw:name="f21" draw:formula="?f17 *?f12 "/>
            <draw:equation draw:name="f22" draw:formula="?f21 /?f20 "/>
            <draw:equation draw:name="f23" draw:formula="?f13 -?f22 "/>
            <draw:equation draw:name="f24" draw:formula="895"/>
            <draw:equation draw:name="f25" draw:formula="964"/>
            <draw:handle draw:handle-position="?f13 ?f8" draw:handle-range-y-minimum="0" draw:handle-range-y-maximum="100000"/>
            <draw:handle draw:handle-position="?f5 top" draw:handle-range-x-minimum="0" draw:handle-range-x-maximum="?f1"/>
          </draw:enhanced-geometry>
        </draw:custom-shape>
        <draw:custom-shape draw:style-name="gr77" draw:text-style-name="P9" draw:layer="layout" svg:width="0.895cm" svg:height="0.962cm" draw:transform="rotate (-3.14159265358979) translate (2.693cm 17.066cm)">
          <text:p/>
          <draw:enhanced-geometry svg:viewBox="0 0 0 0" draw:text-areas="?f23 ?f17 ?f24 ?f19" draw:type="" draw:modifiers="50000 50000" draw:enhanced-path="M 0 ?f16 L ?f13 0 ?f13 ?f17 ?f24 ?f17 ?f24 ?f19 ?f13 ?f19 ?f13 ?f25 Z N">
            <draw:equation draw:name="f0" draw:formula="min(895,964)"/>
            <draw:equation draw:name="f1" draw:formula="-31072*895"/>
            <draw:equation draw:name="f2" draw:formula="?f1 /?f0 "/>
            <draw:equation draw:name="f3" draw:formula="-$0 "/>
            <draw:equation draw:name="f4" draw:formula="-31072-$0 "/>
            <draw:equation draw:name="f5" draw:formula="if(?f4 ,$0 ,-31072)"/>
            <draw:equation draw:name="f6" draw:formula="if(?f3 ,0,?f4 )"/>
            <draw:equation draw:name="f7" draw:formula="-$1 "/>
            <draw:equation draw:name="f8" draw:formula="?f2 -$1 "/>
            <draw:equation draw:name="f9" draw:formula="if(?f8 ,$1 ,?f2 )"/>
            <draw:equation draw:name="f10" draw:formula="if(?f7 ,0,?f8 )"/>
            <draw:equation draw:name="f11" draw:formula="?f0 *?f10 "/>
            <draw:equation draw:name="f12" draw:formula="?f11 /-31072"/>
            <draw:equation draw:name="f13" draw:formula="?f12 "/>
            <draw:equation draw:name="f14" draw:formula="964*?f6 "/>
            <draw:equation draw:name="f15" draw:formula="?f14 /3392"/>
            <draw:equation draw:name="f16" draw:formula="964/2"/>
            <draw:equation draw:name="f17" draw:formula="?f16 -?f15 "/>
            <draw:equation draw:name="f18" draw:formula="?f16 +?f15 "/>
            <draw:equation draw:name="f19" draw:formula="?f18 "/>
            <draw:equation draw:name="f20" draw:formula="964/2"/>
            <draw:equation draw:name="f21" draw:formula="?f17 *?f12 "/>
            <draw:equation draw:name="f22" draw:formula="?f21 /?f20 "/>
            <draw:equation draw:name="f23" draw:formula="?f13 -?f22 "/>
            <draw:equation draw:name="f24" draw:formula="895"/>
            <draw:equation draw:name="f25" draw:formula="964"/>
            <draw:handle draw:handle-position="?f13 ?f8" draw:handle-range-y-minimum="0" draw:handle-range-y-maximum="100000"/>
            <draw:handle draw:handle-position="?f5 top" draw:handle-range-x-minimum="0" draw:handle-range-x-maximum="?f1"/>
          </draw:enhanced-geometry>
        </draw:custom-shape>
        <draw:custom-shape draw:style-name="gr81" draw:text-style-name="P7" draw:layer="layout" svg:width="3.681cm" svg:height="2.279cm" svg:x="3.956cm" svg:y="17.004cm">
          <text:list text:style-name="L2">
            <text:list-header>
              <text:p text:style-name="P6"><text:span text:style-name="T5">Assistance</text:span></text:p>
              <text:p text:style-name="P6"><text:span text:style-name="T5">services by</text:span></text:p>
              <text:p text:style-name="P6"><text:span text:style-name="T5">category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679/2"/>
            <draw:equation draw:name="f1" draw:formula="2278/2"/>
            <draw:equation draw:name="f2" draw:formula="2278"/>
            <draw:equation draw:name="f3" draw:formula="3679"/>
          </draw:enhanced-geometry>
        </draw:custom-shape>
        <draw:custom-shape draw:style-name="gr82" draw:text-style-name="P7" draw:layer="layout" svg:width="4.337cm" svg:height="2.279cm" svg:x="-0.093cm" svg:y="16.898cm">
          <text:list text:style-name="L2">
            <text:list-header>
              <text:p text:style-name="P6"><text:span text:style-name="T5">All assistance</text:span></text:p>
              <text:p text:style-name="P6"><text:span text:style-name="T5">services</text:span></text:p>
              <text:p text:style-name="P6"><text:span text:style-name="T5">categorie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4335/2"/>
            <draw:equation draw:name="f1" draw:formula="2278/2"/>
            <draw:equation draw:name="f2" draw:formula="2278"/>
            <draw:equation draw:name="f3" draw:formula="4335"/>
          </draw:enhanced-geometry>
        </draw:custom-shape>
        <draw:custom-shape draw:name="Oval 32" draw:style-name="gr83" draw:text-style-name="P18" draw:layer="layout" svg:width="0.52cm" svg:height="0.411cm" svg:x="5.666cm" svg:y="3.78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gr83" draw:text-style-name="P18" draw:layer="layout" svg:width="0.52cm" svg:height="0.411cm" svg:x="5.666cm" svg:y="4.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gr83" draw:text-style-name="P18" draw:layer="layout" svg:width="0.52cm" svg:height="0.411cm" svg:x="5.698cm" svg:y="5.00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gr83" draw:text-style-name="P18" draw:layer="layout" svg:width="0.52cm" svg:height="0.411cm" svg:x="13.137cm" svg:y="3.76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gr83" draw:text-style-name="P18" draw:layer="layout" svg:width="0.52cm" svg:height="0.411cm" svg:x="13.137cm" svg:y="4.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gr83" draw:text-style-name="P18" draw:layer="layout" svg:width="0.52cm" svg:height="0.411cm" svg:x="13.162cm" svg:y="4.83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gr83" draw:text-style-name="P18" draw:layer="layout" svg:width="0.52cm" svg:height="0.411cm" svg:x="13.162cm" svg:y="5.45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gr83" draw:text-style-name="P18" draw:layer="layout" svg:width="0.52cm" svg:height="0.411cm" svg:x="13.147cm" svg:y="6.06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gr83" draw:text-style-name="P18" draw:layer="layout" svg:width="0.52cm" svg:height="0.411cm" svg:x="5.741cm" svg:y="9.8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gr83" draw:text-style-name="P18" draw:layer="layout" svg:width="0.52cm" svg:height="0.411cm" svg:x="5.724cm" svg:y="10.45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26">
          <draw:custom-shape draw:name="Oval 20" draw:style-name="gr84" draw:text-style-name="P14" draw:layer="layout" svg:width="1.307cm" svg:height="1.269cm" svg:x="11.8cm" svg:y="10.6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3" draw:style-name="gr85" draw:text-style-name="P19" draw:layer="layout" svg:x1="12.061cm" svg:y1="10.977cm" svg:x2="12.846cm" svg:y2="10.979cm">
            <text:p/>
          </draw:line>
          <draw:line draw:name="Straight Connector 24" draw:style-name="gr85" draw:text-style-name="P19" draw:layer="layout" svg:x1="12.061cm" svg:y1="11.293cm" svg:x2="12.846cm" svg:y2="11.294cm">
            <text:p/>
          </draw:line>
          <draw:line draw:name="Straight Connector 25" draw:style-name="gr85" draw:text-style-name="P19" draw:layer="layout" svg:x1="12.061cm" svg:y1="11.545cm" svg:x2="12.846cm" svg:y2="11.546cm">
            <text:p/>
          </draw:line>
        </draw:g>
        <draw:g draw:name="Group 26">
          <draw:custom-shape draw:name="Oval 20" draw:style-name="gr84" draw:text-style-name="P14" draw:layer="layout" svg:width="1.307cm" svg:height="1.269cm" svg:x="11.693cm" svg:y="9.2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3" draw:style-name="gr85" draw:text-style-name="P19" draw:layer="layout" svg:x1="11.954cm" svg:y1="9.577cm" svg:x2="12.739cm" svg:y2="9.579cm">
            <text:p/>
          </draw:line>
          <draw:line draw:name="Straight Connector 24" draw:style-name="gr85" draw:text-style-name="P19" draw:layer="layout" svg:x1="11.954cm" svg:y1="9.893cm" svg:x2="12.739cm" svg:y2="9.894cm">
            <text:p/>
          </draw:line>
          <draw:line draw:name="Straight Connector 25" draw:style-name="gr85" draw:text-style-name="P19" draw:layer="layout" svg:x1="11.954cm" svg:y1="10.145cm" svg:x2="12.739cm" svg:y2="10.146cm">
            <text:p/>
          </draw:line>
        </draw:g>
        <draw:g draw:name="Group 26">
          <draw:custom-shape draw:name="Oval 20" draw:style-name="gr84" draw:text-style-name="P14" draw:layer="layout" svg:width="1.307cm" svg:height="1.269cm" svg:x="7.893cm" svg:y="12.041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3" draw:style-name="gr85" draw:text-style-name="P19" draw:layer="layout" svg:x1="8.154cm" svg:y1="12.418cm" svg:x2="8.939cm" svg:y2="12.42cm">
            <text:p/>
          </draw:line>
          <draw:line draw:name="Straight Connector 24" draw:style-name="gr85" draw:text-style-name="P19" draw:layer="layout" svg:x1="8.154cm" svg:y1="12.734cm" svg:x2="8.939cm" svg:y2="12.735cm">
            <text:p/>
          </draw:line>
          <draw:line draw:name="Straight Connector 25" draw:style-name="gr85" draw:text-style-name="P19" draw:layer="layout" svg:x1="8.154cm" svg:y1="12.986cm" svg:x2="8.939cm" svg:y2="12.987cm">
            <text:p/>
          </draw:line>
        </draw:g>
        <draw:g draw:name="Group 26">
          <draw:custom-shape draw:name="Oval 20" draw:style-name="gr84" draw:text-style-name="P14" draw:layer="layout" svg:width="1.307cm" svg:height="1.269cm" svg:x="5.4cm" svg:y="12.131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3" draw:style-name="gr85" draw:text-style-name="P19" draw:layer="layout" svg:x1="5.661cm" svg:y1="12.508cm" svg:x2="6.446cm" svg:y2="12.51cm">
            <text:p/>
          </draw:line>
          <draw:line draw:name="Straight Connector 24" draw:style-name="gr85" draw:text-style-name="P19" draw:layer="layout" svg:x1="5.661cm" svg:y1="12.824cm" svg:x2="6.446cm" svg:y2="12.825cm">
            <text:p/>
          </draw:line>
          <draw:line draw:name="Straight Connector 25" draw:style-name="gr85" draw:text-style-name="P19" draw:layer="layout" svg:x1="5.661cm" svg:y1="13.076cm" svg:x2="6.446cm" svg:y2="13.077cm">
            <text:p/>
          </draw:line>
        </draw:g>
        <draw:custom-shape draw:name="Oval 32" draw:style-name="gr83" draw:text-style-name="P18" draw:layer="layout" svg:width="0.52cm" svg:height="0.411cm" svg:x="15.465cm" svg:y="9.88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gr83" draw:text-style-name="P18" draw:layer="layout" svg:width="0.52cm" svg:height="0.411cm" svg:x="15.496cm" svg:y="10.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gr83" draw:text-style-name="P18" draw:layer="layout" svg:width="0.52cm" svg:height="0.411cm" svg:x="15.505cm" svg:y="11.20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gr83" draw:text-style-name="P18" draw:layer="layout" svg:width="0.52cm" svg:height="0.411cm" svg:x="5.67cm" svg:y="15.92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31">
          <draw:custom-shape draw:name="Oval 30" draw:style-name="gr86" draw:text-style-name="P14" draw:layer="layout" svg:width="1.479cm" svg:height="1.411cm" svg:x="3.055cm" svg:y="9.574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roup 4">
            <draw:custom-shape draw:name="Oval 26" draw:style-name="gr87" draw:text-style-name="P14" draw:layer="layout" svg:width="1.311cm" svg:height="1.301cm" svg:x="3.142cm" svg:y="9.626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27" draw:style-name="gr85" draw:text-style-name="P19" draw:layer="layout" svg:x1="3.404cm" svg:y1="10.262cm" svg:x2="4.191cm" svg:y2="10.263cm">
              <text:p/>
            </draw:line>
            <draw:line draw:name="Straight Connector 28" draw:style-name="gr85" draw:text-style-name="P19" draw:layer="layout" svg:x1="3.404cm" svg:y1="10.459cm" svg:x2="4.191cm" svg:y2="10.461cm">
              <text:p/>
            </draw:line>
            <draw:line draw:name="Straight Connector 29" draw:style-name="gr85" draw:text-style-name="P19" draw:layer="layout" svg:x1="3.404cm" svg:y1="10.658cm" svg:x2="4.191cm" svg:y2="10.659cm">
              <text:p/>
            </draw:line>
          </draw:g>
          <draw:custom-shape draw:name="Chord 25" draw:style-name="gr88" draw:text-style-name="P18" draw:layer="layout" svg:width="1.615cm" svg:height="1.719cm" svg:x="2.985cm" svg:y="9.581cm">
            <text:p/>
            <draw:enhanced-geometry draw:mirror-horizontal="false" draw:mirror-vertical="false" draw:text-areas="?f27 ?f29 ?f28 ?f30" svg:viewBox="0 0 0 0" draw:type="ooxml-chord" draw:modifiers="13350572 19019338" draw:enhanced-path="M ?f16 ?f18 Z N" drawooo:enhanced-path="M ?f16 ?f18 G ?f5 ?f7 ?f31 ?f32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(?f16 +?f19 )/2"/>
              <draw:equation draw:name="f22" draw:formula="(?f18 +?f20 )/2"/>
              <draw:equation draw:name="f23" draw:formula="?f4 *1/2"/>
              <draw:equation draw:name="f24" draw:formula="?f0 +?f23 -10800000"/>
              <draw:equation draw:name="f25" draw:formula="?f5 *cos(pi*(2700000)/10800000)"/>
              <draw:equation draw:name="f26" draw:formula="?f7 *sin(pi*(2700000)/10800000)"/>
              <draw:equation draw:name="f27" draw:formula="?f15 +0-?f25 "/>
              <draw:equation draw:name="f28" draw:formula="?f15 +?f25 -0"/>
              <draw:equation draw:name="f29" draw:formula="?f17 +0-?f26 "/>
              <draw:equation draw:name="f30" draw:formula="?f17 +?f26 -0"/>
              <draw:equation draw:name="f31" draw:formula="(?f0 )/60000.0"/>
              <draw:equation draw:name="f32" draw:formula="(?f4 )/60000.0"/>
              <draw:handle draw:handle-position="?f16 ?f18"/>
              <draw:handle draw:handle-position="?f19 ?f20"/>
            </draw:enhanced-geometry>
          </draw:custom-shape>
        </draw:g>
        <draw:g draw:name="Group 31">
          <draw:custom-shape draw:name="Oval 30" draw:style-name="gr86" draw:text-style-name="P14" draw:layer="layout" svg:width="1.479cm" svg:height="1.411cm" svg:x="2.699cm" svg:y="15.6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roup 4">
            <draw:custom-shape draw:name="Oval 26" draw:style-name="gr87" draw:text-style-name="P14" draw:layer="layout" svg:width="1.311cm" svg:height="1.301cm" svg:x="2.786cm" svg:y="15.652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27" draw:style-name="gr85" draw:text-style-name="P19" draw:layer="layout" svg:x1="3.048cm" svg:y1="16.288cm" svg:x2="3.835cm" svg:y2="16.289cm">
              <text:p/>
            </draw:line>
            <draw:line draw:name="Straight Connector 28" draw:style-name="gr85" draw:text-style-name="P19" draw:layer="layout" svg:x1="3.048cm" svg:y1="16.485cm" svg:x2="3.835cm" svg:y2="16.487cm">
              <text:p/>
            </draw:line>
            <draw:line draw:name="Straight Connector 29" draw:style-name="gr85" draw:text-style-name="P19" draw:layer="layout" svg:x1="3.048cm" svg:y1="16.684cm" svg:x2="3.835cm" svg:y2="16.685cm">
              <text:p/>
            </draw:line>
          </draw:g>
          <draw:custom-shape draw:name="Chord 25" draw:style-name="gr88" draw:text-style-name="P18" draw:layer="layout" svg:width="1.615cm" svg:height="1.719cm" svg:x="2.629cm" svg:y="15.607cm">
            <text:p/>
            <draw:enhanced-geometry draw:mirror-horizontal="false" draw:mirror-vertical="false" draw:text-areas="?f27 ?f29 ?f28 ?f30" svg:viewBox="0 0 0 0" draw:type="ooxml-chord" draw:modifiers="13350572 19019338" draw:enhanced-path="M ?f16 ?f18 Z N" drawooo:enhanced-path="M ?f16 ?f18 G ?f5 ?f7 ?f31 ?f32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(?f16 +?f19 )/2"/>
              <draw:equation draw:name="f22" draw:formula="(?f18 +?f20 )/2"/>
              <draw:equation draw:name="f23" draw:formula="?f4 *1/2"/>
              <draw:equation draw:name="f24" draw:formula="?f0 +?f23 -10800000"/>
              <draw:equation draw:name="f25" draw:formula="?f5 *cos(pi*(2700000)/10800000)"/>
              <draw:equation draw:name="f26" draw:formula="?f7 *sin(pi*(2700000)/10800000)"/>
              <draw:equation draw:name="f27" draw:formula="?f15 +0-?f25 "/>
              <draw:equation draw:name="f28" draw:formula="?f15 +?f25 -0"/>
              <draw:equation draw:name="f29" draw:formula="?f17 +0-?f26 "/>
              <draw:equation draw:name="f30" draw:formula="?f17 +?f26 -0"/>
              <draw:equation draw:name="f31" draw:formula="(?f0 )/60000.0"/>
              <draw:equation draw:name="f32" draw:formula="(?f4 )/60000.0"/>
              <draw:handle draw:handle-position="?f16 ?f18"/>
              <draw:handle draw:handle-position="?f19 ?f20"/>
            </draw:enhanced-geometry>
          </draw:custom-shape>
        </draw:g>
        <draw:g draw:name="Group 31">
          <draw:custom-shape draw:name="Oval 30" draw:style-name="gr86" draw:text-style-name="P14" draw:layer="layout" svg:width="1.479cm" svg:height="1.411cm" svg:x="22.655cm" svg:y="10.04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roup 4">
            <draw:custom-shape draw:name="Oval 26" draw:style-name="gr87" draw:text-style-name="P14" draw:layer="layout" svg:width="1.311cm" svg:height="1.301cm" svg:x="22.742cm" svg:y="10.092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27" draw:style-name="gr85" draw:text-style-name="P19" draw:layer="layout" svg:x1="23.004cm" svg:y1="10.728cm" svg:x2="23.791cm" svg:y2="10.729cm">
              <text:p/>
            </draw:line>
            <draw:line draw:name="Straight Connector 28" draw:style-name="gr85" draw:text-style-name="P19" draw:layer="layout" svg:x1="23.004cm" svg:y1="10.925cm" svg:x2="23.791cm" svg:y2="10.927cm">
              <text:p/>
            </draw:line>
            <draw:line draw:name="Straight Connector 29" draw:style-name="gr85" draw:text-style-name="P19" draw:layer="layout" svg:x1="23.004cm" svg:y1="11.124cm" svg:x2="23.791cm" svg:y2="11.125cm">
              <text:p/>
            </draw:line>
          </draw:g>
          <draw:custom-shape draw:name="Chord 25" draw:style-name="gr88" draw:text-style-name="P18" draw:layer="layout" svg:width="1.615cm" svg:height="1.719cm" svg:x="22.585cm" svg:y="10.047cm">
            <text:p/>
            <draw:enhanced-geometry draw:mirror-horizontal="false" draw:mirror-vertical="false" draw:text-areas="?f27 ?f29 ?f28 ?f30" svg:viewBox="0 0 0 0" draw:type="ooxml-chord" draw:modifiers="13350572 19019338" draw:enhanced-path="M ?f16 ?f18 Z N" drawooo:enhanced-path="M ?f16 ?f18 G ?f5 ?f7 ?f31 ?f32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(?f16 +?f19 )/2"/>
              <draw:equation draw:name="f22" draw:formula="(?f18 +?f20 )/2"/>
              <draw:equation draw:name="f23" draw:formula="?f4 *1/2"/>
              <draw:equation draw:name="f24" draw:formula="?f0 +?f23 -10800000"/>
              <draw:equation draw:name="f25" draw:formula="?f5 *cos(pi*(2700000)/10800000)"/>
              <draw:equation draw:name="f26" draw:formula="?f7 *sin(pi*(2700000)/10800000)"/>
              <draw:equation draw:name="f27" draw:formula="?f15 +0-?f25 "/>
              <draw:equation draw:name="f28" draw:formula="?f15 +?f25 -0"/>
              <draw:equation draw:name="f29" draw:formula="?f17 +0-?f26 "/>
              <draw:equation draw:name="f30" draw:formula="?f17 +?f26 -0"/>
              <draw:equation draw:name="f31" draw:formula="(?f0 )/60000.0"/>
              <draw:equation draw:name="f32" draw:formula="(?f4 )/60000.0"/>
              <draw:handle draw:handle-position="?f16 ?f18"/>
              <draw:handle draw:handle-position="?f19 ?f20"/>
            </draw:enhanced-geometry>
          </draw:custom-shape>
        </draw:g>
        <draw:g draw:name="Group 11">
          <draw:g draw:name="Group 4">
            <draw:custom-shape draw:name="Oval 5" draw:style-name="gr89" draw:text-style-name="P14" draw:layer="layout" svg:width="1.455cm" svg:height="1.358cm" svg:x="25.48cm" svg:y="10.012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6" draw:style-name="gr85" draw:text-style-name="P19" draw:layer="layout" svg:x1="25.771cm" svg:y1="10.675cm" svg:x2="26.644cm" svg:y2="10.676cm">
              <text:p/>
            </draw:line>
            <draw:line draw:name="Straight Connector 7" draw:style-name="gr85" draw:text-style-name="P19" draw:layer="layout" svg:x1="25.771cm" svg:y1="10.881cm" svg:x2="26.644cm" svg:y2="10.882cm">
              <text:p/>
            </draw:line>
            <draw:line draw:name="Straight Connector 8" draw:style-name="gr85" draw:text-style-name="P19" draw:layer="layout" svg:x1="25.771cm" svg:y1="11.088cm" svg:x2="26.644cm" svg:y2="11.09cm">
              <text:p/>
            </draw:line>
          </draw:g>
          <draw:custom-shape draw:name="Chord 9" draw:style-name="gr90" draw:text-style-name="P18" draw:layer="layout" svg:width="1.592cm" svg:height="1.795cm" svg:x="25.408cm" svg:y="10cm">
            <text:p/>
            <draw:enhanced-geometry draw:mirror-horizontal="false" draw:mirror-vertical="false" draw:text-areas="?f27 ?f29 ?f28 ?f30" svg:viewBox="0 0 0 0" draw:type="ooxml-chord" draw:modifiers="13350572 19019338" draw:enhanced-path="M ?f16 ?f18 Z N" drawooo:enhanced-path="M ?f16 ?f18 G ?f5 ?f7 ?f31 ?f32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(?f16 +?f19 )/2"/>
              <draw:equation draw:name="f22" draw:formula="(?f18 +?f20 )/2"/>
              <draw:equation draw:name="f23" draw:formula="?f4 *1/2"/>
              <draw:equation draw:name="f24" draw:formula="?f0 +?f23 -10800000"/>
              <draw:equation draw:name="f25" draw:formula="?f5 *cos(pi*(2700000)/10800000)"/>
              <draw:equation draw:name="f26" draw:formula="?f7 *sin(pi*(2700000)/10800000)"/>
              <draw:equation draw:name="f27" draw:formula="?f15 +0-?f25 "/>
              <draw:equation draw:name="f28" draw:formula="?f15 +?f25 -0"/>
              <draw:equation draw:name="f29" draw:formula="?f17 +0-?f26 "/>
              <draw:equation draw:name="f30" draw:formula="?f17 +?f26 -0"/>
              <draw:equation draw:name="f31" draw:formula="(?f0 )/60000.0"/>
              <draw:equation draw:name="f32" draw:formula="(?f4 )/60000.0"/>
              <draw:handle draw:handle-position="?f16 ?f18"/>
              <draw:handle draw:handle-position="?f19 ?f20"/>
            </draw:enhanced-geometry>
          </draw:custom-shape>
        </draw:g>
        <draw:g draw:name="Group 11">
          <draw:g draw:name="Group 4">
            <draw:custom-shape draw:name="Oval 5" draw:style-name="gr89" draw:text-style-name="P14" draw:layer="layout" svg:width="1.455cm" svg:height="1.358cm" svg:x="22.48cm" svg:y="13.496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6" draw:style-name="gr85" draw:text-style-name="P19" draw:layer="layout" svg:x1="22.771cm" svg:y1="14.159cm" svg:x2="23.644cm" svg:y2="14.16cm">
              <text:p/>
            </draw:line>
            <draw:line draw:name="Straight Connector 7" draw:style-name="gr85" draw:text-style-name="P19" draw:layer="layout" svg:x1="22.771cm" svg:y1="14.365cm" svg:x2="23.644cm" svg:y2="14.366cm">
              <text:p/>
            </draw:line>
            <draw:line draw:name="Straight Connector 8" draw:style-name="gr85" draw:text-style-name="P19" draw:layer="layout" svg:x1="22.771cm" svg:y1="14.572cm" svg:x2="23.644cm" svg:y2="14.574cm">
              <text:p/>
            </draw:line>
          </draw:g>
          <draw:custom-shape draw:name="Chord 9" draw:style-name="gr90" draw:text-style-name="P18" draw:layer="layout" svg:width="1.592cm" svg:height="1.795cm" svg:x="22.408cm" svg:y="13.484cm">
            <text:p/>
            <draw:enhanced-geometry draw:mirror-horizontal="false" draw:mirror-vertical="false" draw:text-areas="?f27 ?f29 ?f28 ?f30" svg:viewBox="0 0 0 0" draw:type="ooxml-chord" draw:modifiers="13350572 19019338" draw:enhanced-path="M ?f16 ?f18 Z N" drawooo:enhanced-path="M ?f16 ?f18 G ?f5 ?f7 ?f31 ?f32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(?f16 +?f19 )/2"/>
              <draw:equation draw:name="f22" draw:formula="(?f18 +?f20 )/2"/>
              <draw:equation draw:name="f23" draw:formula="?f4 *1/2"/>
              <draw:equation draw:name="f24" draw:formula="?f0 +?f23 -10800000"/>
              <draw:equation draw:name="f25" draw:formula="?f5 *cos(pi*(2700000)/10800000)"/>
              <draw:equation draw:name="f26" draw:formula="?f7 *sin(pi*(2700000)/10800000)"/>
              <draw:equation draw:name="f27" draw:formula="?f15 +0-?f25 "/>
              <draw:equation draw:name="f28" draw:formula="?f15 +?f25 -0"/>
              <draw:equation draw:name="f29" draw:formula="?f17 +0-?f26 "/>
              <draw:equation draw:name="f30" draw:formula="?f17 +?f26 -0"/>
              <draw:equation draw:name="f31" draw:formula="(?f0 )/60000.0"/>
              <draw:equation draw:name="f32" draw:formula="(?f4 )/60000.0"/>
              <draw:handle draw:handle-position="?f16 ?f18"/>
              <draw:handle draw:handle-position="?f19 ?f20"/>
            </draw:enhanced-geometry>
          </draw:custom-shape>
        </draw:g>
        <draw:g draw:name="Group 11">
          <draw:g draw:name="Group 4">
            <draw:custom-shape draw:name="Oval 5" draw:style-name="gr89" draw:text-style-name="P14" draw:layer="layout" svg:width="1.455cm" svg:height="1.358cm" svg:x="0.072cm" svg:y="15.617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6" draw:style-name="gr85" draw:text-style-name="P19" draw:layer="layout" svg:x1="0.363cm" svg:y1="16.28cm" svg:x2="1.236cm" svg:y2="16.281cm">
              <text:p/>
            </draw:line>
            <draw:line draw:name="Straight Connector 7" draw:style-name="gr85" draw:text-style-name="P19" draw:layer="layout" svg:x1="0.363cm" svg:y1="16.486cm" svg:x2="1.236cm" svg:y2="16.487cm">
              <text:p/>
            </draw:line>
            <draw:line draw:name="Straight Connector 8" draw:style-name="gr85" draw:text-style-name="P19" draw:layer="layout" svg:x1="0.363cm" svg:y1="16.693cm" svg:x2="1.236cm" svg:y2="16.695cm">
              <text:p/>
            </draw:line>
          </draw:g>
          <draw:custom-shape draw:name="Chord 9" draw:style-name="gr90" draw:text-style-name="P18" draw:layer="layout" svg:width="1.592cm" svg:height="1.795cm" svg:x="0cm" svg:y="15.605cm">
            <text:p/>
            <draw:enhanced-geometry draw:mirror-horizontal="false" draw:mirror-vertical="false" draw:text-areas="?f27 ?f29 ?f28 ?f30" svg:viewBox="0 0 0 0" draw:type="ooxml-chord" draw:modifiers="13350572 19019338" draw:enhanced-path="M ?f16 ?f18 Z N" drawooo:enhanced-path="M ?f16 ?f18 G ?f5 ?f7 ?f31 ?f32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(?f16 +?f19 )/2"/>
              <draw:equation draw:name="f22" draw:formula="(?f18 +?f20 )/2"/>
              <draw:equation draw:name="f23" draw:formula="?f4 *1/2"/>
              <draw:equation draw:name="f24" draw:formula="?f0 +?f23 -10800000"/>
              <draw:equation draw:name="f25" draw:formula="?f5 *cos(pi*(2700000)/10800000)"/>
              <draw:equation draw:name="f26" draw:formula="?f7 *sin(pi*(2700000)/10800000)"/>
              <draw:equation draw:name="f27" draw:formula="?f15 +0-?f25 "/>
              <draw:equation draw:name="f28" draw:formula="?f15 +?f25 -0"/>
              <draw:equation draw:name="f29" draw:formula="?f17 +0-?f26 "/>
              <draw:equation draw:name="f30" draw:formula="?f17 +?f26 -0"/>
              <draw:equation draw:name="f31" draw:formula="(?f0 )/60000.0"/>
              <draw:equation draw:name="f32" draw:formula="(?f4 )/60000.0"/>
              <draw:handle draw:handle-position="?f16 ?f18"/>
              <draw:handle draw:handle-position="?f19 ?f20"/>
            </draw:enhanced-geometry>
          </draw:custom-shape>
        </draw:g>
        <draw:g draw:name="Group 11">
          <draw:g draw:name="Group 4">
            <draw:custom-shape draw:name="Oval 5" draw:style-name="gr89" draw:text-style-name="P14" draw:layer="layout" svg:width="1.455cm" svg:height="1.358cm" svg:x="0.072cm" svg:y="9.612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6" draw:style-name="gr85" draw:text-style-name="P19" draw:layer="layout" svg:x1="0.363cm" svg:y1="10.275cm" svg:x2="1.236cm" svg:y2="10.276cm">
              <text:p/>
            </draw:line>
            <draw:line draw:name="Straight Connector 7" draw:style-name="gr85" draw:text-style-name="P19" draw:layer="layout" svg:x1="0.363cm" svg:y1="10.481cm" svg:x2="1.236cm" svg:y2="10.482cm">
              <text:p/>
            </draw:line>
            <draw:line draw:name="Straight Connector 8" draw:style-name="gr85" draw:text-style-name="P19" draw:layer="layout" svg:x1="0.363cm" svg:y1="10.688cm" svg:x2="1.236cm" svg:y2="10.69cm">
              <text:p/>
            </draw:line>
          </draw:g>
          <draw:custom-shape draw:name="Chord 9" draw:style-name="gr90" draw:text-style-name="P18" draw:layer="layout" svg:width="1.592cm" svg:height="1.795cm" svg:x="0cm" svg:y="9.6cm">
            <text:p/>
            <draw:enhanced-geometry draw:mirror-horizontal="false" draw:mirror-vertical="false" draw:text-areas="?f27 ?f29 ?f28 ?f30" svg:viewBox="0 0 0 0" draw:type="ooxml-chord" draw:modifiers="13350572 19019338" draw:enhanced-path="M ?f16 ?f18 Z N" drawooo:enhanced-path="M ?f16 ?f18 G ?f5 ?f7 ?f31 ?f32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(?f16 +?f19 )/2"/>
              <draw:equation draw:name="f22" draw:formula="(?f18 +?f20 )/2"/>
              <draw:equation draw:name="f23" draw:formula="?f4 *1/2"/>
              <draw:equation draw:name="f24" draw:formula="?f0 +?f23 -10800000"/>
              <draw:equation draw:name="f25" draw:formula="?f5 *cos(pi*(2700000)/10800000)"/>
              <draw:equation draw:name="f26" draw:formula="?f7 *sin(pi*(2700000)/10800000)"/>
              <draw:equation draw:name="f27" draw:formula="?f15 +0-?f25 "/>
              <draw:equation draw:name="f28" draw:formula="?f15 +?f25 -0"/>
              <draw:equation draw:name="f29" draw:formula="?f17 +0-?f26 "/>
              <draw:equation draw:name="f30" draw:formula="?f17 +?f26 -0"/>
              <draw:equation draw:name="f31" draw:formula="(?f0 )/60000.0"/>
              <draw:equation draw:name="f32" draw:formula="(?f4 )/60000.0"/>
              <draw:handle draw:handle-position="?f16 ?f18"/>
              <draw:handle draw:handle-position="?f19 ?f20"/>
            </draw:enhanced-geometry>
          </draw:custom-shape>
        </draw:g>
        <draw:custom-shape draw:name="Left Arrow 74" draw:style-name="gr91" draw:text-style-name="P14" draw:layer="layout" svg:width="1cm" svg:height="1.078cm" draw:transform="rotate (-3.14159265358979) translate (5.554cm 10.878cm)">
          <text:p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Left Arrow 74" draw:style-name="gr91" draw:text-style-name="P14" draw:layer="layout" svg:width="1cm" svg:height="1.078cm" draw:transform="rotate (-3.14159265358979) translate (2.798cm 10.878cm)">
          <text:p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Left Arrow 74" draw:style-name="gr91" draw:text-style-name="P14" draw:layer="layout" svg:width="1cm" svg:height="1.078cm" draw:transform="rotate (-3.14159265358979) translate (5.4cm 16.898cm)">
          <text:p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Left Arrow 74" draw:style-name="gr91" draw:text-style-name="P14" draw:layer="layout" svg:width="1cm" svg:height="1.078cm" draw:transform="rotate (-3.14159265358979) translate (2.693cm 16.83cm)">
          <text:p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Left Arrow 74" draw:style-name="gr92" draw:text-style-name="P14" draw:layer="layout" svg:width="1.221cm" svg:height="1.145cm" svg:x="21.364cm" svg:y="10.092cm">
          <text:p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Left Arrow 74" draw:style-name="gr92" draw:text-style-name="P14" draw:layer="layout" svg:width="1.221cm" svg:height="1.145cm" svg:x="24.2cm" svg:y="10.2cm">
          <text:p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1" draw:layer="layout" svg:width="14.843cm" svg:height="11.13cm" svg:x="3.074cm" svg:y="2.258cm" draw:page-number="3" presentation:class="page"/>
          <draw:frame presentation:style-name="pr5" draw:text-style-name="P3" draw:layer="layout" svg:width="16.797cm" svg:height="13.361cm" svg:x="2.098cm" svg:y="14.106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71a6da" draw:end-color="#549ada" draw:start-intensity="100%" draw:end-intensity="100%" draw:angle="0" draw:border="0%"/>
    <draw:marker draw:name="Arrow" svg:viewBox="0 0 20 30" svg:d="M10 0l-10 30h20z"/>
    <draw:marker draw:name="msArrowEnd_20_5" draw:display-name="msArrowEnd 5" svg:viewBox="0 0 213 213" svg:d="M107 0l106 213h-213z"/>
    <draw:marker draw:name="msArrowOpenEnd_20_5" draw:display-name="msArrowOpenEnd 5" svg:viewBox="0 0 315 315" svg:d="M158 0l157 287-47 28-110-202-111 202-47-2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Predefinit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Predefinito-notes" style:family="presentation">
      <style:graphic-properties draw:stroke="none" draw:fill="none">
        <text:list-style style:name="Predefinit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textarea-horizontal-align="left" draw:textarea-vertical-align="top" draw:auto-grow-height="false" draw:fit-to-size="shrink-to-fit" fo:padding-top="0.068cm" fo:padding-bottom="0cm" fo:padding-left="0cm" fo:padding-right="0cm">
        <text:list-style style:name="Predefinit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2.063cm" fo:margin-right="0cm" fo:margin-top="0.401cm" fo:margin-bottom="0cm" fo:line-height="9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Predefinito-outline3" style:family="presentation" style:parent-style-name="Predefinito-outline2">
      <style:paragraph-properties fo:margin-left="3.175cm" fo:margin-right="0cm" fo:margin-top="0.299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Predefinito-outline4" style:family="presentation" style:parent-style-name="Predefinito-outline3">
      <style:paragraph-properties fo:margin-left="4.445cm" fo:margin-right="0cm" fo:margin-top="0.202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redefinito-outline5" style:family="presentation" style:parent-style-name="Predefinito-outline4">
      <style:paragraph-properties fo:margin-left="5.715cm" fo:margin-right="0cm" fo:margin-top="0.101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redefinito-outline6" style:family="presentation" style:parent-style-name="Predefinito-outline5">
      <style:paragraph-properties fo:margin-left="5.715cm" fo:margin-right="0cm" fo:margin-top="0.101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redefinito-outline7" style:family="presentation" style:parent-style-name="Predefinito-outline6">
      <style:paragraph-properties fo:margin-left="5.715cm" fo:margin-right="0cm" fo:margin-top="0.101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redefinito-outline8" style:family="presentation" style:parent-style-name="Predefinito-outline7">
      <style:paragraph-properties fo:margin-left="5.715cm" fo:margin-right="0cm" fo:margin-top="0.101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redefinito-outline9" style:family="presentation" style:parent-style-name="Predefinito-outline8">
      <style:paragraph-properties fo:margin-left="5.715cm" fo:margin-right="0cm" fo:margin-top="0.101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Predefinit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1" style:family="presentation" style:parent-style-name="Predefinito-backgroundobjects">
      <style:graphic-properties draw:stroke="none" draw:fill="none" draw:fill-color="#ffffff" draw:auto-grow-height="false" draw:auto-grow-width="false" fo:min-height="1.439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93%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it" fo:country="IT" style:language-asian="it" style:country-asian="IT" style:language-complex="it" style:country-complex="IT"/>
    </style:style>
    <style:style style:name="MT3" style:family="text">
      <style:text-properties fo:color="#000000" style:font-name="Times New Roman" fo:font-size="14pt" fo:language="it" fo:country="IT" style:font-name-asian="DejaVu Sans1" style:font-size-asian="14pt" style:language-asian="it" style:country-asian="IT" style:font-name-complex="DejaVu Sans1" style:font-size-complex="14pt" style:language-complex="it" style:country-complex="I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88cm" svg:height="3.497cm" svg:x="1.398cm" svg:y="0.837cm" presentation:class="title" presentation:placeholder="true">
        <draw:text-box/>
      </draw:frame>
      <draw:frame presentation:style-name="Predefinito-outline1" draw:layer="backgroundobjects" svg:width="25.188cm" svg:height="12.171cm" svg:x="1.398cm" svg:y="4.911cm" presentation:class="outline" presentation:placeholder="true">
        <draw:text-box/>
      </draw:frame>
      <draw:frame presentation:style-name="Mpr1" draw:text-style-name="MP5" draw:layer="backgroundobjects" svg:width="6.513cm" svg:height="1.438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8.868cm" svg:height="1.438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text-style-name="MP5" draw:layer="backgroundobjects" svg:width="6.514cm" svg:height="1.438cm" svg:x="20.077cm" svg:y="19.129cm" presentation:class="page-number">
        <draw:text-box>
          <text:list text:style-name="ML1">
            <text:list-header>
              <text:p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redefinito-title" draw:layer="backgroundobjects" svg:width="14.838cm" svg:height="11.126cm" svg:x="3.074cm" svg:y="2.258cm" presentation:class="page"/>
        <draw:frame presentation:style-name="Predefinito-notes" draw:layer="backgroundobjects" svg:width="16.792cm" svg:height="13.357cm" svg:x="2.099cm" svg:y="14.106cm" presentation:class="notes" presentation:placeholder="true">
          <draw:text-box/>
        </draw:frame>
        <draw:frame draw:style-name="Mgr5" draw:text-style-name="MP9" draw:layer="backgroundobjects" svg:width="9.106cm" svg:height="1.477cm" svg:x="0cm" svg:y="-0.001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draw:style-name="Mgr6" draw:text-style-name="MP11" draw:layer="backgroundobjects" svg:width="9.106cm" svg:height="1.477cm" svg:x="11.884cm" svg:y="-0.001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frame draw:style-name="Mgr7" draw:text-style-name="MP9" draw:layer="backgroundobjects" svg:width="9.106cm" svg:height="1.478cm" svg:x="0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draw:style-name="Mgr8" draw:text-style-name="MP11" draw:layer="backgroundobjects" svg:width="9.106cm" svg:height="1.478cm" svg:x="11.884cm" svg:y="28.213cm" presentation:class="page-number">
          <draw:text-box>
            <text:list text:style-name="ML1">
              <text:list-header>
                <text:p text:style-name="MP10"><text:span text:style-name="MT3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4T12:58:52.323583700</meta:creation-date>
    <dc:date>2016-04-09T13:21:12.044641516</dc:date>
    <meta:editing-cycles>64</meta:editing-cycles>
    <meta:editing-duration>PT2H16M31S</meta:editing-duration>
    <meta:generator>LibreOffice/5.0.5.2$Linux_X86_64 LibreOffice_project/00m0$Build-2</meta:generator>
    <meta:document-statistic meta:object-count="248"/>
  </office:meta>
</office:document-meta>
</file>